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33.21mm"/>
    </style:style>
    <style:style style:name="co7" style:family="table-column">
      <style:table-column-properties fo:break-before="auto" style:column-width="18.89mm"/>
    </style:style>
    <style:style style:name="co3" style:family="table-column">
      <style:table-column-properties fo:break-before="auto" style:column-width="19.44mm"/>
    </style:style>
    <style:style style:name="co4" style:family="table-column">
      <style:table-column-properties fo:break-before="auto" style:column-width="22.95mm"/>
    </style:style>
    <style:style style:name="co5" style:family="table-column">
      <style:table-column-properties fo:break-before="auto" style:column-width="20.51mm"/>
    </style:style>
    <style:style style:name="ro3" style:family="table-row">
      <style:table-row-properties style:row-height="5.38mm" fo:break-before="auto" style:use-optimal-row-height="true"/>
    </style:style>
    <style:style style:name="ro6" style:family="table-row">
      <style:table-row-properties style:row-height="1.59mm" fo:break-before="auto" style:use-optimal-row-height="false"/>
    </style:style>
    <style:style style:name="ro7" style:family="table-row">
      <style:table-row-properties style:row-height="1.32mm" fo:break-before="auto" style:use-optimal-row-height="false"/>
    </style:style>
    <style:style style:name="ro5" style:family="table-row">
      <style:table-row-properties style:row-height="6.95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ta3" style:family="table" style:master-page-name="PageStyle_5f_Planilha1">
      <style:table-properties table:display="true" style:writing-mode="lr-tb"/>
    </style:style>
    <style:style style:name="ta2" style:family="table" style:master-page-name="PageStyle_5f_Planilha2">
      <style:table-properties table:display="true" style:writing-mode="lr-tb"/>
    </style:style>
    <style:style style:name="ce10" style:family="table-cell" style:parent-style-name="Excel_20_Built-in_20_Normal" style:data-style-name="N108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Excel_20_Built-in_20_Normal" style:data-style-name="N109">
      <style:table-cell-properties fo:background-color="#f2dcdb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3333cc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20_Built-in_20_Normal" style:data-style-name="N100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20_Built-in_20_Normal" style:data-style-name="N108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Excel_20_Built-in_20_Normal" style:data-style-name="N109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Excel_20_Built-in_20_Normal" style:data-style-name="N109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Excel_20_Built-in_20_Normal" style:data-style-name="N109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8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ff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8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Excel_20_Built-in_20_Normal">
      <style:table-cell-properties fo:background-color="#daeef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3333cc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3333cc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3333cc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Excel_20_Built-in_20_Normal">
      <style:text-properties fo:color="#000000" style:text-outline="false" style:text-line-through-style="none" style:text-line-through-type="none" style:text-position="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Excel_20_Built-in_20_Normal">
      <style:table-cell-properties fo:background-color="#daeef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Excel_20_Built-in_20_Normal"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Excel_20_Built-in_20_Normal" style:data-style-name="N108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Excel_20_Built-in_20_Normal" style:data-style-name="N109">
      <style:table-cell-properties fo:background-color="#f2dcdb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Excel_20_Built-in_20_Normal" style:data-style-name="N100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20_Built-in_20_Normal" style:data-style-name="N108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Excel_20_Built-in_20_Normal" style:data-style-name="N109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" style:family="table-cell" style:parent-style-name="Excel_20_Built-in_20_Normal" style:data-style-name="N109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" style:family="table-cell" style:parent-style-name="Excel_20_Built-in_20_Normal" style:data-style-name="N109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8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ff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8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Liberation Sans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7" style:family="table-cell" style:parent-style-name="Excel_20_Built-in_20_Normal" style:data-style-name="N110">
      <style:table-cell-properties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Verdan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ilha1" table:style-name="ta3" table:print="false">
        <office:forms form:automatic-focus="false" form:apply-design-mode="false"/>
        <table:table-column table:style-name="co6" table:default-cell-style-name="ce8"/>
        <table:table-column table:style-name="co7" table:default-cell-style-name="ce8"/>
        <table:table-column table:style-name="co7" table:number-columns-repeated="81" table:default-cell-style-name="ce14"/>
        <table:table-column table:style-name="co3" table:number-columns-repeated="941" table:default-cell-style-name="ce8"/>
        <table:table-row table:style-name="ro3">
          <table:table-cell table:style-name="ce3" office:value-type="string">
            <text:p><text:s/></text:p>
          </table:table-cell>
          <table:table-cell table:number-columns-repeated="82" table:style-name="ce4" office:value-type="string">
            <text:p>ANO</text:p>
          </table:table-cell>
          <table:table-cell table:number-columns-repeated="941"/>
        </table:table-row>
        <table:table-row table:style-name="ro3">
          <table:table-cell table:style-name="ce4" office:value-type="string">
            <text:p>MÊS</text:p>
          </table:table-cell>
          <table:table-cell table:style-name="ce9" office:value-type="float" office:value="2021">
            <text:p>2021</text:p>
          </table:table-cell>
          <table:table-cell table:style-name="ce9" office:value-type="float" office:value="2020">
            <text:p>2020</text:p>
          </table:table-cell>
          <table:table-cell table:style-name="ce9" office:value-type="float" office:value="2019">
            <text:p>2019</text:p>
          </table:table-cell>
          <table:table-cell table:style-name="ce9" office:value-type="float" office:value="2018">
            <text:p>2018</text:p>
          </table:table-cell>
          <table:table-cell table:style-name="ce9" office:value-type="float" office:value="2017">
            <text:p>2017</text:p>
          </table:table-cell>
          <table:table-cell table:style-name="ce9" office:value-type="float" office:value="2016">
            <text:p>2016</text:p>
          </table:table-cell>
          <table:table-cell table:style-name="ce9" office:value-type="float" office:value="2015">
            <text:p>2015</text:p>
          </table:table-cell>
          <table:table-cell table:style-name="ce9" office:value-type="float" office:value="2014">
            <text:p>2014</text:p>
          </table:table-cell>
          <table:table-cell table:style-name="ce9" office:value-type="float" office:value="2013">
            <text:p>2013</text:p>
          </table:table-cell>
          <table:table-cell table:style-name="ce9" office:value-type="float" office:value="2012">
            <text:p>2012</text:p>
          </table:table-cell>
          <table:table-cell table:style-name="ce9" office:value-type="float" office:value="2011">
            <text:p>2011</text:p>
          </table:table-cell>
          <table:table-cell table:style-name="ce9" office:value-type="float" office:value="2010">
            <text:p>2010</text:p>
          </table:table-cell>
          <table:table-cell table:style-name="ce9" office:value-type="float" office:value="2009">
            <text:p>2009</text:p>
          </table:table-cell>
          <table:table-cell table:style-name="ce9" office:value-type="float" office:value="2008">
            <text:p>2008</text:p>
          </table:table-cell>
          <table:table-cell table:style-name="ce9" office:value-type="float" office:value="2007">
            <text:p>2007</text:p>
          </table:table-cell>
          <table:table-cell table:style-name="ce9" office:value-type="float" office:value="2006">
            <text:p>2006</text:p>
          </table:table-cell>
          <table:table-cell table:style-name="ce9" office:value-type="float" office:value="2005">
            <text:p>2005</text:p>
          </table:table-cell>
          <table:table-cell table:style-name="ce9" office:value-type="float" office:value="2004">
            <text:p>2004</text:p>
          </table:table-cell>
          <table:table-cell table:style-name="ce9" office:value-type="float" office:value="2003">
            <text:p>2003</text:p>
          </table:table-cell>
          <table:table-cell table:style-name="ce9" office:value-type="float" office:value="2002">
            <text:p>2002</text:p>
          </table:table-cell>
          <table:table-cell table:style-name="ce9" office:value-type="float" office:value="2001">
            <text:p>2001</text:p>
          </table:table-cell>
          <table:table-cell table:style-name="ce9" office:value-type="float" office:value="2000">
            <text:p>2000</text:p>
          </table:table-cell>
          <table:table-cell table:style-name="ce9" office:value-type="float" office:value="1999">
            <text:p>1999</text:p>
          </table:table-cell>
          <table:table-cell table:style-name="ce9" office:value-type="float" office:value="1998">
            <text:p>1998</text:p>
          </table:table-cell>
          <table:table-cell table:style-name="ce9" office:value-type="float" office:value="1997">
            <text:p>1997</text:p>
          </table:table-cell>
          <table:table-cell table:style-name="ce9" office:value-type="float" office:value="1996">
            <text:p>1996</text:p>
          </table:table-cell>
          <table:table-cell table:style-name="ce9" office:value-type="float" office:value="1995">
            <text:p>1995</text:p>
          </table:table-cell>
          <table:table-cell table:style-name="ce9" office:value-type="float" office:value="1994">
            <text:p>1994</text:p>
          </table:table-cell>
          <table:table-cell table:style-name="ce9" office:value-type="float" office:value="1993">
            <text:p>1993</text:p>
          </table:table-cell>
          <table:table-cell table:style-name="ce9" office:value-type="float" office:value="1992">
            <text:p>1992</text:p>
          </table:table-cell>
          <table:table-cell table:style-name="ce9" office:value-type="float" office:value="1991">
            <text:p>1991</text:p>
          </table:table-cell>
          <table:table-cell table:style-name="ce9" office:value-type="float" office:value="1990">
            <text:p>1990</text:p>
          </table:table-cell>
          <table:table-cell table:style-name="ce9" office:value-type="float" office:value="1989">
            <text:p>1989</text:p>
          </table:table-cell>
          <table:table-cell table:style-name="ce9" office:value-type="float" office:value="1988">
            <text:p>1988</text:p>
          </table:table-cell>
          <table:table-cell table:style-name="ce9" office:value-type="float" office:value="1987">
            <text:p>1987</text:p>
          </table:table-cell>
          <table:table-cell table:style-name="ce9" office:value-type="float" office:value="1986">
            <text:p>1986</text:p>
          </table:table-cell>
          <table:table-cell table:style-name="ce9" office:value-type="float" office:value="1985">
            <text:p>1985</text:p>
          </table:table-cell>
          <table:table-cell table:style-name="ce9" office:value-type="float" office:value="1984">
            <text:p>1984</text:p>
          </table:table-cell>
          <table:table-cell table:style-name="ce9" office:value-type="float" office:value="1983">
            <text:p>1983</text:p>
          </table:table-cell>
          <table:table-cell table:style-name="ce9" office:value-type="float" office:value="1982">
            <text:p>1982</text:p>
          </table:table-cell>
          <table:table-cell table:style-name="ce9" office:value-type="float" office:value="1981">
            <text:p>1981</text:p>
          </table:table-cell>
          <table:table-cell table:style-name="ce9" office:value-type="float" office:value="1980">
            <text:p>1980</text:p>
          </table:table-cell>
          <table:table-cell table:style-name="ce9" office:value-type="float" office:value="1979">
            <text:p>1979</text:p>
          </table:table-cell>
          <table:table-cell table:style-name="ce9" office:value-type="float" office:value="1978">
            <text:p>1978</text:p>
          </table:table-cell>
          <table:table-cell table:style-name="ce9" office:value-type="float" office:value="1977">
            <text:p>1977</text:p>
          </table:table-cell>
          <table:table-cell table:style-name="ce9" office:value-type="float" office:value="1976">
            <text:p>1976</text:p>
          </table:table-cell>
          <table:table-cell table:style-name="ce9" office:value-type="float" office:value="1975">
            <text:p>1975</text:p>
          </table:table-cell>
          <table:table-cell table:style-name="ce9" office:value-type="float" office:value="1974">
            <text:p>1974</text:p>
          </table:table-cell>
          <table:table-cell table:style-name="ce9" office:value-type="float" office:value="1973">
            <text:p>1973</text:p>
          </table:table-cell>
          <table:table-cell table:style-name="ce9" office:value-type="float" office:value="1972">
            <text:p>1972</text:p>
          </table:table-cell>
          <table:table-cell table:style-name="ce9" office:value-type="float" office:value="1971">
            <text:p>1971</text:p>
          </table:table-cell>
          <table:table-cell table:style-name="ce9" office:value-type="float" office:value="1970">
            <text:p>1970</text:p>
          </table:table-cell>
          <table:table-cell table:style-name="ce9" office:value-type="float" office:value="1969">
            <text:p>1969</text:p>
          </table:table-cell>
          <table:table-cell table:style-name="ce9" office:value-type="float" office:value="1968">
            <text:p>1968</text:p>
          </table:table-cell>
          <table:table-cell table:style-name="ce9" office:value-type="float" office:value="1967">
            <text:p>1967</text:p>
          </table:table-cell>
          <table:table-cell table:style-name="ce9" office:value-type="float" office:value="1966">
            <text:p>1966</text:p>
          </table:table-cell>
          <table:table-cell table:style-name="ce9" office:value-type="float" office:value="1965">
            <text:p>1965</text:p>
          </table:table-cell>
          <table:table-cell table:style-name="ce9" office:value-type="float" office:value="1964">
            <text:p>1964</text:p>
          </table:table-cell>
          <table:table-cell table:style-name="ce9" office:value-type="float" office:value="1963">
            <text:p>1963</text:p>
          </table:table-cell>
          <table:table-cell table:style-name="ce9" office:value-type="float" office:value="1962">
            <text:p>1962</text:p>
          </table:table-cell>
          <table:table-cell table:style-name="ce9" office:value-type="float" office:value="1961">
            <text:p>1961</text:p>
          </table:table-cell>
          <table:table-cell table:style-name="ce9" office:value-type="float" office:value="1960">
            <text:p>1960</text:p>
          </table:table-cell>
          <table:table-cell table:style-name="ce9" office:value-type="float" office:value="1959">
            <text:p>1959</text:p>
          </table:table-cell>
          <table:table-cell table:style-name="ce9" office:value-type="float" office:value="1958">
            <text:p>1958</text:p>
          </table:table-cell>
          <table:table-cell table:style-name="ce9" office:value-type="float" office:value="1957">
            <text:p>1957</text:p>
          </table:table-cell>
          <table:table-cell table:style-name="ce9" office:value-type="float" office:value="1956">
            <text:p>1956</text:p>
          </table:table-cell>
          <table:table-cell table:style-name="ce9" office:value-type="float" office:value="1955">
            <text:p>1955</text:p>
          </table:table-cell>
          <table:table-cell table:style-name="ce9" office:value-type="float" office:value="1954">
            <text:p>1954</text:p>
          </table:table-cell>
          <table:table-cell table:style-name="ce9" office:value-type="float" office:value="1953">
            <text:p>1953</text:p>
          </table:table-cell>
          <table:table-cell table:style-name="ce9" office:value-type="float" office:value="1952">
            <text:p>1952</text:p>
          </table:table-cell>
          <table:table-cell table:style-name="ce9" office:value-type="float" office:value="1951">
            <text:p>1951</text:p>
          </table:table-cell>
          <table:table-cell table:style-name="ce9" office:value-type="float" office:value="1950">
            <text:p>1950</text:p>
          </table:table-cell>
          <table:table-cell table:style-name="ce9" office:value-type="float" office:value="1949">
            <text:p>1949</text:p>
          </table:table-cell>
          <table:table-cell table:style-name="ce9" office:value-type="float" office:value="1948">
            <text:p>1948</text:p>
          </table:table-cell>
          <table:table-cell table:style-name="ce9" office:value-type="float" office:value="1947">
            <text:p>1947</text:p>
          </table:table-cell>
          <table:table-cell table:style-name="ce9" office:value-type="float" office:value="1946">
            <text:p>1946</text:p>
          </table:table-cell>
          <table:table-cell table:style-name="ce9" office:value-type="float" office:value="1945">
            <text:p>1945</text:p>
          </table:table-cell>
          <table:table-cell table:style-name="ce9" office:value-type="float" office:value="1944">
            <text:p>1944</text:p>
          </table:table-cell>
          <table:table-cell table:style-name="ce9" office:value-type="float" office:value="1943">
            <text:p>1943</text:p>
          </table:table-cell>
          <table:table-cell table:style-name="ce9" office:value-type="float" office:value="1942">
            <text:p>1942</text:p>
          </table:table-cell>
          <table:table-cell table:style-name="ce9" office:value-type="float" office:value="1941">
            <text:p>1941</text:p>
          </table:table-cell>
          <table:table-cell table:style-name="ce9" office:value-type="float" office:value="1940">
            <text:p>1940</text:p>
          </table:table-cell>
          <table:table-cell table:number-columns-repeated="941"/>
        </table:table-row>
        <table:table-row table:style-name="ro6">
          <table:table-cell table:style-name="ce5" office:value-type="string">
            <text:p><text:s/></text:p>
          </table:table-cell>
          <table:table-cell table:style-name="ce5"/>
          <table:table-cell table:style-name="ce12" table:number-columns-repeated="5"/>
          <table:table-cell table:style-name="ce20" table:number-columns-repeated="4"/>
          <table:table-cell table:style-name="ce12"/>
          <table:table-cell table:style-name="ce20" table:number-columns-repeated="6"/>
          <table:table-cell table:style-name="ce21"/>
          <table:table-cell table:style-name="ce20" table:number-columns-repeated="2"/>
          <table:table-cell table:style-name="ce24" table:number-columns-repeated="5"/>
          <table:table-cell table:style-name="ce20" table:number-columns-repeated="57"/>
          <table:table-cell table:number-columns-repeated="941"/>
        </table:table-row>
        <table:table-row table:style-name="ro3">
          <table:table-cell table:style-name="ce6" office:value-type="string">
            <text:p>JANEIRO</text:p>
          </table:table-cell>
          <table:table-cell table:style-name="ce10" office:value-type="float" office:value="233.8">
            <text:p>233,8</text:p>
          </table:table-cell>
          <table:table-cell table:style-name="ce10" office:value-type="float" office:value="276">
            <text:p>276,0</text:p>
          </table:table-cell>
          <table:table-cell table:style-name="ce10" office:value-type="float" office:value="286.7">
            <text:p>286,7</text:p>
          </table:table-cell>
          <table:table-cell table:style-name="ce10" office:value-type="float" office:value="250.2">
            <text:p>250,2</text:p>
          </table:table-cell>
          <table:table-cell table:style-name="ce10" office:value-type="float" office:value="383.8">
            <text:p>383,8</text:p>
          </table:table-cell>
          <table:table-cell table:style-name="ce18" office:value-type="float" office:value="347.8">
            <text:p>347,8</text:p>
          </table:table-cell>
          <table:table-cell table:style-name="ce18" office:value-type="float" office:value="420.4">
            <text:p>420,4</text:p>
          </table:table-cell>
          <table:table-cell table:style-name="ce18" office:value-type="float" office:value="223">
            <text:p>223,0</text:p>
          </table:table-cell>
          <table:table-cell table:style-name="ce18" office:value-type="float" office:value="385.2">
            <text:p>385,2</text:p>
          </table:table-cell>
          <table:table-cell table:style-name="ce18" office:value-type="float" office:value="275">
            <text:p>275,0</text:p>
          </table:table-cell>
          <table:table-cell table:style-name="ce18" office:value-type="float" office:value="399">
            <text:p>399,0</text:p>
          </table:table-cell>
          <table:table-cell table:style-name="ce10" office:value-type="float" office:value="640.6">
            <text:p>640,6</text:p>
          </table:table-cell>
          <table:table-cell table:style-name="ce10" office:value-type="float" office:value="256.1">
            <text:p>256,1</text:p>
          </table:table-cell>
          <table:table-cell table:style-name="ce10" office:value-type="float" office:value="257.2">
            <text:p>257,2</text:p>
          </table:table-cell>
          <table:table-cell table:style-name="ce10" office:value-type="float" office:value="255.3">
            <text:p>255,3</text:p>
          </table:table-cell>
          <table:table-cell table:style-name="ce10" office:value-type="float" office:value="224.4">
            <text:p>224,4</text:p>
          </table:table-cell>
          <table:table-cell table:style-name="ce10" office:value-type="float" office:value="529.1">
            <text:p>529,1</text:p>
          </table:table-cell>
          <table:table-cell table:style-name="ce10" office:value-type="float" office:value="315">
            <text:p>315,0</text:p>
          </table:table-cell>
          <table:table-cell table:style-name="ce10" office:value-type="float" office:value="378.2">
            <text:p>378,2</text:p>
          </table:table-cell>
          <table:table-cell table:style-name="ce10" office:value-type="float" office:value="172.4">
            <text:p>172,4</text:p>
          </table:table-cell>
          <table:table-cell table:style-name="ce10" office:value-type="float" office:value="132.6">
            <text:p>132,6</text:p>
          </table:table-cell>
          <table:table-cell table:style-name="ce10" office:value-type="float" office:value="603.1">
            <text:p>603,1</text:p>
          </table:table-cell>
          <table:table-cell table:style-name="ce10" office:value-type="float" office:value="465.8">
            <text:p>465,8</text:p>
          </table:table-cell>
          <table:table-cell table:style-name="ce10" office:value-type="float" office:value="237.8">
            <text:p>237,8</text:p>
          </table:table-cell>
          <table:table-cell table:style-name="ce10" office:value-type="float" office:value="414.5">
            <text:p>414,5</text:p>
          </table:table-cell>
          <table:table-cell table:style-name="ce10" office:value-type="float" office:value="208.8">
            <text:p>208,8</text:p>
          </table:table-cell>
          <table:table-cell table:style-name="ce10" office:value-type="float" office:value="226.4">
            <text:p>226,4</text:p>
          </table:table-cell>
          <table:table-cell table:style-name="ce10" office:value-type="float" office:value="348.9">
            <text:p>348,9</text:p>
          </table:table-cell>
          <table:table-cell table:style-name="ce10" office:value-type="float" office:value="253.9">
            <text:p>253,9</text:p>
          </table:table-cell>
          <table:table-cell table:style-name="ce10" office:value-type="float" office:value="457.2">
            <text:p>457,2</text:p>
          </table:table-cell>
          <table:table-cell table:style-name="ce10" office:value-type="float" office:value="235.6">
            <text:p>235,6</text:p>
          </table:table-cell>
          <table:table-cell table:style-name="ce10" office:value-type="float" office:value="315.4">
            <text:p>315,4</text:p>
          </table:table-cell>
          <table:table-cell table:style-name="ce10" office:value-type="float" office:value="225.7">
            <text:p>225,7</text:p>
          </table:table-cell>
          <table:table-cell table:style-name="ce10" office:value-type="float" office:value="430.7">
            <text:p>430,7</text:p>
          </table:table-cell>
          <table:table-cell table:style-name="ce10" office:value-type="float" office:value="229.7">
            <text:p>229,7</text:p>
          </table:table-cell>
          <table:table-cell table:style-name="ce10" office:value-type="float" office:value="461.9">
            <text:p>461,9</text:p>
          </table:table-cell>
          <table:table-cell table:style-name="ce10" office:value-type="float" office:value="320.8">
            <text:p>320,8</text:p>
          </table:table-cell>
          <table:table-cell table:style-name="ce10" office:value-type="float" office:value="283.1">
            <text:p>283,1</text:p>
          </table:table-cell>
          <table:table-cell table:style-name="ce10" office:value-type="float" office:value="253.6">
            <text:p>253,6</text:p>
          </table:table-cell>
          <table:table-cell table:style-name="ce10" office:value-type="float" office:value="333">
            <text:p>333,0</text:p>
          </table:table-cell>
          <table:table-cell table:style-name="ce10" office:value-type="float" office:value="337.4">
            <text:p>337,4</text:p>
          </table:table-cell>
          <table:table-cell table:style-name="ce10" office:value-type="float" office:value="291.9">
            <text:p>291,9</text:p>
          </table:table-cell>
          <table:table-cell table:style-name="ce10" office:value-type="float" office:value="263.3">
            <text:p>263,3</text:p>
          </table:table-cell>
          <table:table-cell table:style-name="ce10" office:value-type="float" office:value="429">
            <text:p>429,0</text:p>
          </table:table-cell>
          <table:table-cell table:style-name="ce10" office:value-type="float" office:value="447.8">
            <text:p>447,8</text:p>
          </table:table-cell>
          <table:table-cell table:style-name="ce10" office:value-type="float" office:value="421.2">
            <text:p>421,2</text:p>
          </table:table-cell>
          <table:table-cell table:style-name="ce10" office:value-type="float" office:value="425.2">
            <text:p>425,2</text:p>
          </table:table-cell>
          <table:table-cell table:style-name="ce10" office:value-type="float" office:value="409.2">
            <text:p>409,2</text:p>
          </table:table-cell>
          <table:table-cell table:style-name="ce10" office:value-type="float" office:value="387">
            <text:p>387,0</text:p>
          </table:table-cell>
          <table:table-cell table:style-name="ce10" office:value-type="float" office:value="263.4">
            <text:p>263,4</text:p>
          </table:table-cell>
          <table:table-cell table:style-name="ce10" office:value-type="float" office:value="255">
            <text:p>255,0</text:p>
          </table:table-cell>
          <table:table-cell table:style-name="ce10" office:value-type="float" office:value="430.2">
            <text:p>430,2</text:p>
          </table:table-cell>
          <table:table-cell table:style-name="ce10" office:value-type="float" office:value="122.6">
            <text:p>122,6</text:p>
          </table:table-cell>
          <table:table-cell table:style-name="ce10" office:value-type="float" office:value="420.2">
            <text:p>420,2</text:p>
          </table:table-cell>
          <table:table-cell table:style-name="ce10" office:value-type="float" office:value="387.4">
            <text:p>387,4</text:p>
          </table:table-cell>
          <table:table-cell table:style-name="ce10" office:value-type="float" office:value="651.2">
            <text:p>651,2</text:p>
          </table:table-cell>
          <table:table-cell table:style-name="ce10" office:value-type="float" office:value="334.6">
            <text:p>334,6</text:p>
          </table:table-cell>
          <table:table-cell table:style-name="ce10" office:value-type="float" office:value="52.7">
            <text:p>52,7</text:p>
          </table:table-cell>
          <table:table-cell table:style-name="ce10" office:value-type="float" office:value="430.8">
            <text:p>430,8</text:p>
          </table:table-cell>
          <table:table-cell table:style-name="ce10" office:value-type="float" office:value="271.5">
            <text:p>271,5</text:p>
          </table:table-cell>
          <table:table-cell table:style-name="ce10" office:value-type="float" office:value="434.3">
            <text:p>434,3</text:p>
          </table:table-cell>
          <table:table-cell table:style-name="ce10" office:value-type="float" office:value="92.8">
            <text:p>92,8</text:p>
          </table:table-cell>
          <table:table-cell table:style-name="ce10" office:value-type="float" office:value="200.6">
            <text:p>200,6</text:p>
          </table:table-cell>
          <table:table-cell table:style-name="ce10" office:value-type="float" office:value="208.8">
            <text:p>208,8</text:p>
          </table:table-cell>
          <table:table-cell table:style-name="ce10" office:value-type="float" office:value="236.4">
            <text:p>236,4</text:p>
          </table:table-cell>
          <table:table-cell table:style-name="ce10" office:value-type="float" office:value="103.9">
            <text:p>103,9</text:p>
          </table:table-cell>
          <table:table-cell table:style-name="ce10" office:value-type="float" office:value="362.6">
            <text:p>362,6</text:p>
          </table:table-cell>
          <table:table-cell table:style-name="ce10" office:value-type="float" office:value="98.1">
            <text:p>98,1</text:p>
          </table:table-cell>
          <table:table-cell table:style-name="ce10" office:value-type="float" office:value="254.3">
            <text:p>254,3</text:p>
          </table:table-cell>
          <table:table-cell table:style-name="ce10" office:value-type="float" office:value="323.2">
            <text:p>323,2</text:p>
          </table:table-cell>
          <table:table-cell table:style-name="ce10" office:value-type="float" office:value="384">
            <text:p>384,0</text:p>
          </table:table-cell>
          <table:table-cell table:style-name="ce10" office:value-type="float" office:value="509.4">
            <text:p>509,4</text:p>
          </table:table-cell>
          <table:table-cell table:style-name="ce10" office:value-type="float" office:value="368.5">
            <text:p>368,5</text:p>
          </table:table-cell>
          <table:table-cell table:style-name="ce10" office:value-type="float" office:value="163.9">
            <text:p>163,9</text:p>
          </table:table-cell>
          <table:table-cell table:style-name="ce10" office:value-type="float" office:value="397.5">
            <text:p>397,5</text:p>
          </table:table-cell>
          <table:table-cell table:style-name="ce10" office:value-type="float" office:value="330.7">
            <text:p>330,7</text:p>
          </table:table-cell>
          <table:table-cell table:style-name="ce10" office:value-type="float" office:value="227.4">
            <text:p>227,4</text:p>
          </table:table-cell>
          <table:table-cell table:style-name="ce10" office:value-type="float" office:value="265">
            <text:p>265,0</text:p>
          </table:table-cell>
          <table:table-cell table:style-name="ce10" office:value-type="float" office:value="363.6">
            <text:p>363,6</text:p>
          </table:table-cell>
          <table:table-cell table:style-name="ce10" office:value-type="float" office:value="180.1">
            <text:p>180,1</text:p>
          </table:table-cell>
          <table:table-cell table:style-name="ce10" office:value-type="float" office:value="181.2">
            <text:p>181,2</text:p>
          </table:table-cell>
          <table:table-cell table:style-name="ce10" office:value-type="float" office:value="268.2">
            <text:p>268,2</text:p>
          </table:table-cell>
          <table:table-cell table:number-columns-repeated="941"/>
        </table:table-row>
        <table:table-row table:style-name="ro6">
          <table:table-cell table:style-name="ce7"/>
          <table:table-cell table:style-name="ce10" table:number-columns-repeated="4"/>
          <table:table-cell table:style-name="ce16"/>
          <table:table-cell table:style-name="ce17" table:number-columns-repeated="6"/>
          <table:table-cell table:style-name="ce16" table:number-columns-repeated="71"/>
          <table:table-cell table:number-columns-repeated="941"/>
        </table:table-row>
        <table:table-row table:style-name="ro3">
          <table:table-cell table:style-name="ce6" office:value-type="string">
            <text:p>FEVEREIRO</text:p>
          </table:table-cell>
          <table:table-cell table:style-name="ce10" office:value-type="float" office:value="287.6">
            <text:p>287,6</text:p>
          </table:table-cell>
          <table:table-cell table:style-name="ce10" office:value-type="float" office:value="916.6">
            <text:p>916,6</text:p>
          </table:table-cell>
          <table:table-cell table:style-name="ce10" office:value-type="float" office:value="724.1">
            <text:p>724,1</text:p>
          </table:table-cell>
          <table:table-cell table:style-name="ce10" office:value-type="float" office:value="317.4">
            <text:p>317,4</text:p>
          </table:table-cell>
          <table:table-cell table:style-name="ce10" office:value-type="float" office:value="81.4">
            <text:p>81,4</text:p>
          </table:table-cell>
          <table:table-cell table:style-name="ce18" office:value-type="float" office:value="321.2">
            <text:p>321,2</text:p>
          </table:table-cell>
          <table:table-cell table:style-name="ce18" office:value-type="float" office:value="310.8">
            <text:p>310,8</text:p>
          </table:table-cell>
          <table:table-cell table:style-name="ce18" office:value-type="float" office:value="255.6">
            <text:p>255,6</text:p>
          </table:table-cell>
          <table:table-cell table:style-name="ce18" office:value-type="float" office:value="333.7">
            <text:p>333,7</text:p>
          </table:table-cell>
          <table:table-cell table:style-name="ce18" office:value-type="float" office:value="158">
            <text:p>158,0</text:p>
          </table:table-cell>
          <table:table-cell table:style-name="ce18" office:value-type="float" office:value="459">
            <text:p>459,0</text:p>
          </table:table-cell>
          <table:table-cell table:style-name="ce10" office:value-type="float" office:value="290.2">
            <text:p>290,2</text:p>
          </table:table-cell>
          <table:table-cell table:style-name="ce10" office:value-type="float" office:value="189.4">
            <text:p>189,4</text:p>
          </table:table-cell>
          <table:table-cell table:style-name="ce10" office:value-type="float" office:value="129.4">
            <text:p>129,4</text:p>
          </table:table-cell>
          <table:table-cell table:style-name="ce10" office:value-type="float" office:value="229">
            <text:p>229,0</text:p>
          </table:table-cell>
          <table:table-cell table:style-name="ce10" office:value-type="float" office:value="176">
            <text:p>176,0</text:p>
          </table:table-cell>
          <table:table-cell table:style-name="ce10" office:value-type="float" office:value="184.9">
            <text:p>184,9</text:p>
          </table:table-cell>
          <table:table-cell table:style-name="ce10" office:value-type="float" office:value="386.8">
            <text:p>386,8</text:p>
          </table:table-cell>
          <table:table-cell table:style-name="ce10" office:value-type="float" office:value="93.2">
            <text:p>93,2</text:p>
          </table:table-cell>
          <table:table-cell table:style-name="ce10" office:value-type="float" office:value="172.4">
            <text:p>172,4</text:p>
          </table:table-cell>
          <table:table-cell table:style-name="ce10" office:value-type="float" office:value="193.4">
            <text:p>193,4</text:p>
          </table:table-cell>
          <table:table-cell table:style-name="ce10" office:value-type="float" office:value="291">
            <text:p>291,0</text:p>
          </table:table-cell>
          <table:table-cell table:style-name="ce10" office:value-type="float" office:value="204.6">
            <text:p>204,6</text:p>
          </table:table-cell>
          <table:table-cell table:style-name="ce10" office:value-type="float" office:value="504.2">
            <text:p>504,2</text:p>
          </table:table-cell>
          <table:table-cell table:style-name="ce10" office:value-type="float" office:value="46">
            <text:p>46,0</text:p>
          </table:table-cell>
          <table:table-cell table:style-name="ce10" office:value-type="float" office:value="552.6">
            <text:p>552,6</text:p>
          </table:table-cell>
          <table:table-cell table:style-name="ce10" office:value-type="float" office:value="674.9">
            <text:p>674,9</text:p>
          </table:table-cell>
          <table:table-cell table:style-name="ce10" office:value-type="float" office:value="429">
            <text:p>429,0</text:p>
          </table:table-cell>
          <table:table-cell table:style-name="ce10" office:value-type="float" office:value="286.9">
            <text:p>286,9</text:p>
          </table:table-cell>
          <table:table-cell table:style-name="ce10" office:value-type="float" office:value="60">
            <text:p>60,0</text:p>
          </table:table-cell>
          <table:table-cell table:style-name="ce10" office:value-type="float" office:value="353.8">
            <text:p>353,8</text:p>
          </table:table-cell>
          <table:table-cell table:style-name="ce10" office:value-type="float" office:value="122.4">
            <text:p>122,4</text:p>
          </table:table-cell>
          <table:table-cell table:style-name="ce10" office:value-type="float" office:value="601.4">
            <text:p>601,4</text:p>
          </table:table-cell>
          <table:table-cell table:style-name="ce10" office:value-type="float" office:value="674.9">
            <text:p>674,9</text:p>
          </table:table-cell>
          <table:table-cell table:style-name="ce10" office:value-type="float" office:value="547.7">
            <text:p>547,7</text:p>
          </table:table-cell>
          <table:table-cell table:style-name="ce10" office:value-type="float" office:value="198.2">
            <text:p>198,2</text:p>
          </table:table-cell>
          <table:table-cell table:style-name="ce10" office:value-type="float" office:value="302.6">
            <text:p>302,6</text:p>
          </table:table-cell>
          <table:table-cell table:style-name="ce10" office:value-type="float" office:value="40.6">
            <text:p>40,6</text:p>
          </table:table-cell>
          <table:table-cell table:style-name="ce10" office:value-type="float" office:value="471">
            <text:p>471,0</text:p>
          </table:table-cell>
          <table:table-cell table:style-name="ce10" office:value-type="float" office:value="211.8">
            <text:p>211,8</text:p>
          </table:table-cell>
          <table:table-cell table:style-name="ce10" office:value-type="float" office:value="74.6">
            <text:p>74,6</text:p>
          </table:table-cell>
          <table:table-cell table:style-name="ce10" office:value-type="float" office:value="347.9">
            <text:p>347,9</text:p>
          </table:table-cell>
          <table:table-cell table:style-name="ce10" office:value-type="float" office:value="125.8">
            <text:p>125,8</text:p>
          </table:table-cell>
          <table:table-cell table:style-name="ce10" office:value-type="float" office:value="282">
            <text:p>282,0</text:p>
          </table:table-cell>
          <table:table-cell table:style-name="ce10" office:value-type="float" office:value="23.2">
            <text:p>23,2</text:p>
          </table:table-cell>
          <table:table-cell table:style-name="ce10" office:value-type="float" office:value="284.2">
            <text:p>284,2</text:p>
          </table:table-cell>
          <table:table-cell table:style-name="ce10" office:value-type="float" office:value="497.8">
            <text:p>497,8</text:p>
          </table:table-cell>
          <table:table-cell table:style-name="ce10" office:value-type="float" office:value="79.6">
            <text:p>79,6</text:p>
          </table:table-cell>
          <table:table-cell table:style-name="ce10" office:value-type="float" office:value="346.7">
            <text:p>346,7</text:p>
          </table:table-cell>
          <table:table-cell table:style-name="ce10" office:value-type="float" office:value="277.2">
            <text:p>277,2</text:p>
          </table:table-cell>
          <table:table-cell table:style-name="ce10" office:value-type="float" office:value="492.8">
            <text:p>492,8</text:p>
          </table:table-cell>
          <table:table-cell table:style-name="ce10" office:value-type="float" office:value="524.3">
            <text:p>524,3</text:p>
          </table:table-cell>
          <table:table-cell table:style-name="ce10" office:value-type="float" office:value="298.6">
            <text:p>298,6</text:p>
          </table:table-cell>
          <table:table-cell table:style-name="ce10" office:value-type="float" office:value="82">
            <text:p>82,0</text:p>
          </table:table-cell>
          <table:table-cell table:style-name="ce10" office:value-type="float" office:value="620.4">
            <text:p>620,4</text:p>
          </table:table-cell>
          <table:table-cell table:style-name="ce10" office:value-type="float" office:value="236.7">
            <text:p>236,7</text:p>
          </table:table-cell>
          <table:table-cell table:style-name="ce10" office:value-type="float" office:value="157.3">
            <text:p>157,3</text:p>
          </table:table-cell>
          <table:table-cell table:style-name="ce10" office:value-type="float" office:value="109.5">
            <text:p>109,5</text:p>
          </table:table-cell>
          <table:table-cell table:style-name="ce10" office:value-type="float" office:value="201.5">
            <text:p>201,5</text:p>
          </table:table-cell>
          <table:table-cell table:style-name="ce10" office:value-type="float" office:value="247.7">
            <text:p>247,7</text:p>
          </table:table-cell>
          <table:table-cell table:style-name="ce10" office:value-type="float" office:value="530.9">
            <text:p>530,9</text:p>
          </table:table-cell>
          <table:table-cell table:style-name="ce10" office:value-type="float" office:value="297.6">
            <text:p>297,6</text:p>
          </table:table-cell>
          <table:table-cell table:style-name="ce10" office:value-type="float" office:value="644.4">
            <text:p>644,4</text:p>
          </table:table-cell>
          <table:table-cell table:style-name="ce10" office:value-type="float" office:value="129">
            <text:p>129,0</text:p>
          </table:table-cell>
          <table:table-cell table:style-name="ce10" office:value-type="float" office:value="403.6">
            <text:p>403,6</text:p>
          </table:table-cell>
          <table:table-cell table:style-name="ce10" office:value-type="float" office:value="423.9">
            <text:p>423,9</text:p>
          </table:table-cell>
          <table:table-cell table:style-name="ce10" office:value-type="float" office:value="189.7">
            <text:p>189,7</text:p>
          </table:table-cell>
          <table:table-cell table:style-name="ce10" office:value-type="float" office:value="101.7">
            <text:p>101,7</text:p>
          </table:table-cell>
          <table:table-cell table:style-name="ce10" office:value-type="float" office:value="402.4">
            <text:p>402,4</text:p>
          </table:table-cell>
          <table:table-cell table:style-name="ce10" office:value-type="float" office:value="332.1">
            <text:p>332,1</text:p>
          </table:table-cell>
          <table:table-cell table:style-name="ce10" office:value-type="float" office:value="291.6">
            <text:p>291,6</text:p>
          </table:table-cell>
          <table:table-cell table:style-name="ce10" office:value-type="float" office:value="274.5">
            <text:p>274,5</text:p>
          </table:table-cell>
          <table:table-cell table:style-name="ce10" office:value-type="float" office:value="230.5">
            <text:p>230,5</text:p>
          </table:table-cell>
          <table:table-cell table:style-name="ce10" office:value-type="float" office:value="210.7">
            <text:p>210,7</text:p>
          </table:table-cell>
          <table:table-cell table:style-name="ce10" office:value-type="float" office:value="265.4">
            <text:p>265,4</text:p>
          </table:table-cell>
          <table:table-cell table:style-name="ce10" office:value-type="float" office:value="137.7">
            <text:p>137,7</text:p>
          </table:table-cell>
          <table:table-cell table:style-name="ce10" office:value-type="float" office:value="404.6">
            <text:p>404,6</text:p>
          </table:table-cell>
          <table:table-cell table:style-name="ce10" office:value-type="float" office:value="693.7">
            <text:p>693,7</text:p>
          </table:table-cell>
          <table:table-cell table:style-name="ce10" office:value-type="float" office:value="123.1">
            <text:p>123,1</text:p>
          </table:table-cell>
          <table:table-cell table:style-name="ce10" office:value-type="float" office:value="507">
            <text:p>507,0</text:p>
          </table:table-cell>
          <table:table-cell table:style-name="ce10" office:value-type="float" office:value="258.2">
            <text:p>258,2</text:p>
          </table:table-cell>
          <table:table-cell table:style-name="ce10" office:value-type="float" office:value="276.7">
            <text:p>276,7</text:p>
          </table:table-cell>
          <table:table-cell table:number-columns-repeated="941"/>
        </table:table-row>
        <table:table-row table:style-name="ro6">
          <table:table-cell table:style-name="ce7"/>
          <table:table-cell table:style-name="ce10" table:number-columns-repeated="4"/>
          <table:table-cell table:style-name="ce16"/>
          <table:table-cell table:style-name="ce17" table:number-columns-repeated="6"/>
          <table:table-cell table:style-name="ce16" table:number-columns-repeated="9"/>
          <table:table-cell table:style-name="ce16" office:value-type="string">
            <text:p><text:s/></text:p>
          </table:table-cell>
          <table:table-cell table:style-name="ce16" table:number-columns-repeated="61"/>
          <table:table-cell table:number-columns-repeated="941"/>
        </table:table-row>
        <table:table-row table:style-name="ro3">
          <table:table-cell table:style-name="ce6" office:value-type="string">
            <text:p>MARÇO</text:p>
          </table:table-cell>
          <table:table-cell table:style-name="ce10" office:value-type="float" office:value="205.6">
            <text:p>205,6</text:p>
          </table:table-cell>
          <table:table-cell table:style-name="ce10" office:value-type="float" office:value="454.4">
            <text:p>454,4</text:p>
          </table:table-cell>
          <table:table-cell table:style-name="ce10" office:value-type="float" office:value="331.5">
            <text:p>331,5</text:p>
          </table:table-cell>
          <table:table-cell table:style-name="ce10" office:value-type="float" office:value="357.4">
            <text:p>357,4</text:p>
          </table:table-cell>
          <table:table-cell table:style-name="ce10" office:value-type="float" office:value="543.1">
            <text:p>543,1</text:p>
          </table:table-cell>
          <table:table-cell table:style-name="ce18" office:value-type="float" office:value="181.7">
            <text:p>181,7</text:p>
          </table:table-cell>
          <table:table-cell table:style-name="ce18" office:value-type="float" office:value="248.9">
            <text:p>248,9</text:p>
          </table:table-cell>
          <table:table-cell table:style-name="ce18" office:value-type="float" office:value="327.4">
            <text:p>327,4</text:p>
          </table:table-cell>
          <table:table-cell table:style-name="ce18" office:value-type="float" office:value="426.5">
            <text:p>426,5</text:p>
          </table:table-cell>
          <table:table-cell table:style-name="ce18" office:value-type="float" office:value="157.3">
            <text:p>157,3</text:p>
          </table:table-cell>
          <table:table-cell table:style-name="ce18" office:value-type="float" office:value="441.8">
            <text:p>441,8</text:p>
          </table:table-cell>
          <table:table-cell table:style-name="ce10" office:value-type="float" office:value="193.7">
            <text:p>193,7</text:p>
          </table:table-cell>
          <table:table-cell table:style-name="ce10" office:value-type="float" office:value="115.3">
            <text:p>115,3</text:p>
          </table:table-cell>
          <table:table-cell table:style-name="ce10" office:value-type="float" office:value="180.4">
            <text:p>180,4</text:p>
          </table:table-cell>
          <table:table-cell table:style-name="ce10" office:value-type="float" office:value="182.8">
            <text:p>182,8</text:p>
          </table:table-cell>
          <table:table-cell table:style-name="ce10" office:value-type="float" office:value="386.6">
            <text:p>386,6</text:p>
          </table:table-cell>
          <table:table-cell table:style-name="ce10" office:value-type="float" office:value="306.2">
            <text:p>306,2</text:p>
          </table:table-cell>
          <table:table-cell table:style-name="ce10" office:value-type="float" office:value="230.5">
            <text:p>230,5</text:p>
          </table:table-cell>
          <table:table-cell table:style-name="ce10" office:value-type="float" office:value="303.9">
            <text:p>303,9</text:p>
          </table:table-cell>
          <table:table-cell table:style-name="ce10" office:value-type="float" office:value="182.1">
            <text:p>182,1</text:p>
          </table:table-cell>
          <table:table-cell table:style-name="ce10" office:value-type="float" office:value="118.2">
            <text:p>118,2</text:p>
          </table:table-cell>
          <table:table-cell table:style-name="ce10" office:value-type="float" office:value="368">
            <text:p>368,0</text:p>
          </table:table-cell>
          <table:table-cell table:style-name="ce10" office:value-type="float" office:value="155.2">
            <text:p>155,2</text:p>
          </table:table-cell>
          <table:table-cell table:style-name="ce10" office:value-type="float" office:value="313.5">
            <text:p>313,5</text:p>
          </table:table-cell>
          <table:table-cell table:style-name="ce10" office:value-type="float" office:value="83.3">
            <text:p>83,3</text:p>
          </table:table-cell>
          <table:table-cell table:style-name="ce10" office:value-type="float" office:value="770.5">
            <text:p>770,5</text:p>
          </table:table-cell>
          <table:table-cell table:style-name="ce10" office:value-type="float" office:value="440.3">
            <text:p>440,3</text:p>
          </table:table-cell>
          <table:table-cell table:style-name="ce10" office:value-type="float" office:value="558.7">
            <text:p>558,7</text:p>
          </table:table-cell>
          <table:table-cell table:style-name="ce10" office:value-type="float" office:value="281.4">
            <text:p>281,4</text:p>
          </table:table-cell>
          <table:table-cell table:style-name="ce10" office:value-type="float" office:value="271">
            <text:p>271,0</text:p>
          </table:table-cell>
          <table:table-cell table:style-name="ce10" office:value-type="float" office:value="593.4">
            <text:p>593,4</text:p>
          </table:table-cell>
          <table:table-cell table:style-name="ce10" office:value-type="float" office:value="342.3">
            <text:p>342,3</text:p>
          </table:table-cell>
          <table:table-cell table:style-name="ce10" office:value-type="float" office:value="436.1">
            <text:p>436,1</text:p>
          </table:table-cell>
          <table:table-cell table:style-name="ce10" office:value-type="float" office:value="313.6">
            <text:p>313,6</text:p>
          </table:table-cell>
          <table:table-cell table:style-name="ce10" office:value-type="float" office:value="504.6">
            <text:p>504,6</text:p>
          </table:table-cell>
          <table:table-cell table:style-name="ce10" office:value-type="float" office:value="201.7">
            <text:p>201,7</text:p>
          </table:table-cell>
          <table:table-cell table:style-name="ce10" office:value-type="float" office:value="167.8">
            <text:p>167,8</text:p>
          </table:table-cell>
          <table:table-cell table:style-name="ce10" office:value-type="float" office:value="295.7">
            <text:p>295,7</text:p>
          </table:table-cell>
          <table:table-cell table:style-name="ce10" office:value-type="float" office:value="413.4">
            <text:p>413,4</text:p>
          </table:table-cell>
          <table:table-cell table:style-name="ce10" office:value-type="float" office:value="204.9">
            <text:p>204,9</text:p>
          </table:table-cell>
          <table:table-cell table:style-name="ce10" office:value-type="float" office:value="315.2">
            <text:p>315,2</text:p>
          </table:table-cell>
          <table:table-cell table:style-name="ce10" office:value-type="float" office:value="258">
            <text:p>258,0</text:p>
          </table:table-cell>
          <table:table-cell table:style-name="ce10" office:value-type="float" office:value="347.7">
            <text:p>347,7</text:p>
          </table:table-cell>
          <table:table-cell table:style-name="ce10" office:value-type="float" office:value="506.1">
            <text:p>506,1</text:p>
          </table:table-cell>
          <table:table-cell table:style-name="ce10" office:value-type="float" office:value="223">
            <text:p>223,0</text:p>
          </table:table-cell>
          <table:table-cell table:style-name="ce10" office:value-type="float" office:value="272.4">
            <text:p>272,4</text:p>
          </table:table-cell>
          <table:table-cell table:style-name="ce10" office:value-type="float" office:value="128">
            <text:p>128,0</text:p>
          </table:table-cell>
          <table:table-cell table:style-name="ce10" office:value-type="float" office:value="231.6">
            <text:p>231,6</text:p>
          </table:table-cell>
          <table:table-cell table:style-name="ce10" office:value-type="float" office:value="232.1">
            <text:p>232,1</text:p>
          </table:table-cell>
          <table:table-cell table:style-name="ce10" office:value-type="float" office:value="340.6">
            <text:p>340,6</text:p>
          </table:table-cell>
          <table:table-cell table:style-name="ce10" office:value-type="float" office:value="271.8">
            <text:p>271,8</text:p>
          </table:table-cell>
          <table:table-cell table:style-name="ce10" office:value-type="float" office:value="361.6">
            <text:p>361,6</text:p>
          </table:table-cell>
          <table:table-cell table:style-name="ce10" office:value-type="float" office:value="202.7">
            <text:p>202,7</text:p>
          </table:table-cell>
          <table:table-cell table:style-name="ce10" office:value-type="float" office:value="315.2">
            <text:p>315,2</text:p>
          </table:table-cell>
          <table:table-cell table:style-name="ce10" office:value-type="float" office:value="574.4">
            <text:p>574,4</text:p>
          </table:table-cell>
          <table:table-cell table:style-name="ce10" office:value-type="float" office:value="454.2">
            <text:p>454,2</text:p>
          </table:table-cell>
          <table:table-cell table:style-name="ce10" office:value-type="float" office:value="291.9">
            <text:p>291,9</text:p>
          </table:table-cell>
          <table:table-cell table:style-name="ce10" office:value-type="float" office:value="164">
            <text:p>164,0</text:p>
          </table:table-cell>
          <table:table-cell table:style-name="ce10" office:value-type="float" office:value="171.5">
            <text:p>171,5</text:p>
          </table:table-cell>
          <table:table-cell table:style-name="ce10" office:value-type="float" office:value="204.4">
            <text:p>204,4</text:p>
          </table:table-cell>
          <table:table-cell table:style-name="ce10" office:value-type="float" office:value="177.6">
            <text:p>177,6</text:p>
          </table:table-cell>
          <table:table-cell table:style-name="ce10" office:value-type="float" office:value="133.1">
            <text:p>133,1</text:p>
          </table:table-cell>
          <table:table-cell table:style-name="ce10" office:value-type="float" office:value="361.7">
            <text:p>361,7</text:p>
          </table:table-cell>
          <table:table-cell table:style-name="ce10" office:value-type="float" office:value="548.5">
            <text:p>548,5</text:p>
          </table:table-cell>
          <table:table-cell table:style-name="ce10" office:value-type="float" office:value="264.9">
            <text:p>264,9</text:p>
          </table:table-cell>
          <table:table-cell table:style-name="ce10" office:value-type="float" office:value="1198.4">
            <text:p>1.198,4</text:p>
          </table:table-cell>
          <table:table-cell table:style-name="ce10" office:value-type="float" office:value="164.8">
            <text:p>164,8</text:p>
          </table:table-cell>
          <table:table-cell table:style-name="ce10" office:value-type="float" office:value="183.4">
            <text:p>183,4</text:p>
          </table:table-cell>
          <table:table-cell table:style-name="ce10" office:value-type="float" office:value="217.3">
            <text:p>217,3</text:p>
          </table:table-cell>
          <table:table-cell table:style-name="ce10" office:value-type="float" office:value="323.6">
            <text:p>323,6</text:p>
          </table:table-cell>
          <table:table-cell table:style-name="ce10" office:value-type="float" office:value="270.9">
            <text:p>270,9</text:p>
          </table:table-cell>
          <table:table-cell table:style-name="ce10" office:value-type="float" office:value="408.5">
            <text:p>408,5</text:p>
          </table:table-cell>
          <table:table-cell table:style-name="ce10" office:value-type="float" office:value="212.7">
            <text:p>212,7</text:p>
          </table:table-cell>
          <table:table-cell table:style-name="ce10" office:value-type="float" office:value="307.8">
            <text:p>307,8</text:p>
          </table:table-cell>
          <table:table-cell table:style-name="ce10" office:value-type="float" office:value="230">
            <text:p>230,0</text:p>
          </table:table-cell>
          <table:table-cell table:style-name="ce10" office:value-type="float" office:value="471.6">
            <text:p>471,6</text:p>
          </table:table-cell>
          <table:table-cell table:style-name="ce10" office:value-type="float" office:value="389.7">
            <text:p>389,7</text:p>
          </table:table-cell>
          <table:table-cell table:style-name="ce10" office:value-type="float" office:value="304.2">
            <text:p>304,2</text:p>
          </table:table-cell>
          <table:table-cell table:style-name="ce10" office:value-type="float" office:value="163.9">
            <text:p>163,9</text:p>
          </table:table-cell>
          <table:table-cell table:style-name="ce10" office:value-type="float" office:value="251">
            <text:p>251,0</text:p>
          </table:table-cell>
          <table:table-cell table:style-name="ce10" office:value-type="float" office:value="490.2">
            <text:p>490,2</text:p>
          </table:table-cell>
          <table:table-cell table:style-name="ce10" office:value-type="float" office:value="414.6">
            <text:p>414,6</text:p>
          </table:table-cell>
          <table:table-cell table:number-columns-repeated="941"/>
        </table:table-row>
        <table:table-row table:style-name="ro6">
          <table:table-cell table:style-name="ce7"/>
          <table:table-cell table:style-name="ce10" table:number-columns-repeated="4"/>
          <table:table-cell table:style-name="ce16"/>
          <table:table-cell table:style-name="ce17" table:number-columns-repeated="6"/>
          <table:table-cell table:style-name="ce16" table:number-columns-repeated="9"/>
          <table:table-cell table:style-name="ce16" office:value-type="string">
            <text:p><text:s/></text:p>
          </table:table-cell>
          <table:table-cell table:style-name="ce16" table:number-columns-repeated="61"/>
          <table:table-cell table:number-columns-repeated="941"/>
        </table:table-row>
        <table:table-row table:style-name="ro3">
          <table:table-cell table:style-name="ce6" office:value-type="string">
            <text:p>ABRIL</text:p>
          </table:table-cell>
          <table:table-cell table:style-name="ce10" office:value-type="float" office:value="325.2">
            <text:p>325,2</text:p>
          </table:table-cell>
          <table:table-cell table:style-name="ce10" office:value-type="float" office:value="67.6">
            <text:p>67,6</text:p>
          </table:table-cell>
          <table:table-cell table:style-name="ce10" office:value-type="float" office:value="286.7">
            <text:p>286,7</text:p>
          </table:table-cell>
          <table:table-cell table:style-name="ce10" office:value-type="float" office:value="210.6">
            <text:p>210,6</text:p>
          </table:table-cell>
          <table:table-cell table:style-name="ce10" office:value-type="float" office:value="356.2">
            <text:p>356,2</text:p>
          </table:table-cell>
          <table:table-cell table:style-name="ce18" office:value-type="float" office:value="36.2">
            <text:p>36,2</text:p>
          </table:table-cell>
          <table:table-cell table:style-name="ce18" office:value-type="float" office:value="160.3">
            <text:p>160,3</text:p>
          </table:table-cell>
          <table:table-cell table:style-name="ce18" office:value-type="float" office:value="352.5">
            <text:p>352,5</text:p>
          </table:table-cell>
          <table:table-cell table:style-name="ce18" office:value-type="float" office:value="132.2">
            <text:p>132,2</text:p>
          </table:table-cell>
          <table:table-cell table:style-name="ce18" office:value-type="float" office:value="360.5">
            <text:p>360,5</text:p>
          </table:table-cell>
          <table:table-cell table:style-name="ce18" office:value-type="float" office:value="206.7">
            <text:p>206,7</text:p>
          </table:table-cell>
          <table:table-cell table:style-name="ce10" office:value-type="float" office:value="410.2">
            <text:p>410,2</text:p>
          </table:table-cell>
          <table:table-cell table:style-name="ce10" office:value-type="float" office:value="128.8">
            <text:p>128,8</text:p>
          </table:table-cell>
          <table:table-cell table:style-name="ce10" office:value-type="float" office:value="360.8">
            <text:p>360,8</text:p>
          </table:table-cell>
          <table:table-cell table:style-name="ce10" office:value-type="float" office:value="340.8">
            <text:p>340,8</text:p>
          </table:table-cell>
          <table:table-cell table:style-name="ce10" office:value-type="float" office:value="120.6">
            <text:p>120,6</text:p>
          </table:table-cell>
          <table:table-cell table:style-name="ce10" office:value-type="float" office:value="472.8">
            <text:p>472,8</text:p>
          </table:table-cell>
          <table:table-cell table:style-name="ce10" office:value-type="float" office:value="166.2">
            <text:p>166,2</text:p>
          </table:table-cell>
          <table:table-cell table:style-name="ce10" office:value-type="float" office:value="121.8">
            <text:p>121,8</text:p>
          </table:table-cell>
          <table:table-cell table:style-name="ce10" office:value-type="float" office:value="138.9">
            <text:p>138,9</text:p>
          </table:table-cell>
          <table:table-cell table:style-name="ce10" office:value-type="float" office:value="47.4">
            <text:p>47,4</text:p>
          </table:table-cell>
          <table:table-cell table:style-name="ce10" office:value-type="float" office:value="32.1">
            <text:p>32,1</text:p>
          </table:table-cell>
          <table:table-cell table:style-name="ce10" office:value-type="float" office:value="168.4">
            <text:p>168,4</text:p>
          </table:table-cell>
          <table:table-cell table:style-name="ce10" office:value-type="float" office:value="81.2">
            <text:p>81,2</text:p>
          </table:table-cell>
          <table:table-cell table:style-name="ce10" office:value-type="float" office:value="156.3">
            <text:p>156,3</text:p>
          </table:table-cell>
          <table:table-cell table:style-name="ce10" office:value-type="float" office:value="540.4">
            <text:p>540,4</text:p>
          </table:table-cell>
          <table:table-cell table:style-name="ce10" office:value-type="float" office:value="158.8">
            <text:p>158,8</text:p>
          </table:table-cell>
          <table:table-cell table:style-name="ce10" office:value-type="float" office:value="222.6">
            <text:p>222,6</text:p>
          </table:table-cell>
          <table:table-cell table:style-name="ce10" office:value-type="float" office:value="115.1">
            <text:p>115,1</text:p>
          </table:table-cell>
          <table:table-cell table:style-name="ce10" office:value-type="float" office:value="90.6">
            <text:p>90,6</text:p>
          </table:table-cell>
          <table:table-cell table:style-name="ce10" office:value-type="float" office:value="181.3">
            <text:p>181,3</text:p>
          </table:table-cell>
          <table:table-cell table:style-name="ce10" office:value-type="float" office:value="360.8">
            <text:p>360,8</text:p>
          </table:table-cell>
          <table:table-cell table:style-name="ce10" office:value-type="float" office:value="304.8">
            <text:p>304,8</text:p>
          </table:table-cell>
          <table:table-cell table:style-name="ce10" office:value-type="float" office:value="432.1">
            <text:p>432,1</text:p>
          </table:table-cell>
          <table:table-cell table:style-name="ce10" office:value-type="float" office:value="186.8">
            <text:p>186,8</text:p>
          </table:table-cell>
          <table:table-cell table:style-name="ce10" office:value-type="float" office:value="305.7">
            <text:p>305,7</text:p>
          </table:table-cell>
          <table:table-cell table:style-name="ce10" office:value-type="float" office:value="411.9">
            <text:p>411,9</text:p>
          </table:table-cell>
          <table:table-cell table:style-name="ce10" office:value-type="float" office:value="165.6">
            <text:p>165,6</text:p>
          </table:table-cell>
          <table:table-cell table:style-name="ce10" office:value-type="float" office:value="395.8">
            <text:p>395,8</text:p>
          </table:table-cell>
          <table:table-cell table:style-name="ce10" office:value-type="float" office:value="192.9">
            <text:p>192,9</text:p>
          </table:table-cell>
          <table:table-cell table:style-name="ce10" office:value-type="float" office:value="181.4">
            <text:p>181,4</text:p>
          </table:table-cell>
          <table:table-cell table:style-name="ce10" office:value-type="float" office:value="149.9">
            <text:p>149,9</text:p>
          </table:table-cell>
          <table:table-cell table:style-name="ce10" office:value-type="float" office:value="197.8">
            <text:p>197,8</text:p>
          </table:table-cell>
          <table:table-cell table:style-name="ce10" office:value-type="float" office:value="106.4">
            <text:p>106,4</text:p>
          </table:table-cell>
          <table:table-cell table:style-name="ce10" office:value-type="float" office:value="410.6">
            <text:p>410,6</text:p>
          </table:table-cell>
          <table:table-cell table:style-name="ce10" office:value-type="float" office:value="361.6">
            <text:p>361,6</text:p>
          </table:table-cell>
          <table:table-cell table:style-name="ce10" office:value-type="float" office:value="136.2">
            <text:p>136,2</text:p>
          </table:table-cell>
          <table:table-cell table:style-name="ce10" office:value-type="float" office:value="132.6">
            <text:p>132,6</text:p>
          </table:table-cell>
          <table:table-cell table:style-name="ce10" office:value-type="float" office:value="165.8">
            <text:p>165,8</text:p>
          </table:table-cell>
          <table:table-cell table:style-name="ce10" office:value-type="float" office:value="208">
            <text:p>208,0</text:p>
          </table:table-cell>
          <table:table-cell table:style-name="ce10" office:value-type="float" office:value="285.4">
            <text:p>285,4</text:p>
          </table:table-cell>
          <table:table-cell table:style-name="ce10" office:value-type="float" office:value="153.4">
            <text:p>153,4</text:p>
          </table:table-cell>
          <table:table-cell table:style-name="ce10" office:value-type="float" office:value="249">
            <text:p>249,0</text:p>
          </table:table-cell>
          <table:table-cell table:style-name="ce10" office:value-type="float" office:value="200.4">
            <text:p>200,4</text:p>
          </table:table-cell>
          <table:table-cell table:style-name="ce10" office:value-type="float" office:value="171.8">
            <text:p>171,8</text:p>
          </table:table-cell>
          <table:table-cell table:style-name="ce10" office:value-type="float" office:value="210.8">
            <text:p>210,8</text:p>
          </table:table-cell>
          <table:table-cell table:style-name="ce10" office:value-type="float" office:value="447.3">
            <text:p>447,3</text:p>
          </table:table-cell>
          <table:table-cell table:style-name="ce10" office:value-type="float" office:value="190.8">
            <text:p>190,8</text:p>
          </table:table-cell>
          <table:table-cell table:style-name="ce10" office:value-type="float" office:value="22.8">
            <text:p>22,8</text:p>
          </table:table-cell>
          <table:table-cell table:style-name="ce10" office:value-type="float" office:value="221">
            <text:p>221,0</text:p>
          </table:table-cell>
          <table:table-cell table:style-name="ce10" office:value-type="float" office:value="190.6">
            <text:p>190,6</text:p>
          </table:table-cell>
          <table:table-cell table:style-name="ce10" office:value-type="float" office:value="207.6">
            <text:p>207,6</text:p>
          </table:table-cell>
          <table:table-cell table:style-name="ce10" office:value-type="float" office:value="90.8">
            <text:p>90,8</text:p>
          </table:table-cell>
          <table:table-cell table:style-name="ce10" office:value-type="float" office:value="312.8">
            <text:p>312,8</text:p>
          </table:table-cell>
          <table:table-cell table:style-name="ce10" office:value-type="float" office:value="252.8">
            <text:p>252,8</text:p>
          </table:table-cell>
          <table:table-cell table:style-name="ce10" office:value-type="float" office:value="340.6">
            <text:p>340,6</text:p>
          </table:table-cell>
          <table:table-cell table:style-name="ce10" office:value-type="float" office:value="195.5">
            <text:p>195,5</text:p>
          </table:table-cell>
          <table:table-cell table:style-name="ce10" office:value-type="float" office:value="241.2">
            <text:p>241,2</text:p>
          </table:table-cell>
          <table:table-cell table:style-name="ce10" office:value-type="float" office:value="271">
            <text:p>271,0</text:p>
          </table:table-cell>
          <table:table-cell table:style-name="ce10" office:value-type="float" office:value="81.4">
            <text:p>81,4</text:p>
          </table:table-cell>
          <table:table-cell table:style-name="ce10" office:value-type="float" office:value="251">
            <text:p>251,0</text:p>
          </table:table-cell>
          <table:table-cell table:style-name="ce10" office:value-type="float" office:value="283.1">
            <text:p>283,1</text:p>
          </table:table-cell>
          <table:table-cell table:style-name="ce10" office:value-type="float" office:value="159.1">
            <text:p>159,1</text:p>
          </table:table-cell>
          <table:table-cell table:style-name="ce10" office:value-type="float" office:value="134.5">
            <text:p>134,5</text:p>
          </table:table-cell>
          <table:table-cell table:style-name="ce10" office:value-type="float" office:value="157.2">
            <text:p>157,2</text:p>
          </table:table-cell>
          <table:table-cell table:style-name="ce10" office:value-type="float" office:value="105.4">
            <text:p>105,4</text:p>
          </table:table-cell>
          <table:table-cell table:style-name="ce10" office:value-type="float" office:value="136.7">
            <text:p>136,7</text:p>
          </table:table-cell>
          <table:table-cell table:style-name="ce10" office:value-type="float" office:value="347">
            <text:p>347,0</text:p>
          </table:table-cell>
          <table:table-cell table:style-name="ce10" office:value-type="float" office:value="117">
            <text:p>117,0</text:p>
          </table:table-cell>
          <table:table-cell table:style-name="ce10" office:value-type="float" office:value="228.8">
            <text:p>228,8</text:p>
          </table:table-cell>
          <table:table-cell table:style-name="ce10" office:value-type="float" office:value="288.2">
            <text:p>288,2</text:p>
          </table:table-cell>
          <table:table-cell table:style-name="ce10" office:value-type="float" office:value="144.7">
            <text:p>144,7</text:p>
          </table:table-cell>
          <table:table-cell table:number-columns-repeated="941"/>
        </table:table-row>
        <table:table-row table:style-name="ro6">
          <table:table-cell table:style-name="ce7"/>
          <table:table-cell table:style-name="ce10" table:number-columns-repeated="4"/>
          <table:table-cell table:style-name="ce16"/>
          <table:table-cell table:style-name="ce17" table:number-columns-repeated="6"/>
          <table:table-cell table:style-name="ce16" table:number-columns-repeated="9"/>
          <table:table-cell table:number-columns-repeated="2" table:style-name="ce16" office:value-type="string">
            <text:p><text:s/></text:p>
          </table:table-cell>
          <table:table-cell table:style-name="ce16" table:number-columns-repeated="2"/>
          <table:table-cell table:style-name="ce16" office:value-type="string">
            <text:p><text:s/></text:p>
          </table:table-cell>
          <table:table-cell table:style-name="ce16" table:number-columns-repeated="57"/>
          <table:table-cell table:number-columns-repeated="941"/>
        </table:table-row>
        <table:table-row table:style-name="ro3">
          <table:table-cell table:style-name="ce6" office:value-type="string">
            <text:p>MAIO</text:p>
          </table:table-cell>
          <table:table-cell table:style-name="ce10"/>
          <table:table-cell table:style-name="ce10" office:value-type="float" office:value="122.8">
            <text:p>122,8</text:p>
          </table:table-cell>
          <table:table-cell table:style-name="ce10" office:value-type="float" office:value="479.6">
            <text:p>479,6</text:p>
          </table:table-cell>
          <table:table-cell table:style-name="ce10" office:value-type="float" office:value="87.8">
            <text:p>87,8</text:p>
          </table:table-cell>
          <table:table-cell table:style-name="ce10" office:value-type="float" office:value="151.1">
            <text:p>151,1</text:p>
          </table:table-cell>
          <table:table-cell table:style-name="ce18" office:value-type="float" office:value="225.2">
            <text:p>225,2</text:p>
          </table:table-cell>
          <table:table-cell table:style-name="ce18" office:value-type="float" office:value="172.4">
            <text:p>172,4</text:p>
          </table:table-cell>
          <table:table-cell table:style-name="ce18" office:value-type="float" office:value="190.2">
            <text:p>190,2</text:p>
          </table:table-cell>
          <table:table-cell table:style-name="ce18" office:value-type="float" office:value="151.2">
            <text:p>151,2</text:p>
          </table:table-cell>
          <table:table-cell table:style-name="ce18" office:value-type="float" office:value="145.5">
            <text:p>145,5</text:p>
          </table:table-cell>
          <table:table-cell table:style-name="ce18" office:value-type="float" office:value="139.9">
            <text:p>139,9</text:p>
          </table:table-cell>
          <table:table-cell table:style-name="ce10" office:value-type="float" office:value="143.2">
            <text:p>143,2</text:p>
          </table:table-cell>
          <table:table-cell table:style-name="ce10" office:value-type="float" office:value="144.8">
            <text:p>144,8</text:p>
          </table:table-cell>
          <table:table-cell table:style-name="ce10" office:value-type="float" office:value="104.1">
            <text:p>104,1</text:p>
          </table:table-cell>
          <table:table-cell table:style-name="ce10" office:value-type="float" office:value="138">
            <text:p>138,0</text:p>
          </table:table-cell>
          <table:table-cell table:style-name="ce10" office:value-type="float" office:value="143.5">
            <text:p>143,5</text:p>
          </table:table-cell>
          <table:table-cell table:style-name="ce10" office:value-type="float" office:value="203.4">
            <text:p>203,4</text:p>
          </table:table-cell>
          <table:table-cell table:style-name="ce10" office:value-type="float" office:value="103.2">
            <text:p>103,2</text:p>
          </table:table-cell>
          <table:table-cell table:style-name="ce10" office:value-type="float" office:value="92.8">
            <text:p>92,8</text:p>
          </table:table-cell>
          <table:table-cell table:style-name="ce10" office:value-type="float" office:value="176.6">
            <text:p>176,6</text:p>
          </table:table-cell>
          <table:table-cell table:style-name="ce10" office:value-type="float" office:value="210.7">
            <text:p>210,7</text:p>
          </table:table-cell>
          <table:table-cell table:style-name="ce10" office:value-type="float" office:value="64.4">
            <text:p>64,4</text:p>
          </table:table-cell>
          <table:table-cell table:style-name="ce10" office:value-type="float" office:value="96.9">
            <text:p>96,9</text:p>
          </table:table-cell>
          <table:table-cell table:style-name="ce10" office:value-type="float" office:value="212.4">
            <text:p>212,4</text:p>
          </table:table-cell>
          <table:table-cell table:style-name="ce10" office:value-type="float" office:value="178.6">
            <text:p>178,6</text:p>
          </table:table-cell>
          <table:table-cell table:style-name="ce10" office:value-type="float" office:value="167.9">
            <text:p>167,9</text:p>
          </table:table-cell>
          <table:table-cell table:style-name="ce10" office:value-type="float" office:value="200.7">
            <text:p>200,7</text:p>
          </table:table-cell>
          <table:table-cell table:style-name="ce10" office:value-type="float" office:value="57.1">
            <text:p>57,1</text:p>
          </table:table-cell>
          <table:table-cell table:style-name="ce10" office:value-type="float" office:value="173.5">
            <text:p>173,5</text:p>
          </table:table-cell>
          <table:table-cell table:style-name="ce10" office:value-type="float" office:value="205.7">
            <text:p>205,7</text:p>
          </table:table-cell>
          <table:table-cell table:style-name="ce10" office:value-type="float" office:value="166.5">
            <text:p>166,5</text:p>
          </table:table-cell>
          <table:table-cell table:style-name="ce10" office:value-type="float" office:value="109.4">
            <text:p>109,4</text:p>
          </table:table-cell>
          <table:table-cell table:style-name="ce10" office:value-type="float" office:value="298.4">
            <text:p>298,4</text:p>
          </table:table-cell>
          <table:table-cell table:style-name="ce10" office:value-type="float" office:value="376.4">
            <text:p>376,4</text:p>
          </table:table-cell>
          <table:table-cell table:style-name="ce10" office:value-type="float" office:value="153.9">
            <text:p>153,9</text:p>
          </table:table-cell>
          <table:table-cell table:style-name="ce10" office:value-type="float" office:value="279.6">
            <text:p>279,6</text:p>
          </table:table-cell>
          <table:table-cell table:style-name="ce10" office:value-type="float" office:value="83.8">
            <text:p>83,8</text:p>
          </table:table-cell>
          <table:table-cell table:style-name="ce10" office:value-type="float" office:value="49.6">
            <text:p>49,6</text:p>
          </table:table-cell>
          <table:table-cell table:style-name="ce10" office:value-type="float" office:value="262.8">
            <text:p>262,8</text:p>
          </table:table-cell>
          <table:table-cell table:style-name="ce10" office:value-type="float" office:value="78.9">
            <text:p>78,9</text:p>
          </table:table-cell>
          <table:table-cell table:style-name="ce10" office:value-type="float" office:value="162.4">
            <text:p>162,4</text:p>
          </table:table-cell>
          <table:table-cell table:style-name="ce10" office:value-type="float" office:value="43.2">
            <text:p>43,2</text:p>
          </table:table-cell>
          <table:table-cell table:style-name="ce10" office:value-type="float" office:value="117.3">
            <text:p>117,3</text:p>
          </table:table-cell>
          <table:table-cell table:style-name="ce10" office:value-type="float" office:value="108">
            <text:p>108,0</text:p>
          </table:table-cell>
          <table:table-cell table:style-name="ce10" office:value-type="float" office:value="154.6">
            <text:p>154,6</text:p>
          </table:table-cell>
          <table:table-cell table:style-name="ce10" office:value-type="float" office:value="250.6">
            <text:p>250,6</text:p>
          </table:table-cell>
          <table:table-cell table:style-name="ce10" office:value-type="float" office:value="134.8">
            <text:p>134,8</text:p>
          </table:table-cell>
          <table:table-cell table:style-name="ce10" office:value-type="float" office:value="28.8">
            <text:p>28,8</text:p>
          </table:table-cell>
          <table:table-cell table:style-name="ce10" office:value-type="float" office:value="295">
            <text:p>295,0</text:p>
          </table:table-cell>
          <table:table-cell table:style-name="ce10" office:value-type="float" office:value="212.2">
            <text:p>212,2</text:p>
          </table:table-cell>
          <table:table-cell table:style-name="ce10" office:value-type="float" office:value="177.4">
            <text:p>177,4</text:p>
          </table:table-cell>
          <table:table-cell table:style-name="ce10" office:value-type="float" office:value="99.8">
            <text:p>99,8</text:p>
          </table:table-cell>
          <table:table-cell table:style-name="ce10" office:value-type="float" office:value="124.5">
            <text:p>124,5</text:p>
          </table:table-cell>
          <table:table-cell table:style-name="ce10" office:value-type="float" office:value="126">
            <text:p>126,0</text:p>
          </table:table-cell>
          <table:table-cell table:style-name="ce10" office:value-type="float" office:value="108.6">
            <text:p>108,6</text:p>
          </table:table-cell>
          <table:table-cell table:style-name="ce10" office:value-type="float" office:value="166">
            <text:p>166,0</text:p>
          </table:table-cell>
          <table:table-cell table:style-name="ce10" office:value-type="float" office:value="287.9">
            <text:p>287,9</text:p>
          </table:table-cell>
          <table:table-cell table:style-name="ce10" office:value-type="float" office:value="116.9">
            <text:p>116,9</text:p>
          </table:table-cell>
          <table:table-cell table:style-name="ce10" office:value-type="float" office:value="108.3">
            <text:p>108,3</text:p>
          </table:table-cell>
          <table:table-cell table:style-name="ce10" office:value-type="float" office:value="129.9">
            <text:p>129,9</text:p>
          </table:table-cell>
          <table:table-cell table:style-name="ce10" office:value-type="float" office:value="116.4">
            <text:p>116,4</text:p>
          </table:table-cell>
          <table:table-cell table:style-name="ce10" office:value-type="float" office:value="105.7">
            <text:p>105,7</text:p>
          </table:table-cell>
          <table:table-cell table:style-name="ce10" office:value-type="float" office:value="217.5">
            <text:p>217,5</text:p>
          </table:table-cell>
          <table:table-cell table:style-name="ce10" office:value-type="float" office:value="197.5">
            <text:p>197,5</text:p>
          </table:table-cell>
          <table:table-cell table:style-name="ce10" office:value-type="float" office:value="28.8">
            <text:p>28,8</text:p>
          </table:table-cell>
          <table:table-cell table:style-name="ce10" office:value-type="float" office:value="242.4">
            <text:p>242,4</text:p>
          </table:table-cell>
          <table:table-cell table:style-name="ce10" office:value-type="float" office:value="171">
            <text:p>171,0</text:p>
          </table:table-cell>
          <table:table-cell table:style-name="ce10" office:value-type="float" office:value="249.6">
            <text:p>249,6</text:p>
          </table:table-cell>
          <table:table-cell table:style-name="ce10" office:value-type="float" office:value="240.4">
            <text:p>240,4</text:p>
          </table:table-cell>
          <table:table-cell table:style-name="ce10" office:value-type="float" office:value="293.3">
            <text:p>293,3</text:p>
          </table:table-cell>
          <table:table-cell table:style-name="ce10" office:value-type="float" office:value="83.7">
            <text:p>83,7</text:p>
          </table:table-cell>
          <table:table-cell table:style-name="ce10" office:value-type="float" office:value="109.5">
            <text:p>109,5</text:p>
          </table:table-cell>
          <table:table-cell table:style-name="ce10" office:value-type="float" office:value="99.8">
            <text:p>99,8</text:p>
          </table:table-cell>
          <table:table-cell table:style-name="ce10" office:value-type="float" office:value="230.9">
            <text:p>230,9</text:p>
          </table:table-cell>
          <table:table-cell table:style-name="ce10" office:value-type="float" office:value="154.6">
            <text:p>154,6</text:p>
          </table:table-cell>
          <table:table-cell table:style-name="ce10" office:value-type="float" office:value="130.8">
            <text:p>130,8</text:p>
          </table:table-cell>
          <table:table-cell table:style-name="ce10" office:value-type="float" office:value="114.2">
            <text:p>114,2</text:p>
          </table:table-cell>
          <table:table-cell table:style-name="ce10" office:value-type="float" office:value="89.9">
            <text:p>89,9</text:p>
          </table:table-cell>
          <table:table-cell table:style-name="ce10" office:value-type="float" office:value="134.5">
            <text:p>134,5</text:p>
          </table:table-cell>
          <table:table-cell table:style-name="ce10" office:value-type="float" office:value="62.8">
            <text:p>62,8</text:p>
          </table:table-cell>
          <table:table-cell table:style-name="ce10" office:value-type="float" office:value="213.5">
            <text:p>213,5</text:p>
          </table:table-cell>
          <table:table-cell table:style-name="ce10" office:value-type="float" office:value="96.5">
            <text:p>96,5</text:p>
          </table:table-cell>
          <table:table-cell table:number-columns-repeated="941"/>
        </table:table-row>
        <table:table-row table:style-name="ro7">
          <table:table-cell table:style-name="ce7"/>
          <table:table-cell table:style-name="ce10" table:number-columns-repeated="4"/>
          <table:table-cell table:style-name="ce16"/>
          <table:table-cell table:style-name="ce17" table:number-columns-repeated="6"/>
          <table:table-cell table:style-name="ce16" table:number-columns-repeated="9"/>
          <table:table-cell table:style-name="ce16" office:value-type="string">
            <text:p><text:s/></text:p>
          </table:table-cell>
          <table:table-cell table:style-name="ce16" table:number-columns-repeated="61"/>
          <table:table-cell table:number-columns-repeated="941"/>
        </table:table-row>
        <table:table-row table:style-name="ro3">
          <table:table-cell table:style-name="ce6" office:value-type="string">
            <text:p>JUNHO</text:p>
          </table:table-cell>
          <table:table-cell table:style-name="ce10"/>
          <table:table-cell table:style-name="ce10" office:value-type="float" office:value="234">
            <text:p>234,0</text:p>
          </table:table-cell>
          <table:table-cell table:style-name="ce10" office:value-type="float" office:value="97.8">
            <text:p>97,8</text:p>
          </table:table-cell>
          <table:table-cell table:style-name="ce10" office:value-type="float" office:value="200.3">
            <text:p>200,3</text:p>
          </table:table-cell>
          <table:table-cell table:style-name="ce10" office:value-type="float" office:value="176">
            <text:p>176,0</text:p>
          </table:table-cell>
          <table:table-cell table:style-name="ce18" office:value-type="float" office:value="163.6">
            <text:p>163,6</text:p>
          </table:table-cell>
          <table:table-cell table:style-name="ce18" office:value-type="float" office:value="157.1">
            <text:p>157,1</text:p>
          </table:table-cell>
          <table:table-cell table:style-name="ce18" office:value-type="float" office:value="132.7">
            <text:p>132,7</text:p>
          </table:table-cell>
          <table:table-cell table:style-name="ce18" office:value-type="float" office:value="169">
            <text:p>169,0</text:p>
          </table:table-cell>
          <table:table-cell table:style-name="ce18" office:value-type="float" office:value="279.8">
            <text:p>279,8</text:p>
          </table:table-cell>
          <table:table-cell table:style-name="ce18" office:value-type="float" office:value="66">
            <text:p>66,0</text:p>
          </table:table-cell>
          <table:table-cell table:style-name="ce10" office:value-type="float" office:value="92.4">
            <text:p>92,4</text:p>
          </table:table-cell>
          <table:table-cell table:style-name="ce10" office:value-type="float" office:value="104.4">
            <text:p>104,4</text:p>
          </table:table-cell>
          <table:table-cell table:style-name="ce10" office:value-type="float" office:value="140.3">
            <text:p>140,3</text:p>
          </table:table-cell>
          <table:table-cell table:style-name="ce10" office:value-type="float" office:value="61.1">
            <text:p>61,1</text:p>
          </table:table-cell>
          <table:table-cell table:style-name="ce10" office:value-type="float" office:value="44.2">
            <text:p>44,2</text:p>
          </table:table-cell>
          <table:table-cell table:style-name="ce10" office:value-type="float" office:value="99">
            <text:p>99,0</text:p>
          </table:table-cell>
          <table:table-cell table:style-name="ce10" office:value-type="float" office:value="88.2">
            <text:p>88,2</text:p>
          </table:table-cell>
          <table:table-cell table:style-name="ce10" office:value-type="float" office:value="46">
            <text:p>46,0</text:p>
          </table:table-cell>
          <table:table-cell table:style-name="ce10" office:value-type="float" office:value="251.2">
            <text:p>251,2</text:p>
          </table:table-cell>
          <table:table-cell table:style-name="ce10" office:value-type="float" office:value="43.6">
            <text:p>43,6</text:p>
          </table:table-cell>
          <table:table-cell table:style-name="ce10" office:value-type="float" office:value="69.2">
            <text:p>69,2</text:p>
          </table:table-cell>
          <table:table-cell table:style-name="ce10" office:value-type="float" office:value="158.3">
            <text:p>158,3</text:p>
          </table:table-cell>
          <table:table-cell table:style-name="ce10" office:value-type="float" office:value="59.7">
            <text:p>59,7</text:p>
          </table:table-cell>
          <table:table-cell table:style-name="ce10" office:value-type="float" office:value="190.1">
            <text:p>190,1</text:p>
          </table:table-cell>
          <table:table-cell table:style-name="ce10" office:value-type="float" office:value="167.6">
            <text:p>167,6</text:p>
          </table:table-cell>
          <table:table-cell table:style-name="ce10" office:value-type="float" office:value="188.7">
            <text:p>188,7</text:p>
          </table:table-cell>
          <table:table-cell table:style-name="ce10" office:value-type="float" office:value="171.4">
            <text:p>171,4</text:p>
          </table:table-cell>
          <table:table-cell table:style-name="ce10" office:value-type="float" office:value="106.8">
            <text:p>106,8</text:p>
          </table:table-cell>
          <table:table-cell table:style-name="ce10" office:value-type="float" office:value="39.3">
            <text:p>39,3</text:p>
          </table:table-cell>
          <table:table-cell table:style-name="ce10" office:value-type="float" office:value="169.7">
            <text:p>169,7</text:p>
          </table:table-cell>
          <table:table-cell table:style-name="ce10" office:value-type="float" office:value="68.5">
            <text:p>68,5</text:p>
          </table:table-cell>
          <table:table-cell table:style-name="ce10" office:value-type="float" office:value="219">
            <text:p>219,0</text:p>
          </table:table-cell>
          <table:table-cell table:style-name="ce10" office:value-type="float" office:value="150.1">
            <text:p>150,1</text:p>
          </table:table-cell>
          <table:table-cell table:style-name="ce10" office:value-type="float" office:value="116.4">
            <text:p>116,4</text:p>
          </table:table-cell>
          <table:table-cell table:style-name="ce10" office:value-type="float" office:value="261.2">
            <text:p>261,2</text:p>
          </table:table-cell>
          <table:table-cell table:style-name="ce10" office:value-type="float" office:value="94.8">
            <text:p>94,8</text:p>
          </table:table-cell>
          <table:table-cell table:style-name="ce10" office:value-type="float" office:value="11.7">
            <text:p>11,7</text:p>
          </table:table-cell>
          <table:table-cell table:style-name="ce10" office:value-type="float" office:value="203.4">
            <text:p>203,4</text:p>
          </table:table-cell>
          <table:table-cell table:style-name="ce10" office:value-type="float" office:value="253.6">
            <text:p>253,6</text:p>
          </table:table-cell>
          <table:table-cell table:style-name="ce10" office:value-type="float" office:value="81.8">
            <text:p>81,8</text:p>
          </table:table-cell>
          <table:table-cell table:style-name="ce10" office:value-type="float" office:value="119.6">
            <text:p>119,6</text:p>
          </table:table-cell>
          <table:table-cell table:style-name="ce10" office:value-type="float" office:value="76">
            <text:p>76,0</text:p>
          </table:table-cell>
          <table:table-cell table:style-name="ce10" office:value-type="float" office:value="61">
            <text:p>61,0</text:p>
          </table:table-cell>
          <table:table-cell table:style-name="ce10" office:value-type="float" office:value="75.6">
            <text:p>75,6</text:p>
          </table:table-cell>
          <table:table-cell table:style-name="ce10" office:value-type="float" office:value="109.8">
            <text:p>109,8</text:p>
          </table:table-cell>
          <table:table-cell table:style-name="ce10" office:value-type="float" office:value="75.4">
            <text:p>75,4</text:p>
          </table:table-cell>
          <table:table-cell table:style-name="ce10" office:value-type="float" office:value="159.6">
            <text:p>159,6</text:p>
          </table:table-cell>
          <table:table-cell table:style-name="ce10" office:value-type="float" office:value="47.6">
            <text:p>47,6</text:p>
          </table:table-cell>
          <table:table-cell table:style-name="ce10" office:value-type="float" office:value="26">
            <text:p>26,0</text:p>
          </table:table-cell>
          <table:table-cell table:style-name="ce10" office:value-type="float" office:value="231">
            <text:p>231,0</text:p>
          </table:table-cell>
          <table:table-cell table:style-name="ce10" office:value-type="float" office:value="134.3">
            <text:p>134,3</text:p>
          </table:table-cell>
          <table:table-cell table:style-name="ce10" office:value-type="float" office:value="134.2">
            <text:p>134,2</text:p>
          </table:table-cell>
          <table:table-cell table:style-name="ce10" office:value-type="float" office:value="68.4">
            <text:p>68,4</text:p>
          </table:table-cell>
          <table:table-cell table:style-name="ce10" office:value-type="float" office:value="123.4">
            <text:p>123,4</text:p>
          </table:table-cell>
          <table:table-cell table:style-name="ce10" office:value-type="float" office:value="93.2">
            <text:p>93,2</text:p>
          </table:table-cell>
          <table:table-cell table:style-name="ce10" office:value-type="float" office:value="44">
            <text:p>44,0</text:p>
          </table:table-cell>
          <table:table-cell table:style-name="ce10" office:value-type="float" office:value="146.8">
            <text:p>146,8</text:p>
          </table:table-cell>
          <table:table-cell table:style-name="ce10" office:value-type="float" office:value="59.4">
            <text:p>59,4</text:p>
          </table:table-cell>
          <table:table-cell table:style-name="ce10" office:value-type="float" office:value="39.8">
            <text:p>39,8</text:p>
          </table:table-cell>
          <table:table-cell table:style-name="ce10" office:value-type="float" office:value="167.3">
            <text:p>167,3</text:p>
          </table:table-cell>
          <table:table-cell table:style-name="ce10" office:value-type="float" office:value="100.2">
            <text:p>100,2</text:p>
          </table:table-cell>
          <table:table-cell table:style-name="ce10" office:value-type="float" office:value="5.4">
            <text:p>5,4</text:p>
          </table:table-cell>
          <table:table-cell table:style-name="ce10" office:value-type="float" office:value="106.8">
            <text:p>106,8</text:p>
          </table:table-cell>
          <table:table-cell table:style-name="ce10" office:value-type="float" office:value="57.1">
            <text:p>57,1</text:p>
          </table:table-cell>
          <table:table-cell table:style-name="ce10" office:value-type="float" office:value="283.4">
            <text:p>283,4</text:p>
          </table:table-cell>
          <table:table-cell table:style-name="ce10" office:value-type="float" office:value="62.2">
            <text:p>62,2</text:p>
          </table:table-cell>
          <table:table-cell table:style-name="ce10" office:value-type="float" office:value="78.6">
            <text:p>78,6</text:p>
          </table:table-cell>
          <table:table-cell table:style-name="ce10" office:value-type="float" office:value="38.1">
            <text:p>38,1</text:p>
          </table:table-cell>
          <table:table-cell table:style-name="ce10" office:value-type="float" office:value="214">
            <text:p>214,0</text:p>
          </table:table-cell>
          <table:table-cell table:style-name="ce10" office:value-type="float" office:value="59.4">
            <text:p>59,4</text:p>
          </table:table-cell>
          <table:table-cell table:style-name="ce10" office:value-type="float" office:value="83.4">
            <text:p>83,4</text:p>
          </table:table-cell>
          <table:table-cell table:style-name="ce10" office:value-type="float" office:value="143.6">
            <text:p>143,6</text:p>
          </table:table-cell>
          <table:table-cell table:style-name="ce10" office:value-type="float" office:value="9.6">
            <text:p>9,6</text:p>
          </table:table-cell>
          <table:table-cell table:style-name="ce10" office:value-type="float" office:value="149">
            <text:p>149,0</text:p>
          </table:table-cell>
          <table:table-cell table:style-name="ce10" office:value-type="float" office:value="141.2">
            <text:p>141,2</text:p>
          </table:table-cell>
          <table:table-cell table:style-name="ce10" office:value-type="float" office:value="316.3">
            <text:p>316,3</text:p>
          </table:table-cell>
          <table:table-cell table:style-name="ce10" office:value-type="float" office:value="59.5">
            <text:p>59,5</text:p>
          </table:table-cell>
          <table:table-cell table:style-name="ce10" office:value-type="float" office:value="109.8">
            <text:p>109,8</text:p>
          </table:table-cell>
          <table:table-cell table:style-name="ce10" office:value-type="float" office:value="137">
            <text:p>137,0</text:p>
          </table:table-cell>
          <table:table-cell table:style-name="ce10" office:value-type="float" office:value="71.4">
            <text:p>71,4</text:p>
          </table:table-cell>
          <table:table-cell table:style-name="ce10" office:value-type="float" office:value="34.1">
            <text:p>34,1</text:p>
          </table:table-cell>
          <table:table-cell table:number-columns-repeated="941"/>
        </table:table-row>
        <table:table-row table:style-name="ro7">
          <table:table-cell table:style-name="ce7"/>
          <table:table-cell table:style-name="ce10" table:number-columns-repeated="4"/>
          <table:table-cell table:style-name="ce16"/>
          <table:table-cell table:style-name="ce17" table:number-columns-repeated="6"/>
          <table:table-cell table:style-name="ce16" table:number-columns-repeated="9"/>
          <table:table-cell table:style-name="ce16" office:value-type="string">
            <text:p><text:s/></text:p>
          </table:table-cell>
          <table:table-cell table:style-name="ce16" table:number-columns-repeated="61"/>
          <table:table-cell table:number-columns-repeated="941"/>
        </table:table-row>
        <table:table-row table:style-name="ro3">
          <table:table-cell table:style-name="ce6" office:value-type="string">
            <text:p>JULHO</text:p>
          </table:table-cell>
          <table:table-cell table:style-name="ce10"/>
          <table:table-cell table:style-name="ce10" office:value-type="float" office:value="162.4">
            <text:p>162,4</text:p>
          </table:table-cell>
          <table:table-cell table:style-name="ce10" office:value-type="float" office:value="185.8">
            <text:p>185,8</text:p>
          </table:table-cell>
          <table:table-cell table:style-name="ce10" office:value-type="float" office:value="93.8">
            <text:p>93,8</text:p>
          </table:table-cell>
          <table:table-cell table:style-name="ce10" office:value-type="float" office:value="41.6">
            <text:p>41,6</text:p>
          </table:table-cell>
          <table:table-cell table:style-name="ce18" office:value-type="float" office:value="13.6">
            <text:p>13,6</text:p>
          </table:table-cell>
          <table:table-cell table:style-name="ce18" office:value-type="float" office:value="117.8">
            <text:p>117,8</text:p>
          </table:table-cell>
          <table:table-cell table:style-name="ce18" office:value-type="float" office:value="97.6">
            <text:p>97,6</text:p>
          </table:table-cell>
          <table:table-cell table:style-name="ce18" office:value-type="float" office:value="220.7">
            <text:p>220,7</text:p>
          </table:table-cell>
          <table:table-cell table:style-name="ce18" office:value-type="float" office:value="174.7">
            <text:p>174,7</text:p>
          </table:table-cell>
          <table:table-cell table:style-name="ce18" office:value-type="float" office:value="87.1">
            <text:p>87,1</text:p>
          </table:table-cell>
          <table:table-cell table:style-name="ce18" office:value-type="float" office:value="242">
            <text:p>242,0</text:p>
          </table:table-cell>
          <table:table-cell table:style-name="ce18" office:value-type="float" office:value="312.2">
            <text:p>312,2</text:p>
          </table:table-cell>
          <table:table-cell table:style-name="ce18" office:value-type="float" office:value="0">
            <text:p>0,0</text:p>
          </table:table-cell>
          <table:table-cell table:style-name="ce10" office:value-type="float" office:value="210">
            <text:p>210,0</text:p>
          </table:table-cell>
          <table:table-cell table:style-name="ce10" office:value-type="float" office:value="112.7">
            <text:p>112,7</text:p>
          </table:table-cell>
          <table:table-cell table:style-name="ce10" office:value-type="float" office:value="153.2">
            <text:p>153,2</text:p>
          </table:table-cell>
          <table:table-cell table:style-name="ce10" office:value-type="float" office:value="209.1">
            <text:p>209,1</text:p>
          </table:table-cell>
          <table:table-cell table:style-name="ce10" office:value-type="float" office:value="91.8">
            <text:p>91,8</text:p>
          </table:table-cell>
          <table:table-cell table:style-name="ce10" office:value-type="float" office:value="47.7">
            <text:p>47,7</text:p>
          </table:table-cell>
          <table:table-cell table:style-name="ce10" office:value-type="float" office:value="147.4">
            <text:p>147,4</text:p>
          </table:table-cell>
          <table:table-cell table:style-name="ce10" office:value-type="float" office:value="77.2">
            <text:p>77,2</text:p>
          </table:table-cell>
          <table:table-cell table:style-name="ce10" office:value-type="float" office:value="158.9">
            <text:p>158,9</text:p>
          </table:table-cell>
          <table:table-cell table:style-name="ce10" office:value-type="float" office:value="46.5">
            <text:p>46,5</text:p>
          </table:table-cell>
          <table:table-cell table:style-name="ce10" office:value-type="float" office:value="23.2">
            <text:p>23,2</text:p>
          </table:table-cell>
          <table:table-cell table:style-name="ce10" office:value-type="float" office:value="90.3">
            <text:p>90,3</text:p>
          </table:table-cell>
          <table:table-cell table:style-name="ce10" office:value-type="float" office:value="60.9">
            <text:p>60,9</text:p>
          </table:table-cell>
          <table:table-cell table:style-name="ce10" office:value-type="float" office:value="100.5">
            <text:p>100,5</text:p>
          </table:table-cell>
          <table:table-cell table:style-name="ce10" office:value-type="float" office:value="54.4">
            <text:p>54,4</text:p>
          </table:table-cell>
          <table:table-cell table:style-name="ce10" office:value-type="float" office:value="184.6">
            <text:p>184,6</text:p>
          </table:table-cell>
          <table:table-cell table:style-name="ce10" office:value-type="float" office:value="106.2">
            <text:p>106,2</text:p>
          </table:table-cell>
          <table:table-cell table:style-name="ce10" office:value-type="float" office:value="234.9">
            <text:p>234,9</text:p>
          </table:table-cell>
          <table:table-cell table:style-name="ce10" office:value-type="float" office:value="339.4">
            <text:p>339,4</text:p>
          </table:table-cell>
          <table:table-cell table:style-name="ce10" office:value-type="float" office:value="84.9">
            <text:p>84,9</text:p>
          </table:table-cell>
          <table:table-cell table:style-name="ce10" office:value-type="float" office:value="396.4">
            <text:p>396,4</text:p>
          </table:table-cell>
          <table:table-cell table:style-name="ce10" office:value-type="float" office:value="99.5">
            <text:p>99,5</text:p>
          </table:table-cell>
          <table:table-cell table:style-name="ce10" office:value-type="float" office:value="16.8">
            <text:p>16,8</text:p>
          </table:table-cell>
          <table:table-cell table:style-name="ce10" office:value-type="float" office:value="133.4">
            <text:p>133,4</text:p>
          </table:table-cell>
          <table:table-cell table:style-name="ce10" office:value-type="float" office:value="38.6">
            <text:p>38,6</text:p>
          </table:table-cell>
          <table:table-cell table:style-name="ce10" office:value-type="float" office:value="110.9">
            <text:p>110,9</text:p>
          </table:table-cell>
          <table:table-cell table:style-name="ce10" office:value-type="float" office:value="104.3">
            <text:p>104,3</text:p>
          </table:table-cell>
          <table:table-cell table:style-name="ce10" office:value-type="float" office:value="101.3">
            <text:p>101,3</text:p>
          </table:table-cell>
          <table:table-cell table:style-name="ce10" office:value-type="float" office:value="156.5">
            <text:p>156,5</text:p>
          </table:table-cell>
          <table:table-cell table:style-name="ce10" office:value-type="float" office:value="64">
            <text:p>64,0</text:p>
          </table:table-cell>
          <table:table-cell table:style-name="ce10" office:value-type="float" office:value="17.6">
            <text:p>17,6</text:p>
          </table:table-cell>
          <table:table-cell table:style-name="ce10" office:value-type="float" office:value="180.8">
            <text:p>180,8</text:p>
          </table:table-cell>
          <table:table-cell table:style-name="ce10" office:value-type="float" office:value="121">
            <text:p>121,0</text:p>
          </table:table-cell>
          <table:table-cell table:style-name="ce10" office:value-type="float" office:value="98">
            <text:p>98,0</text:p>
          </table:table-cell>
          <table:table-cell table:style-name="ce10" office:value-type="float" office:value="327.6">
            <text:p>327,6</text:p>
          </table:table-cell>
          <table:table-cell table:style-name="ce10" office:value-type="float" office:value="53.6">
            <text:p>53,6</text:p>
          </table:table-cell>
          <table:table-cell table:style-name="ce10" office:value-type="float" office:value="65.6">
            <text:p>65,6</text:p>
          </table:table-cell>
          <table:table-cell table:style-name="ce10" office:value-type="float" office:value="63.4">
            <text:p>63,4</text:p>
          </table:table-cell>
          <table:table-cell table:style-name="ce10" office:value-type="float" office:value="63.2">
            <text:p>63,2</text:p>
          </table:table-cell>
          <table:table-cell table:style-name="ce10" office:value-type="float" office:value="108.6">
            <text:p>108,6</text:p>
          </table:table-cell>
          <table:table-cell table:style-name="ce10" office:value-type="float" office:value="140">
            <text:p>140,0</text:p>
          </table:table-cell>
          <table:table-cell table:style-name="ce10" office:value-type="float" office:value="72.2">
            <text:p>72,2</text:p>
          </table:table-cell>
          <table:table-cell table:style-name="ce10" office:value-type="float" office:value="272">
            <text:p>272,0</text:p>
          </table:table-cell>
          <table:table-cell table:style-name="ce10" office:value-type="float" office:value="93.8">
            <text:p>93,8</text:p>
          </table:table-cell>
          <table:table-cell table:style-name="ce10" office:value-type="float" office:value="67.3">
            <text:p>67,3</text:p>
          </table:table-cell>
          <table:table-cell table:style-name="ce10" office:value-type="float" office:value="81.3">
            <text:p>81,3</text:p>
          </table:table-cell>
          <table:table-cell table:style-name="ce10" office:value-type="float" office:value="161.8">
            <text:p>161,8</text:p>
          </table:table-cell>
          <table:table-cell table:style-name="ce10" office:value-type="float" office:value="64.1">
            <text:p>64,1</text:p>
          </table:table-cell>
          <table:table-cell table:style-name="ce10" office:value-type="float" office:value="53.7">
            <text:p>53,7</text:p>
          </table:table-cell>
          <table:table-cell table:style-name="ce10" office:value-type="float" office:value="77.6">
            <text:p>77,6</text:p>
          </table:table-cell>
          <table:table-cell table:style-name="ce10" office:value-type="float" office:value="146.3">
            <text:p>146,3</text:p>
          </table:table-cell>
          <table:table-cell table:style-name="ce10" office:value-type="float" office:value="97.9">
            <text:p>97,9</text:p>
          </table:table-cell>
          <table:table-cell table:style-name="ce10" office:value-type="float" office:value="108.9">
            <text:p>108,9</text:p>
          </table:table-cell>
          <table:table-cell table:style-name="ce10" office:value-type="float" office:value="75.9">
            <text:p>75,9</text:p>
          </table:table-cell>
          <table:table-cell table:style-name="ce10" office:value-type="float" office:value="116.1">
            <text:p>116,1</text:p>
          </table:table-cell>
          <table:table-cell table:style-name="ce10" office:value-type="float" office:value="45.7">
            <text:p>45,7</text:p>
          </table:table-cell>
          <table:table-cell table:style-name="ce10" office:value-type="float" office:value="56.5">
            <text:p>56,5</text:p>
          </table:table-cell>
          <table:table-cell table:style-name="ce10" office:value-type="float" office:value="57.3">
            <text:p>57,3</text:p>
          </table:table-cell>
          <table:table-cell table:style-name="ce10" office:value-type="float" office:value="108.7">
            <text:p>108,7</text:p>
          </table:table-cell>
          <table:table-cell table:style-name="ce10" office:value-type="float" office:value="214.8">
            <text:p>214,8</text:p>
          </table:table-cell>
          <table:table-cell table:style-name="ce10" office:value-type="float" office:value="168.1">
            <text:p>168,1</text:p>
          </table:table-cell>
          <table:table-cell table:style-name="ce10" office:value-type="float" office:value="56.6">
            <text:p>56,6</text:p>
          </table:table-cell>
          <table:table-cell table:style-name="ce10" office:value-type="float" office:value="118.8">
            <text:p>118,8</text:p>
          </table:table-cell>
          <table:table-cell table:style-name="ce10" office:value-type="float" office:value="107.8">
            <text:p>107,8</text:p>
          </table:table-cell>
          <table:table-cell table:style-name="ce10" office:value-type="float" office:value="29.5">
            <text:p>29,5</text:p>
          </table:table-cell>
          <table:table-cell table:style-name="ce10" office:value-type="float" office:value="106.1">
            <text:p>106,1</text:p>
          </table:table-cell>
          <table:table-cell table:style-name="ce10" office:value-type="float" office:value="113">
            <text:p>113,0</text:p>
          </table:table-cell>
          <table:table-cell table:style-name="ce10" office:value-type="float" office:value="18.3">
            <text:p>18,3</text:p>
          </table:table-cell>
          <table:table-cell table:number-columns-repeated="941"/>
        </table:table-row>
        <table:table-row table:style-name="ro7">
          <table:table-cell table:style-name="ce7"/>
          <table:table-cell table:style-name="ce10" table:number-columns-repeated="4"/>
          <table:table-cell table:style-name="ce17" table:number-columns-repeated="7"/>
          <table:table-cell table:style-name="ce16" table:number-columns-repeated="9"/>
          <table:table-cell table:style-name="ce16" office:value-type="string">
            <text:p><text:s/></text:p>
          </table:table-cell>
          <table:table-cell table:style-name="ce16" table:number-columns-repeated="61"/>
          <table:table-cell table:number-columns-repeated="941"/>
        </table:table-row>
        <table:table-row table:style-name="ro3">
          <table:table-cell table:style-name="ce6" office:value-type="string">
            <text:p>AGOSTO</text:p>
          </table:table-cell>
          <table:table-cell table:style-name="ce10"/>
          <table:table-cell table:style-name="ce10" office:value-type="float" office:value="204.8">
            <text:p>204,8</text:p>
          </table:table-cell>
          <table:table-cell table:style-name="ce10" office:value-type="float" office:value="203.8">
            <text:p>203,8</text:p>
          </table:table-cell>
          <table:table-cell table:style-name="ce10" office:value-type="float" office:value="154.2">
            <text:p>154,2</text:p>
          </table:table-cell>
          <table:table-cell table:style-name="ce18" office:value-type="float" office:value="165.2">
            <text:p>165,2</text:p>
          </table:table-cell>
          <table:table-cell table:style-name="ce18" office:value-type="float" office:value="132.6">
            <text:p>132,6</text:p>
          </table:table-cell>
          <table:table-cell table:style-name="ce18" office:value-type="float" office:value="43.4">
            <text:p>43,4</text:p>
          </table:table-cell>
          <table:table-cell table:style-name="ce18" office:value-type="float" office:value="99.9">
            <text:p>99,9</text:p>
          </table:table-cell>
          <table:table-cell table:style-name="ce18" office:value-type="float" office:value="47.8">
            <text:p>47,8</text:p>
          </table:table-cell>
          <table:table-cell table:style-name="ce18" office:value-type="float" office:value="14.4">
            <text:p>14,4</text:p>
          </table:table-cell>
          <table:table-cell table:style-name="ce18" office:value-type="float" office:value="173.7">
            <text:p>173,7</text:p>
          </table:table-cell>
          <table:table-cell table:style-name="ce18" office:value-type="float" office:value="137.6">
            <text:p>137,6</text:p>
          </table:table-cell>
          <table:table-cell table:style-name="ce18" office:value-type="float" office:value="107">
            <text:p>107,0</text:p>
          </table:table-cell>
          <table:table-cell table:style-name="ce18" office:value-type="float" office:value="201.2">
            <text:p>201,2</text:p>
          </table:table-cell>
          <table:table-cell table:style-name="ce18" office:value-type="float" office:value="76.9">
            <text:p>76,9</text:p>
          </table:table-cell>
          <table:table-cell table:style-name="ce10" office:value-type="float" office:value="103.2">
            <text:p>103,2</text:p>
          </table:table-cell>
          <table:table-cell table:style-name="ce10" office:value-type="float" office:value="62.6">
            <text:p>62,6</text:p>
          </table:table-cell>
          <table:table-cell table:style-name="ce10" office:value-type="float" office:value="51.6">
            <text:p>51,6</text:p>
          </table:table-cell>
          <table:table-cell table:style-name="ce10" office:value-type="float" office:value="153.6">
            <text:p>153,6</text:p>
          </table:table-cell>
          <table:table-cell table:style-name="ce10" office:value-type="float" office:value="69.2">
            <text:p>69,2</text:p>
          </table:table-cell>
          <table:table-cell table:style-name="ce18" office:value-type="float" office:value="96.6">
            <text:p>96,6</text:p>
          </table:table-cell>
          <table:table-cell table:style-name="ce10" office:value-type="float" office:value="102.8">
            <text:p>102,8</text:p>
          </table:table-cell>
          <table:table-cell table:style-name="ce10" office:value-type="float" office:value="79.2">
            <text:p>79,2</text:p>
          </table:table-cell>
          <table:table-cell table:style-name="ce10" office:value-type="float" office:value="88.3">
            <text:p>88,3</text:p>
          </table:table-cell>
          <table:table-cell table:style-name="ce10" office:value-type="float" office:value="211.7">
            <text:p>211,7</text:p>
          </table:table-cell>
          <table:table-cell table:style-name="ce10" office:value-type="float" office:value="97.2">
            <text:p>97,2</text:p>
          </table:table-cell>
          <table:table-cell table:style-name="ce10" office:value-type="float" office:value="278.8">
            <text:p>278,8</text:p>
          </table:table-cell>
          <table:table-cell table:style-name="ce10" office:value-type="float" office:value="85.9">
            <text:p>85,9</text:p>
          </table:table-cell>
          <table:table-cell table:style-name="ce10" office:value-type="float" office:value="84">
            <text:p>84,0</text:p>
          </table:table-cell>
          <table:table-cell table:style-name="ce10" office:value-type="float" office:value="87.1">
            <text:p>87,1</text:p>
          </table:table-cell>
          <table:table-cell table:style-name="ce10" office:value-type="float" office:value="82.1">
            <text:p>82,1</text:p>
          </table:table-cell>
          <table:table-cell table:style-name="ce10" office:value-type="float" office:value="101.3">
            <text:p>101,3</text:p>
          </table:table-cell>
          <table:table-cell table:style-name="ce10" office:value-type="float" office:value="70.1">
            <text:p>70,1</text:p>
          </table:table-cell>
          <table:table-cell table:style-name="ce10" office:value-type="float" office:value="14.4">
            <text:p>14,4</text:p>
          </table:table-cell>
          <table:table-cell table:style-name="ce10" office:value-type="float" office:value="53.9">
            <text:p>53,9</text:p>
          </table:table-cell>
          <table:table-cell table:style-name="ce10" office:value-type="float" office:value="70.4">
            <text:p>70,4</text:p>
          </table:table-cell>
          <table:table-cell table:style-name="ce10" office:value-type="float" office:value="42.6">
            <text:p>42,6</text:p>
          </table:table-cell>
          <table:table-cell table:style-name="ce10" office:value-type="float" office:value="161.2">
            <text:p>161,2</text:p>
          </table:table-cell>
          <table:table-cell table:style-name="ce10" office:value-type="float" office:value="45">
            <text:p>45,0</text:p>
          </table:table-cell>
          <table:table-cell table:style-name="ce10" office:value-type="float" office:value="109.5">
            <text:p>109,5</text:p>
          </table:table-cell>
          <table:table-cell table:style-name="ce10" office:value-type="float" office:value="97.7">
            <text:p>97,7</text:p>
          </table:table-cell>
          <table:table-cell table:style-name="ce10" office:value-type="float" office:value="101.9">
            <text:p>101,9</text:p>
          </table:table-cell>
          <table:table-cell table:style-name="ce10" office:value-type="float" office:value="67.8">
            <text:p>67,8</text:p>
          </table:table-cell>
          <table:table-cell table:style-name="ce10" office:value-type="float" office:value="67.2">
            <text:p>67,2</text:p>
          </table:table-cell>
          <table:table-cell table:style-name="ce10" office:value-type="float" office:value="167">
            <text:p>167,0</text:p>
          </table:table-cell>
          <table:table-cell table:style-name="ce10" office:value-type="float" office:value="211.4">
            <text:p>211,4</text:p>
          </table:table-cell>
          <table:table-cell table:style-name="ce10" office:value-type="float" office:value="39.4">
            <text:p>39,4</text:p>
          </table:table-cell>
          <table:table-cell table:style-name="ce10" office:value-type="float" office:value="53.2">
            <text:p>53,2</text:p>
          </table:table-cell>
          <table:table-cell table:style-name="ce10" office:value-type="float" office:value="94.6">
            <text:p>94,6</text:p>
          </table:table-cell>
          <table:table-cell table:style-name="ce10" office:value-type="float" office:value="200.2">
            <text:p>200,2</text:p>
          </table:table-cell>
          <table:table-cell table:style-name="ce10" office:value-type="float" office:value="92.8">
            <text:p>92,8</text:p>
          </table:table-cell>
          <table:table-cell table:style-name="ce10" office:value-type="float" office:value="134.2">
            <text:p>134,2</text:p>
          </table:table-cell>
          <table:table-cell table:style-name="ce10" office:value-type="float" office:value="151">
            <text:p>151,0</text:p>
          </table:table-cell>
          <table:table-cell table:style-name="ce10" office:value-type="float" office:value="71">
            <text:p>71,0</text:p>
          </table:table-cell>
          <table:table-cell table:style-name="ce10" office:value-type="float" office:value="42.2">
            <text:p>42,2</text:p>
          </table:table-cell>
          <table:table-cell table:style-name="ce10" office:value-type="float" office:value="217.8">
            <text:p>217,8</text:p>
          </table:table-cell>
          <table:table-cell table:style-name="ce10" office:value-type="float" office:value="23">
            <text:p>23,0</text:p>
          </table:table-cell>
          <table:table-cell table:style-name="ce10" office:value-type="float" office:value="109.6">
            <text:p>109,6</text:p>
          </table:table-cell>
          <table:table-cell table:style-name="ce10" office:value-type="float" office:value="70.9">
            <text:p>70,9</text:p>
          </table:table-cell>
          <table:table-cell table:style-name="ce10" office:value-type="float" office:value="67.2">
            <text:p>67,2</text:p>
          </table:table-cell>
          <table:table-cell table:style-name="ce10" office:value-type="float" office:value="14.2">
            <text:p>14,2</text:p>
          </table:table-cell>
          <table:table-cell table:style-name="ce10" office:value-type="float" office:value="150.4">
            <text:p>150,4</text:p>
          </table:table-cell>
          <table:table-cell table:style-name="ce10" office:value-type="float" office:value="157">
            <text:p>157,0</text:p>
          </table:table-cell>
          <table:table-cell table:style-name="ce10" office:value-type="float" office:value="116.2">
            <text:p>116,2</text:p>
          </table:table-cell>
          <table:table-cell table:style-name="ce10" office:value-type="float" office:value="155.2">
            <text:p>155,2</text:p>
          </table:table-cell>
          <table:table-cell table:style-name="ce10" office:value-type="float" office:value="132.5">
            <text:p>132,5</text:p>
          </table:table-cell>
          <table:table-cell table:style-name="ce10" office:value-type="float" office:value="117.2">
            <text:p>117,2</text:p>
          </table:table-cell>
          <table:table-cell table:style-name="ce10" office:value-type="float" office:value="80.4">
            <text:p>80,4</text:p>
          </table:table-cell>
          <table:table-cell table:style-name="ce10" office:value-type="float" office:value="171.6">
            <text:p>171,6</text:p>
          </table:table-cell>
          <table:table-cell table:style-name="ce10" office:value-type="float" office:value="51.1">
            <text:p>51,1</text:p>
          </table:table-cell>
          <table:table-cell table:style-name="ce10" office:value-type="float" office:value="85">
            <text:p>85,0</text:p>
          </table:table-cell>
          <table:table-cell table:style-name="ce10" office:value-type="float" office:value="73.8">
            <text:p>73,8</text:p>
          </table:table-cell>
          <table:table-cell table:style-name="ce10" office:value-type="float" office:value="128.2">
            <text:p>128,2</text:p>
          </table:table-cell>
          <table:table-cell table:style-name="ce10" office:value-type="float" office:value="117">
            <text:p>117,0</text:p>
          </table:table-cell>
          <table:table-cell table:style-name="ce10" office:value-type="float" office:value="156.2">
            <text:p>156,2</text:p>
          </table:table-cell>
          <table:table-cell table:style-name="ce10" office:value-type="float" office:value="34.5">
            <text:p>34,5</text:p>
          </table:table-cell>
          <table:table-cell table:style-name="ce10" office:value-type="float" office:value="40.1">
            <text:p>40,1</text:p>
          </table:table-cell>
          <table:table-cell table:style-name="ce10" office:value-type="float" office:value="29.7">
            <text:p>29,7</text:p>
          </table:table-cell>
          <table:table-cell table:style-name="ce10" office:value-type="float" office:value="254.2">
            <text:p>254,2</text:p>
          </table:table-cell>
          <table:table-cell table:style-name="ce10" office:value-type="float" office:value="58.6">
            <text:p>58,6</text:p>
          </table:table-cell>
          <table:table-cell table:style-name="ce10" office:value-type="float" office:value="79.6">
            <text:p>79,6</text:p>
          </table:table-cell>
          <table:table-cell table:style-name="ce10" office:value-type="float" office:value="59.4">
            <text:p>59,4</text:p>
          </table:table-cell>
          <table:table-cell table:number-columns-repeated="941"/>
        </table:table-row>
        <table:table-row table:style-name="ro7">
          <table:table-cell table:style-name="ce7"/>
          <table:table-cell table:style-name="ce10" table:number-columns-repeated="4"/>
          <table:table-cell table:style-name="ce17" table:number-columns-repeated="11"/>
          <table:table-cell table:style-name="ce16" table:number-columns-repeated="5"/>
          <table:table-cell table:style-name="ce17" office:value-type="string">
            <text:p><text:s/></text:p>
          </table:table-cell>
          <table:table-cell table:style-name="ce16" table:number-columns-repeated="61"/>
          <table:table-cell table:number-columns-repeated="941"/>
        </table:table-row>
        <table:table-row table:style-name="ro3">
          <table:table-cell table:style-name="ce6" office:value-type="string">
            <text:p>SETEMBRO</text:p>
          </table:table-cell>
          <table:table-cell table:style-name="ce10"/>
          <table:table-cell table:style-name="ce10" office:value-type="float" office:value="205.6">
            <text:p>205,6</text:p>
          </table:table-cell>
          <table:table-cell table:style-name="ce10" office:value-type="float" office:value="241.6">
            <text:p>241,6</text:p>
          </table:table-cell>
          <table:table-cell table:style-name="ce10" office:value-type="float" office:value="81.5">
            <text:p>81,5</text:p>
          </table:table-cell>
          <table:table-cell table:style-name="ce18" office:value-type="float" office:value="26.2">
            <text:p>26,2</text:p>
          </table:table-cell>
          <table:table-cell table:style-name="ce18" office:value-type="float" office:value="76.5">
            <text:p>76,5</text:p>
          </table:table-cell>
          <table:table-cell table:style-name="ce18" office:value-type="float" office:value="246.3">
            <text:p>246,3</text:p>
          </table:table-cell>
          <table:table-cell table:style-name="ce18" office:value-type="float" office:value="118.8">
            <text:p>118,8</text:p>
          </table:table-cell>
          <table:table-cell table:style-name="ce18" office:value-type="float" office:value="158.2">
            <text:p>158,2</text:p>
          </table:table-cell>
          <table:table-cell table:style-name="ce18" office:value-type="float" office:value="71.8">
            <text:p>71,8</text:p>
          </table:table-cell>
          <table:table-cell table:style-name="ce18" office:value-type="float" office:value="108.2">
            <text:p>108,2</text:p>
          </table:table-cell>
          <table:table-cell table:style-name="ce18" office:value-type="float" office:value="160.1">
            <text:p>160,1</text:p>
          </table:table-cell>
          <table:table-cell table:style-name="ce18" office:value-type="float" office:value="296.2">
            <text:p>296,2</text:p>
          </table:table-cell>
          <table:table-cell table:style-name="ce18" office:value-type="float" office:value="199.1">
            <text:p>199,1</text:p>
          </table:table-cell>
          <table:table-cell table:style-name="ce18" office:value-type="float" office:value="26.2">
            <text:p>26,2</text:p>
          </table:table-cell>
          <table:table-cell table:style-name="ce10" office:value-type="float" office:value="163.1">
            <text:p>163,1</text:p>
          </table:table-cell>
          <table:table-cell table:style-name="ce10" office:value-type="float" office:value="262.8">
            <text:p>262,8</text:p>
          </table:table-cell>
          <table:table-cell table:style-name="ce10" office:value-type="float" office:value="113">
            <text:p>113,0</text:p>
          </table:table-cell>
          <table:table-cell table:style-name="ce10" office:value-type="float" office:value="78.2">
            <text:p>78,2</text:p>
          </table:table-cell>
          <table:table-cell table:style-name="ce10" office:value-type="float" office:value="82.8">
            <text:p>82,8</text:p>
          </table:table-cell>
          <table:table-cell table:style-name="ce18" office:value-type="float" office:value="113.9">
            <text:p>113,9</text:p>
          </table:table-cell>
          <table:table-cell table:style-name="ce10" office:value-type="float" office:value="221.6">
            <text:p>221,6</text:p>
          </table:table-cell>
          <table:table-cell table:style-name="ce10" office:value-type="float" office:value="114.2">
            <text:p>114,2</text:p>
          </table:table-cell>
          <table:table-cell table:style-name="ce10" office:value-type="float" office:value="282.7">
            <text:p>282,7</text:p>
          </table:table-cell>
          <table:table-cell table:style-name="ce10" office:value-type="float" office:value="237.4">
            <text:p>237,4</text:p>
          </table:table-cell>
          <table:table-cell table:style-name="ce10" office:value-type="float" office:value="318.7">
            <text:p>318,7</text:p>
          </table:table-cell>
          <table:table-cell table:style-name="ce10" office:value-type="float" office:value="293.1">
            <text:p>293,1</text:p>
          </table:table-cell>
          <table:table-cell table:style-name="ce10" office:value-type="float" office:value="199.5">
            <text:p>199,5</text:p>
          </table:table-cell>
          <table:table-cell table:style-name="ce10" office:value-type="float" office:value="288.8">
            <text:p>288,8</text:p>
          </table:table-cell>
          <table:table-cell table:style-name="ce10" office:value-type="float" office:value="215.3">
            <text:p>215,3</text:p>
          </table:table-cell>
          <table:table-cell table:style-name="ce10" office:value-type="float" office:value="169.3">
            <text:p>169,3</text:p>
          </table:table-cell>
          <table:table-cell table:style-name="ce10" office:value-type="float" office:value="156.3">
            <text:p>156,3</text:p>
          </table:table-cell>
          <table:table-cell table:style-name="ce10" office:value-type="float" office:value="244.3">
            <text:p>244,3</text:p>
          </table:table-cell>
          <table:table-cell table:style-name="ce10" office:value-type="float" office:value="130.7">
            <text:p>130,7</text:p>
          </table:table-cell>
          <table:table-cell table:style-name="ce10" office:value-type="float" office:value="127.3">
            <text:p>127,3</text:p>
          </table:table-cell>
          <table:table-cell table:style-name="ce10" office:value-type="float" office:value="180.7">
            <text:p>180,7</text:p>
          </table:table-cell>
          <table:table-cell table:style-name="ce10" office:value-type="float" office:value="109.2">
            <text:p>109,2</text:p>
          </table:table-cell>
          <table:table-cell table:style-name="ce10" office:value-type="float" office:value="127.8">
            <text:p>127,8</text:p>
          </table:table-cell>
          <table:table-cell table:style-name="ce10" office:value-type="float" office:value="303.8">
            <text:p>303,8</text:p>
          </table:table-cell>
          <table:table-cell table:style-name="ce10" office:value-type="float" office:value="152.4">
            <text:p>152,4</text:p>
          </table:table-cell>
          <table:table-cell table:style-name="ce10" office:value-type="float" office:value="107.1">
            <text:p>107,1</text:p>
          </table:table-cell>
          <table:table-cell table:style-name="ce10" office:value-type="float" office:value="112.2">
            <text:p>112,2</text:p>
          </table:table-cell>
          <table:table-cell table:style-name="ce10" office:value-type="float" office:value="274.1">
            <text:p>274,1</text:p>
          </table:table-cell>
          <table:table-cell table:style-name="ce10" office:value-type="float" office:value="35.4">
            <text:p>35,4</text:p>
          </table:table-cell>
          <table:table-cell table:style-name="ce10" office:value-type="float" office:value="308.4">
            <text:p>308,4</text:p>
          </table:table-cell>
          <table:table-cell table:style-name="ce10" office:value-type="float" office:value="259.4">
            <text:p>259,4</text:p>
          </table:table-cell>
          <table:table-cell table:style-name="ce10" office:value-type="float" office:value="89">
            <text:p>89,0</text:p>
          </table:table-cell>
          <table:table-cell table:style-name="ce10" office:value-type="float" office:value="180.4">
            <text:p>180,4</text:p>
          </table:table-cell>
          <table:table-cell table:style-name="ce10" office:value-type="float" office:value="230">
            <text:p>230,0</text:p>
          </table:table-cell>
          <table:table-cell table:style-name="ce10" office:value-type="float" office:value="215">
            <text:p>215,0</text:p>
          </table:table-cell>
          <table:table-cell table:style-name="ce10" office:value-type="float" office:value="75.4">
            <text:p>75,4</text:p>
          </table:table-cell>
          <table:table-cell table:style-name="ce10" office:value-type="float" office:value="128.2">
            <text:p>128,2</text:p>
          </table:table-cell>
          <table:table-cell table:style-name="ce10" office:value-type="float" office:value="90">
            <text:p>90,0</text:p>
          </table:table-cell>
          <table:table-cell table:style-name="ce10" office:value-type="float" office:value="107.6">
            <text:p>107,6</text:p>
          </table:table-cell>
          <table:table-cell table:style-name="ce10" office:value-type="float" office:value="178.6">
            <text:p>178,6</text:p>
          </table:table-cell>
          <table:table-cell table:style-name="ce10" office:value-type="float" office:value="175.8">
            <text:p>175,8</text:p>
          </table:table-cell>
          <table:table-cell table:style-name="ce10" office:value-type="float" office:value="146">
            <text:p>146,0</text:p>
          </table:table-cell>
          <table:table-cell table:style-name="ce10" office:value-type="float" office:value="184.7">
            <text:p>184,7</text:p>
          </table:table-cell>
          <table:table-cell table:style-name="ce10" office:value-type="float" office:value="50.6">
            <text:p>50,6</text:p>
          </table:table-cell>
          <table:table-cell table:style-name="ce10" office:value-type="float" office:value="168.4">
            <text:p>168,4</text:p>
          </table:table-cell>
          <table:table-cell table:style-name="ce10" office:value-type="float" office:value="139.7">
            <text:p>139,7</text:p>
          </table:table-cell>
          <table:table-cell table:style-name="ce10" office:value-type="float" office:value="87.4">
            <text:p>87,4</text:p>
          </table:table-cell>
          <table:table-cell table:style-name="ce10" office:value-type="float" office:value="112.6">
            <text:p>112,6</text:p>
          </table:table-cell>
          <table:table-cell table:style-name="ce10" office:value-type="float" office:value="207.7">
            <text:p>207,7</text:p>
          </table:table-cell>
          <table:table-cell table:style-name="ce10" office:value-type="float" office:value="257.4">
            <text:p>257,4</text:p>
          </table:table-cell>
          <table:table-cell table:style-name="ce10" office:value-type="float" office:value="103.4">
            <text:p>103,4</text:p>
          </table:table-cell>
          <table:table-cell table:style-name="ce10" office:value-type="float" office:value="57.7">
            <text:p>57,7</text:p>
          </table:table-cell>
          <table:table-cell table:style-name="ce10" office:value-type="float" office:value="183.2">
            <text:p>183,2</text:p>
          </table:table-cell>
          <table:table-cell table:style-name="ce10" office:value-type="float" office:value="108.7">
            <text:p>108,7</text:p>
          </table:table-cell>
          <table:table-cell table:style-name="ce10" office:value-type="float" office:value="192.4">
            <text:p>192,4</text:p>
          </table:table-cell>
          <table:table-cell table:style-name="ce10" office:value-type="float" office:value="39.8">
            <text:p>39,8</text:p>
          </table:table-cell>
          <table:table-cell table:style-name="ce10" office:value-type="float" office:value="165.3">
            <text:p>165,3</text:p>
          </table:table-cell>
          <table:table-cell table:style-name="ce10" office:value-type="float" office:value="141">
            <text:p>141,0</text:p>
          </table:table-cell>
          <table:table-cell table:style-name="ce10" office:value-type="float" office:value="114.3">
            <text:p>114,3</text:p>
          </table:table-cell>
          <table:table-cell table:style-name="ce10" office:value-type="float" office:value="184.1">
            <text:p>184,1</text:p>
          </table:table-cell>
          <table:table-cell table:style-name="ce10" office:value-type="float" office:value="82">
            <text:p>82,0</text:p>
          </table:table-cell>
          <table:table-cell table:style-name="ce10" office:value-type="float" office:value="163.1">
            <text:p>163,1</text:p>
          </table:table-cell>
          <table:table-cell table:style-name="ce10" office:value-type="float" office:value="43.3">
            <text:p>43,3</text:p>
          </table:table-cell>
          <table:table-cell table:style-name="ce10" office:value-type="float" office:value="161">
            <text:p>161,0</text:p>
          </table:table-cell>
          <table:table-cell table:style-name="ce10" office:value-type="float" office:value="66.4">
            <text:p>66,4</text:p>
          </table:table-cell>
          <table:table-cell table:style-name="ce10" office:value-type="float" office:value="198.4">
            <text:p>198,4</text:p>
          </table:table-cell>
          <table:table-cell table:style-name="ce10" office:value-type="float" office:value="147.7">
            <text:p>147,7</text:p>
          </table:table-cell>
          <table:table-cell table:number-columns-repeated="941"/>
        </table:table-row>
        <table:table-row table:style-name="ro7">
          <table:table-cell table:style-name="ce7"/>
          <table:table-cell table:style-name="ce10" table:number-columns-repeated="4"/>
          <table:table-cell table:style-name="ce17" table:number-columns-repeated="11"/>
          <table:table-cell table:style-name="ce16" table:number-columns-repeated="5"/>
          <table:table-cell table:style-name="ce17" office:value-type="string">
            <text:p><text:s/></text:p>
          </table:table-cell>
          <table:table-cell table:style-name="ce16" table:number-columns-repeated="61"/>
          <table:table-cell table:number-columns-repeated="941"/>
        </table:table-row>
        <table:table-row table:style-name="ro3">
          <table:table-cell table:style-name="ce6" office:value-type="string">
            <text:p>OUTUBRO</text:p>
          </table:table-cell>
          <table:table-cell table:style-name="ce10"/>
          <table:table-cell table:style-name="ce10" office:value-type="float" office:value="250">
            <text:p>250,0</text:p>
          </table:table-cell>
          <table:table-cell table:style-name="ce10" office:value-type="float" office:value="102.8">
            <text:p>102,8</text:p>
          </table:table-cell>
          <table:table-cell table:style-name="ce10" office:value-type="float" office:value="290">
            <text:p>290,0</text:p>
          </table:table-cell>
          <table:table-cell table:style-name="ce18" office:value-type="float" office:value="168.6">
            <text:p>168,6</text:p>
          </table:table-cell>
          <table:table-cell table:style-name="ce18" office:value-type="float" office:value="189.7">
            <text:p>189,7</text:p>
          </table:table-cell>
          <table:table-cell table:style-name="ce18" office:value-type="float" office:value="201.7">
            <text:p>201,7</text:p>
          </table:table-cell>
          <table:table-cell table:style-name="ce18" office:value-type="float" office:value="20.1">
            <text:p>20,1</text:p>
          </table:table-cell>
          <table:table-cell table:style-name="ce18" office:value-type="float" office:value="338.7">
            <text:p>338,7</text:p>
          </table:table-cell>
          <table:table-cell table:style-name="ce18" office:value-type="float" office:value="154.3">
            <text:p>154,3</text:p>
          </table:table-cell>
          <table:table-cell table:style-name="ce18" office:value-type="float" office:value="205">
            <text:p>205,0</text:p>
          </table:table-cell>
          <table:table-cell table:style-name="ce18" office:value-type="float" office:value="141.1">
            <text:p>141,1</text:p>
          </table:table-cell>
          <table:table-cell table:style-name="ce18" office:value-type="float" office:value="342.2">
            <text:p>342,2</text:p>
          </table:table-cell>
          <table:table-cell table:style-name="ce18" office:value-type="float" office:value="232">
            <text:p>232,0</text:p>
          </table:table-cell>
          <table:table-cell table:style-name="ce18" office:value-type="float" office:value="149.8">
            <text:p>149,8</text:p>
          </table:table-cell>
          <table:table-cell table:style-name="ce10" office:value-type="float" office:value="179.3">
            <text:p>179,3</text:p>
          </table:table-cell>
          <table:table-cell table:style-name="ce10" office:value-type="float" office:value="206.2">
            <text:p>206,2</text:p>
          </table:table-cell>
          <table:table-cell table:style-name="ce10" office:value-type="float" office:value="114.2">
            <text:p>114,2</text:p>
          </table:table-cell>
          <table:table-cell table:style-name="ce10" office:value-type="float" office:value="265.4">
            <text:p>265,4</text:p>
          </table:table-cell>
          <table:table-cell table:style-name="ce10" office:value-type="float" office:value="212.2">
            <text:p>212,2</text:p>
          </table:table-cell>
          <table:table-cell table:style-name="ce18" office:value-type="float" office:value="167">
            <text:p>167,0</text:p>
          </table:table-cell>
          <table:table-cell table:style-name="ce10" office:value-type="float" office:value="99">
            <text:p>99,0</text:p>
          </table:table-cell>
          <table:table-cell table:style-name="ce10" office:value-type="float" office:value="195.2">
            <text:p>195,2</text:p>
          </table:table-cell>
          <table:table-cell table:style-name="ce10" office:value-type="float" office:value="316.8">
            <text:p>316,8</text:p>
          </table:table-cell>
          <table:table-cell table:style-name="ce10" office:value-type="float" office:value="245.4">
            <text:p>245,4</text:p>
          </table:table-cell>
          <table:table-cell table:style-name="ce10" office:value-type="float" office:value="151">
            <text:p>151,0</text:p>
          </table:table-cell>
          <table:table-cell table:style-name="ce10" office:value-type="float" office:value="352.9">
            <text:p>352,9</text:p>
          </table:table-cell>
          <table:table-cell table:style-name="ce10" office:value-type="float" office:value="142.2">
            <text:p>142,2</text:p>
          </table:table-cell>
          <table:table-cell table:style-name="ce10" office:value-type="float" office:value="167">
            <text:p>167,0</text:p>
          </table:table-cell>
          <table:table-cell table:style-name="ce10" office:value-type="float" office:value="337.2">
            <text:p>337,2</text:p>
          </table:table-cell>
          <table:table-cell table:style-name="ce10" office:value-type="float" office:value="164.9">
            <text:p>164,9</text:p>
          </table:table-cell>
          <table:table-cell table:style-name="ce10" office:value-type="float" office:value="137.2">
            <text:p>137,2</text:p>
          </table:table-cell>
          <table:table-cell table:style-name="ce10" office:value-type="float" office:value="142.4">
            <text:p>142,4</text:p>
          </table:table-cell>
          <table:table-cell table:style-name="ce10" office:value-type="float" office:value="170.6">
            <text:p>170,6</text:p>
          </table:table-cell>
          <table:table-cell table:style-name="ce10" office:value-type="float" office:value="149.8">
            <text:p>149,8</text:p>
          </table:table-cell>
          <table:table-cell table:style-name="ce10" office:value-type="float" office:value="217.2">
            <text:p>217,2</text:p>
          </table:table-cell>
          <table:table-cell table:style-name="ce10" office:value-type="float" office:value="29.2">
            <text:p>29,2</text:p>
          </table:table-cell>
          <table:table-cell table:style-name="ce10" office:value-type="float" office:value="97.4">
            <text:p>97,4</text:p>
          </table:table-cell>
          <table:table-cell table:style-name="ce10" office:value-type="float" office:value="369.1">
            <text:p>369,1</text:p>
          </table:table-cell>
          <table:table-cell table:style-name="ce10" office:value-type="float" office:value="169.5">
            <text:p>169,5</text:p>
          </table:table-cell>
          <table:table-cell table:style-name="ce10" office:value-type="float" office:value="208.6">
            <text:p>208,6</text:p>
          </table:table-cell>
          <table:table-cell table:style-name="ce10" office:value-type="float" office:value="378.7">
            <text:p>378,7</text:p>
          </table:table-cell>
          <table:table-cell table:style-name="ce10" office:value-type="float" office:value="159.7">
            <text:p>159,7</text:p>
          </table:table-cell>
          <table:table-cell table:style-name="ce10" office:value-type="float" office:value="59.6">
            <text:p>59,6</text:p>
          </table:table-cell>
          <table:table-cell table:style-name="ce10" office:value-type="float" office:value="221.2">
            <text:p>221,2</text:p>
          </table:table-cell>
          <table:table-cell table:style-name="ce10" office:value-type="float" office:value="180">
            <text:p>180,0</text:p>
          </table:table-cell>
          <table:table-cell table:style-name="ce10" office:value-type="float" office:value="206.4">
            <text:p>206,4</text:p>
          </table:table-cell>
          <table:table-cell table:style-name="ce10" office:value-type="float" office:value="140">
            <text:p>140,0</text:p>
          </table:table-cell>
          <table:table-cell table:style-name="ce10" office:value-type="float" office:value="189.4">
            <text:p>189,4</text:p>
          </table:table-cell>
          <table:table-cell table:style-name="ce10" office:value-type="float" office:value="296.4">
            <text:p>296,4</text:p>
          </table:table-cell>
          <table:table-cell table:style-name="ce10" office:value-type="float" office:value="151">
            <text:p>151,0</text:p>
          </table:table-cell>
          <table:table-cell table:style-name="ce10" office:value-type="float" office:value="173.7">
            <text:p>173,7</text:p>
          </table:table-cell>
          <table:table-cell table:style-name="ce10" office:value-type="float" office:value="300">
            <text:p>300,0</text:p>
          </table:table-cell>
          <table:table-cell table:style-name="ce10" office:value-type="float" office:value="146.8">
            <text:p>146,8</text:p>
          </table:table-cell>
          <table:table-cell table:style-name="ce10" office:value-type="float" office:value="165">
            <text:p>165,0</text:p>
          </table:table-cell>
          <table:table-cell table:style-name="ce10" office:value-type="float" office:value="344.2">
            <text:p>344,2</text:p>
          </table:table-cell>
          <table:table-cell table:style-name="ce10" office:value-type="float" office:value="256.8">
            <text:p>256,8</text:p>
          </table:table-cell>
          <table:table-cell table:style-name="ce10" office:value-type="float" office:value="150.6">
            <text:p>150,6</text:p>
          </table:table-cell>
          <table:table-cell table:style-name="ce10" office:value-type="float" office:value="152.1">
            <text:p>152,1</text:p>
          </table:table-cell>
          <table:table-cell table:style-name="ce10" office:value-type="float" office:value="419.4">
            <text:p>419,4</text:p>
          </table:table-cell>
          <table:table-cell table:style-name="ce10" office:value-type="float" office:value="156.8">
            <text:p>156,8</text:p>
          </table:table-cell>
          <table:table-cell table:style-name="ce10" office:value-type="float" office:value="166">
            <text:p>166,0</text:p>
          </table:table-cell>
          <table:table-cell table:style-name="ce10" office:value-type="float" office:value="138.2">
            <text:p>138,2</text:p>
          </table:table-cell>
          <table:table-cell table:style-name="ce10" office:value-type="float" office:value="452.4">
            <text:p>452,4</text:p>
          </table:table-cell>
          <table:table-cell table:style-name="ce10" office:value-type="float" office:value="318.3">
            <text:p>318,3</text:p>
          </table:table-cell>
          <table:table-cell table:style-name="ce10" office:value-type="float" office:value="180.9">
            <text:p>180,9</text:p>
          </table:table-cell>
          <table:table-cell table:style-name="ce10" office:value-type="float" office:value="111.3">
            <text:p>111,3</text:p>
          </table:table-cell>
          <table:table-cell table:style-name="ce10" office:value-type="float" office:value="206.2">
            <text:p>206,2</text:p>
          </table:table-cell>
          <table:table-cell table:style-name="ce10" office:value-type="float" office:value="198.6">
            <text:p>198,6</text:p>
          </table:table-cell>
          <table:table-cell table:style-name="ce10" office:value-type="float" office:value="203.3">
            <text:p>203,3</text:p>
          </table:table-cell>
          <table:table-cell table:style-name="ce10" office:value-type="float" office:value="247.2">
            <text:p>247,2</text:p>
          </table:table-cell>
          <table:table-cell table:style-name="ce10" office:value-type="float" office:value="260.1">
            <text:p>260,1</text:p>
          </table:table-cell>
          <table:table-cell table:style-name="ce10" office:value-type="float" office:value="174.1">
            <text:p>174,1</text:p>
          </table:table-cell>
          <table:table-cell table:style-name="ce10" office:value-type="float" office:value="79.8">
            <text:p>79,8</text:p>
          </table:table-cell>
          <table:table-cell table:style-name="ce10" office:value-type="float" office:value="161.5">
            <text:p>161,5</text:p>
          </table:table-cell>
          <table:table-cell table:style-name="ce10" office:value-type="float" office:value="220">
            <text:p>220,0</text:p>
          </table:table-cell>
          <table:table-cell table:style-name="ce10" office:value-type="float" office:value="50.8">
            <text:p>50,8</text:p>
          </table:table-cell>
          <table:table-cell table:style-name="ce10" office:value-type="float" office:value="96.4">
            <text:p>96,4</text:p>
          </table:table-cell>
          <table:table-cell table:style-name="ce10" office:value-type="float" office:value="330.3">
            <text:p>330,3</text:p>
          </table:table-cell>
          <table:table-cell table:style-name="ce10" office:value-type="float" office:value="208">
            <text:p>208,0</text:p>
          </table:table-cell>
          <table:table-cell table:style-name="ce10" office:value-type="float" office:value="137">
            <text:p>137,0</text:p>
          </table:table-cell>
          <table:table-cell table:style-name="ce10" office:value-type="float" office:value="192.4">
            <text:p>192,4</text:p>
          </table:table-cell>
          <table:table-cell table:number-columns-repeated="941"/>
        </table:table-row>
        <table:table-row table:style-name="ro7">
          <table:table-cell table:style-name="ce7"/>
          <table:table-cell table:style-name="ce10" table:number-columns-repeated="4"/>
          <table:table-cell table:style-name="ce17" table:number-columns-repeated="7"/>
          <table:table-cell table:style-name="ce16" table:number-columns-repeated="9"/>
          <table:table-cell table:style-name="ce16" office:value-type="string">
            <text:p><text:s/></text:p>
          </table:table-cell>
          <table:table-cell table:style-name="ce16" table:number-columns-repeated="61"/>
          <table:table-cell table:number-columns-repeated="941"/>
        </table:table-row>
        <table:table-row table:style-name="ro3">
          <table:table-cell table:style-name="ce6" office:value-type="string">
            <text:p>NOVEMBRO</text:p>
          </table:table-cell>
          <table:table-cell table:style-name="ce10"/>
          <table:table-cell table:style-name="ce10" office:value-type="float" office:value="254.8">
            <text:p>254,8</text:p>
          </table:table-cell>
          <table:table-cell table:style-name="ce10" office:value-type="float" office:value="234.6">
            <text:p>234,6</text:p>
          </table:table-cell>
          <table:table-cell table:style-name="ce10" office:value-type="float" office:value="268.7">
            <text:p>268,7</text:p>
          </table:table-cell>
          <table:table-cell table:style-name="ce18" office:value-type="float" office:value="306.6">
            <text:p>306,6</text:p>
          </table:table-cell>
          <table:table-cell table:style-name="ce18" office:value-type="float" office:value="211.7">
            <text:p>211,7</text:p>
          </table:table-cell>
          <table:table-cell table:style-name="ce18" office:value-type="float" office:value="396.3">
            <text:p>396,3</text:p>
          </table:table-cell>
          <table:table-cell table:style-name="ce18" office:value-type="float" office:value="94.9">
            <text:p>94,9</text:p>
          </table:table-cell>
          <table:table-cell table:style-name="ce18" office:value-type="float" office:value="347.8">
            <text:p>347,8</text:p>
          </table:table-cell>
          <table:table-cell table:style-name="ce18" office:value-type="float" office:value="159.1">
            <text:p>159,1</text:p>
          </table:table-cell>
          <table:table-cell table:style-name="ce18" office:value-type="float" office:value="204.2">
            <text:p>204,2</text:p>
          </table:table-cell>
          <table:table-cell table:style-name="ce10" office:value-type="float" office:value="216.4">
            <text:p>216,4</text:p>
          </table:table-cell>
          <table:table-cell table:style-name="ce10" office:value-type="float" office:value="129.7">
            <text:p>129,7</text:p>
          </table:table-cell>
          <table:table-cell table:style-name="ce10" office:value-type="float" office:value="208.8">
            <text:p>208,8</text:p>
          </table:table-cell>
          <table:table-cell table:style-name="ce10" office:value-type="float" office:value="194.9">
            <text:p>194,9</text:p>
          </table:table-cell>
          <table:table-cell table:style-name="ce10" office:value-type="float" office:value="237.3">
            <text:p>237,3</text:p>
          </table:table-cell>
          <table:table-cell table:style-name="ce10" office:value-type="float" office:value="144.8">
            <text:p>144,8</text:p>
          </table:table-cell>
          <table:table-cell table:style-name="ce10" office:value-type="float" office:value="229.8">
            <text:p>229,8</text:p>
          </table:table-cell>
          <table:table-cell table:style-name="ce10" office:value-type="float" office:value="375.8">
            <text:p>375,8</text:p>
          </table:table-cell>
          <table:table-cell table:style-name="ce10" office:value-type="float" office:value="374.9">
            <text:p>374,9</text:p>
          </table:table-cell>
          <table:table-cell table:style-name="ce10" office:value-type="float" office:value="109.2">
            <text:p>109,2</text:p>
          </table:table-cell>
          <table:table-cell table:style-name="ce10" office:value-type="float" office:value="314.8">
            <text:p>314,8</text:p>
          </table:table-cell>
          <table:table-cell table:style-name="ce10" office:value-type="float" office:value="80.1">
            <text:p>80,1</text:p>
          </table:table-cell>
          <table:table-cell table:style-name="ce10" office:value-type="float" office:value="101.6">
            <text:p>101,6</text:p>
          </table:table-cell>
          <table:table-cell table:style-name="ce10" office:value-type="float" office:value="270.3">
            <text:p>270,3</text:p>
          </table:table-cell>
          <table:table-cell table:style-name="ce10" office:value-type="float" office:value="106.1">
            <text:p>106,1</text:p>
          </table:table-cell>
          <table:table-cell table:style-name="ce10" office:value-type="float" office:value="429.3">
            <text:p>429,3</text:p>
          </table:table-cell>
          <table:table-cell table:style-name="ce10" office:value-type="float" office:value="147.8">
            <text:p>147,8</text:p>
          </table:table-cell>
          <table:table-cell table:style-name="ce10" office:value-type="float" office:value="90.1">
            <text:p>90,1</text:p>
          </table:table-cell>
          <table:table-cell table:style-name="ce10" office:value-type="float" office:value="430.4">
            <text:p>430,4</text:p>
          </table:table-cell>
          <table:table-cell table:style-name="ce10" office:value-type="float" office:value="109.2">
            <text:p>109,2</text:p>
          </table:table-cell>
          <table:table-cell table:style-name="ce10" office:value-type="float" office:value="143.2">
            <text:p>143,2</text:p>
          </table:table-cell>
          <table:table-cell table:style-name="ce10" office:value-type="float" office:value="61.9">
            <text:p>61,9</text:p>
          </table:table-cell>
          <table:table-cell table:style-name="ce10" office:value-type="float" office:value="93.2">
            <text:p>93,2</text:p>
          </table:table-cell>
          <table:table-cell table:style-name="ce10" office:value-type="float" office:value="276.4">
            <text:p>276,4</text:p>
          </table:table-cell>
          <table:table-cell table:style-name="ce10" office:value-type="float" office:value="55.6">
            <text:p>55,6</text:p>
          </table:table-cell>
          <table:table-cell table:style-name="ce10" office:value-type="float" office:value="164.3">
            <text:p>164,3</text:p>
          </table:table-cell>
          <table:table-cell table:style-name="ce10" office:value-type="float" office:value="182.6">
            <text:p>182,6</text:p>
          </table:table-cell>
          <table:table-cell table:style-name="ce10" office:value-type="float" office:value="78.6">
            <text:p>78,6</text:p>
          </table:table-cell>
          <table:table-cell table:style-name="ce10" office:value-type="float" office:value="285.7">
            <text:p>285,7</text:p>
          </table:table-cell>
          <table:table-cell table:style-name="ce10" office:value-type="float" office:value="192.3">
            <text:p>192,3</text:p>
          </table:table-cell>
          <table:table-cell table:style-name="ce10" office:value-type="float" office:value="187.4">
            <text:p>187,4</text:p>
          </table:table-cell>
          <table:table-cell table:style-name="ce10" office:value-type="float" office:value="420.9">
            <text:p>420,9</text:p>
          </table:table-cell>
          <table:table-cell table:style-name="ce10" office:value-type="float" office:value="253.4">
            <text:p>253,4</text:p>
          </table:table-cell>
          <table:table-cell table:style-name="ce10" office:value-type="float" office:value="243.6">
            <text:p>243,6</text:p>
          </table:table-cell>
          <table:table-cell table:style-name="ce10" office:value-type="float" office:value="186.8">
            <text:p>186,8</text:p>
          </table:table-cell>
          <table:table-cell table:style-name="ce10" office:value-type="float" office:value="470.8">
            <text:p>470,8</text:p>
          </table:table-cell>
          <table:table-cell table:style-name="ce10" office:value-type="float" office:value="152.4">
            <text:p>152,4</text:p>
          </table:table-cell>
          <table:table-cell table:style-name="ce10" office:value-type="float" office:value="306.4">
            <text:p>306,4</text:p>
          </table:table-cell>
          <table:table-cell table:style-name="ce10" office:value-type="float" office:value="150.8">
            <text:p>150,8</text:p>
          </table:table-cell>
          <table:table-cell table:style-name="ce10" office:value-type="float" office:value="128">
            <text:p>128,0</text:p>
          </table:table-cell>
          <table:table-cell table:style-name="ce10" office:value-type="float" office:value="150.4">
            <text:p>150,4</text:p>
          </table:table-cell>
          <table:table-cell table:style-name="ce10" office:value-type="float" office:value="430.8">
            <text:p>430,8</text:p>
          </table:table-cell>
          <table:table-cell table:style-name="ce10" office:value-type="float" office:value="89.6">
            <text:p>89,6</text:p>
          </table:table-cell>
          <table:table-cell table:style-name="ce10" office:value-type="float" office:value="375.4">
            <text:p>375,4</text:p>
          </table:table-cell>
          <table:table-cell table:style-name="ce10" office:value-type="float" office:value="243.4">
            <text:p>243,4</text:p>
          </table:table-cell>
          <table:table-cell table:style-name="ce10" office:value-type="float" office:value="154">
            <text:p>154,0</text:p>
          </table:table-cell>
          <table:table-cell table:style-name="ce10" office:value-type="float" office:value="210.6">
            <text:p>210,6</text:p>
          </table:table-cell>
          <table:table-cell table:style-name="ce10" office:value-type="float" office:value="192.6">
            <text:p>192,6</text:p>
          </table:table-cell>
          <table:table-cell table:style-name="ce10" office:value-type="float" office:value="236.2">
            <text:p>236,2</text:p>
          </table:table-cell>
          <table:table-cell table:style-name="ce10" office:value-type="float" office:value="187.7">
            <text:p>187,7</text:p>
          </table:table-cell>
          <table:table-cell table:style-name="ce10" office:value-type="float" office:value="189.9">
            <text:p>189,9</text:p>
          </table:table-cell>
          <table:table-cell table:style-name="ce10" office:value-type="float" office:value="221.9">
            <text:p>221,9</text:p>
          </table:table-cell>
          <table:table-cell table:style-name="ce10" office:value-type="float" office:value="132.2">
            <text:p>132,2</text:p>
          </table:table-cell>
          <table:table-cell table:style-name="ce10" office:value-type="float" office:value="198.7">
            <text:p>198,7</text:p>
          </table:table-cell>
          <table:table-cell table:style-name="ce10" office:value-type="float" office:value="163.1">
            <text:p>163,1</text:p>
          </table:table-cell>
          <table:table-cell table:style-name="ce10" office:value-type="float" office:value="162.9">
            <text:p>162,9</text:p>
          </table:table-cell>
          <table:table-cell table:style-name="ce10" office:value-type="float" office:value="57.6">
            <text:p>57,6</text:p>
          </table:table-cell>
          <table:table-cell table:style-name="ce10" office:value-type="float" office:value="203.2">
            <text:p>203,2</text:p>
          </table:table-cell>
          <table:table-cell table:style-name="ce10" office:value-type="float" office:value="242.5">
            <text:p>242,5</text:p>
          </table:table-cell>
          <table:table-cell table:style-name="ce10" office:value-type="float" office:value="161.6">
            <text:p>161,6</text:p>
          </table:table-cell>
          <table:table-cell table:style-name="ce10" office:value-type="float" office:value="156.4">
            <text:p>156,4</text:p>
          </table:table-cell>
          <table:table-cell table:style-name="ce10" office:value-type="float" office:value="106.1">
            <text:p>106,1</text:p>
          </table:table-cell>
          <table:table-cell table:style-name="ce10" office:value-type="float" office:value="181.1">
            <text:p>181,1</text:p>
          </table:table-cell>
          <table:table-cell table:style-name="ce10" office:value-type="float" office:value="300">
            <text:p>300,0</text:p>
          </table:table-cell>
          <table:table-cell table:style-name="ce10" office:value-type="float" office:value="86.9">
            <text:p>86,9</text:p>
          </table:table-cell>
          <table:table-cell table:style-name="ce10" office:value-type="float" office:value="125.3">
            <text:p>125,3</text:p>
          </table:table-cell>
          <table:table-cell table:style-name="ce10" office:value-type="float" office:value="219.5">
            <text:p>219,5</text:p>
          </table:table-cell>
          <table:table-cell table:style-name="ce10" office:value-type="float" office:value="106.4">
            <text:p>106,4</text:p>
          </table:table-cell>
          <table:table-cell table:style-name="ce10" office:value-type="float" office:value="187.9">
            <text:p>187,9</text:p>
          </table:table-cell>
          <table:table-cell table:style-name="ce10" office:value-type="float" office:value="238.9">
            <text:p>238,9</text:p>
          </table:table-cell>
          <table:table-cell table:style-name="ce10" office:value-type="float" office:value="157.1">
            <text:p>157,1</text:p>
          </table:table-cell>
          <table:table-cell table:number-columns-repeated="941"/>
        </table:table-row>
        <table:table-row table:style-name="ro7">
          <table:table-cell table:style-name="ce7"/>
          <table:table-cell table:style-name="ce10" table:number-columns-repeated="4"/>
          <table:table-cell table:style-name="ce17" table:number-columns-repeated="7"/>
          <table:table-cell table:style-name="ce16" table:number-columns-repeated="71"/>
          <table:table-cell table:number-columns-repeated="941"/>
        </table:table-row>
        <table:table-row table:style-name="ro3">
          <table:table-cell table:style-name="ce6" office:value-type="string">
            <text:p>DEZEMBRO</text:p>
          </table:table-cell>
          <table:table-cell table:style-name="ce10"/>
          <table:table-cell table:style-name="ce10" office:value-type="float" office:value="190.2">
            <text:p>190,2</text:p>
          </table:table-cell>
          <table:table-cell table:style-name="ce10" office:value-type="float" office:value="121.9">
            <text:p>121,9</text:p>
          </table:table-cell>
          <table:table-cell table:style-name="ce10" office:value-type="float" office:value="146.4">
            <text:p>146,4</text:p>
          </table:table-cell>
          <table:table-cell table:style-name="ce18" office:value-type="float" office:value="167.6">
            <text:p>167,6</text:p>
          </table:table-cell>
          <table:table-cell table:style-name="ce18" office:value-type="float" office:value="167.8">
            <text:p>167,8</text:p>
          </table:table-cell>
          <table:table-cell table:style-name="ce18" office:value-type="float" office:value="398.7">
            <text:p>398,7</text:p>
          </table:table-cell>
          <table:table-cell table:style-name="ce18" office:value-type="float" office:value="367.6">
            <text:p>367,6</text:p>
          </table:table-cell>
          <table:table-cell table:style-name="ce18" office:value-type="float" office:value="99.9">
            <text:p>99,9</text:p>
          </table:table-cell>
          <table:table-cell table:style-name="ce18" office:value-type="float" office:value="348.7">
            <text:p>348,7</text:p>
          </table:table-cell>
          <table:table-cell table:style-name="ce18" office:value-type="float" office:value="388.6">
            <text:p>388,6</text:p>
          </table:table-cell>
          <table:table-cell table:style-name="ce10" office:value-type="float" office:value="338.7">
            <text:p>338,7</text:p>
          </table:table-cell>
          <table:table-cell table:style-name="ce10" office:value-type="float" office:value="301.5">
            <text:p>301,5</text:p>
          </table:table-cell>
          <table:table-cell table:style-name="ce10" office:value-type="float" office:value="109.3">
            <text:p>109,3</text:p>
          </table:table-cell>
          <table:table-cell table:style-name="ce10" office:value-type="float" office:value="224.5">
            <text:p>224,5</text:p>
          </table:table-cell>
          <table:table-cell table:style-name="ce10" office:value-type="float" office:value="182.8">
            <text:p>182,8</text:p>
          </table:table-cell>
          <table:table-cell table:style-name="ce10" office:value-type="float" office:value="243.1">
            <text:p>243,1</text:p>
          </table:table-cell>
          <table:table-cell table:style-name="ce10" office:value-type="float" office:value="313.7">
            <text:p>313,7</text:p>
          </table:table-cell>
          <table:table-cell table:style-name="ce10" office:value-type="float" office:value="191">
            <text:p>191,0</text:p>
          </table:table-cell>
          <table:table-cell table:style-name="ce10" office:value-type="float" office:value="252.7">
            <text:p>252,7</text:p>
          </table:table-cell>
          <table:table-cell table:style-name="ce10" office:value-type="float" office:value="261.6">
            <text:p>261,6</text:p>
          </table:table-cell>
          <table:table-cell table:style-name="ce10" office:value-type="float" office:value="613.9">
            <text:p>613,9</text:p>
          </table:table-cell>
          <table:table-cell table:style-name="ce10" office:value-type="float" office:value="425">
            <text:p>425,0</text:p>
          </table:table-cell>
          <table:table-cell table:style-name="ce10" office:value-type="float" office:value="257">
            <text:p>257,0</text:p>
          </table:table-cell>
          <table:table-cell table:style-name="ce10" office:value-type="float" office:value="134.2">
            <text:p>134,2</text:p>
          </table:table-cell>
          <table:table-cell table:style-name="ce10" office:value-type="float" office:value="175.3">
            <text:p>175,3</text:p>
          </table:table-cell>
          <table:table-cell table:style-name="ce10" office:value-type="float" office:value="412.1">
            <text:p>412,1</text:p>
          </table:table-cell>
          <table:table-cell table:style-name="ce10" office:value-type="float" office:value="192.6">
            <text:p>192,6</text:p>
          </table:table-cell>
          <table:table-cell table:style-name="ce10" office:value-type="float" office:value="146.8">
            <text:p>146,8</text:p>
          </table:table-cell>
          <table:table-cell table:style-name="ce10" office:value-type="float" office:value="149.9">
            <text:p>149,9</text:p>
          </table:table-cell>
          <table:table-cell table:style-name="ce10" office:value-type="float" office:value="147.6">
            <text:p>147,6</text:p>
          </table:table-cell>
          <table:table-cell table:style-name="ce10" office:value-type="float" office:value="166.1">
            <text:p>166,1</text:p>
          </table:table-cell>
          <table:table-cell table:style-name="ce10" office:value-type="float" office:value="128.2">
            <text:p>128,2</text:p>
          </table:table-cell>
          <table:table-cell table:style-name="ce10" office:value-type="float" office:value="240.6">
            <text:p>240,6</text:p>
          </table:table-cell>
          <table:table-cell table:style-name="ce10" office:value-type="float" office:value="422.9">
            <text:p>422,9</text:p>
          </table:table-cell>
          <table:table-cell table:style-name="ce10" office:value-type="float" office:value="173.4">
            <text:p>173,4</text:p>
          </table:table-cell>
          <table:table-cell table:style-name="ce10" office:value-type="float" office:value="136">
            <text:p>136,0</text:p>
          </table:table-cell>
          <table:table-cell table:style-name="ce10" office:value-type="float" office:value="230.2">
            <text:p>230,2</text:p>
          </table:table-cell>
          <table:table-cell table:style-name="ce10" office:value-type="float" office:value="209.7">
            <text:p>209,7</text:p>
          </table:table-cell>
          <table:table-cell table:style-name="ce10" office:value-type="float" office:value="289.2">
            <text:p>289,2</text:p>
          </table:table-cell>
          <table:table-cell table:style-name="ce10" office:value-type="float" office:value="260">
            <text:p>260,0</text:p>
          </table:table-cell>
          <table:table-cell table:style-name="ce10" office:value-type="float" office:value="335">
            <text:p>335,0</text:p>
          </table:table-cell>
          <table:table-cell table:style-name="ce10" office:value-type="float" office:value="544">
            <text:p>544,0</text:p>
          </table:table-cell>
          <table:table-cell table:style-name="ce10" office:value-type="float" office:value="152.1">
            <text:p>152,1</text:p>
          </table:table-cell>
          <table:table-cell table:style-name="ce10" office:value-type="float" office:value="274.6">
            <text:p>274,6</text:p>
          </table:table-cell>
          <table:table-cell table:style-name="ce10" office:value-type="float" office:value="235.6">
            <text:p>235,6</text:p>
          </table:table-cell>
          <table:table-cell table:style-name="ce10" office:value-type="float" office:value="373.4">
            <text:p>373,4</text:p>
          </table:table-cell>
          <table:table-cell table:style-name="ce10" office:value-type="float" office:value="322.8">
            <text:p>322,8</text:p>
          </table:table-cell>
          <table:table-cell table:style-name="ce10" office:value-type="float" office:value="452.2">
            <text:p>452,2</text:p>
          </table:table-cell>
          <table:table-cell table:style-name="ce10" office:value-type="float" office:value="133.8">
            <text:p>133,8</text:p>
          </table:table-cell>
          <table:table-cell table:style-name="ce10" office:value-type="float" office:value="238.8">
            <text:p>238,8</text:p>
          </table:table-cell>
          <table:table-cell table:style-name="ce10" office:value-type="float" office:value="167.6">
            <text:p>167,6</text:p>
          </table:table-cell>
          <table:table-cell table:style-name="ce10" office:value-type="float" office:value="266.2">
            <text:p>266,2</text:p>
          </table:table-cell>
          <table:table-cell table:style-name="ce10" office:value-type="float" office:value="195.8">
            <text:p>195,8</text:p>
          </table:table-cell>
          <table:table-cell table:style-name="ce10" office:value-type="float" office:value="176.6">
            <text:p>176,6</text:p>
          </table:table-cell>
          <table:table-cell table:style-name="ce10" office:value-type="float" office:value="642.9">
            <text:p>642,9</text:p>
          </table:table-cell>
          <table:table-cell table:style-name="ce10" office:value-type="float" office:value="478.5">
            <text:p>478,5</text:p>
          </table:table-cell>
          <table:table-cell table:style-name="ce10" office:value-type="float" office:value="378.7">
            <text:p>378,7</text:p>
          </table:table-cell>
          <table:table-cell table:style-name="ce10" office:value-type="float" office:value="108.3">
            <text:p>108,3</text:p>
          </table:table-cell>
          <table:table-cell table:style-name="ce10" office:value-type="float" office:value="365.6">
            <text:p>365,6</text:p>
          </table:table-cell>
          <table:table-cell table:style-name="ce10" office:value-type="float" office:value="335.8">
            <text:p>335,8</text:p>
          </table:table-cell>
          <table:table-cell table:style-name="ce10" office:value-type="float" office:value="355.2">
            <text:p>355,2</text:p>
          </table:table-cell>
          <table:table-cell table:style-name="ce10" office:value-type="float" office:value="297.1">
            <text:p>297,1</text:p>
          </table:table-cell>
          <table:table-cell table:style-name="ce10" office:value-type="float" office:value="373.2">
            <text:p>373,2</text:p>
          </table:table-cell>
          <table:table-cell table:style-name="ce10" office:value-type="float" office:value="91.1">
            <text:p>91,1</text:p>
          </table:table-cell>
          <table:table-cell table:style-name="ce10" office:value-type="float" office:value="153.9">
            <text:p>153,9</text:p>
          </table:table-cell>
          <table:table-cell table:style-name="ce10" office:value-type="float" office:value="249.7">
            <text:p>249,7</text:p>
          </table:table-cell>
          <table:table-cell table:style-name="ce10" office:value-type="float" office:value="188.8">
            <text:p>188,8</text:p>
          </table:table-cell>
          <table:table-cell table:style-name="ce10" office:value-type="float" office:value="196.2">
            <text:p>196,2</text:p>
          </table:table-cell>
          <table:table-cell table:style-name="ce10" office:value-type="float" office:value="111.2">
            <text:p>111,2</text:p>
          </table:table-cell>
          <table:table-cell table:style-name="ce10" office:value-type="float" office:value="174.7">
            <text:p>174,7</text:p>
          </table:table-cell>
          <table:table-cell table:style-name="ce10" office:value-type="float" office:value="259.2">
            <text:p>259,2</text:p>
          </table:table-cell>
          <table:table-cell table:style-name="ce10" office:value-type="float" office:value="290.5">
            <text:p>290,5</text:p>
          </table:table-cell>
          <table:table-cell table:style-name="ce10" office:value-type="float" office:value="134.7">
            <text:p>134,7</text:p>
          </table:table-cell>
          <table:table-cell table:style-name="ce10" office:value-type="float" office:value="370.4">
            <text:p>370,4</text:p>
          </table:table-cell>
          <table:table-cell table:style-name="ce10" office:value-type="float" office:value="156.7">
            <text:p>156,7</text:p>
          </table:table-cell>
          <table:table-cell table:style-name="ce10" office:value-type="float" office:value="232.8">
            <text:p>232,8</text:p>
          </table:table-cell>
          <table:table-cell table:style-name="ce10" office:value-type="float" office:value="307.6">
            <text:p>307,6</text:p>
          </table:table-cell>
          <table:table-cell table:style-name="ce10" office:value-type="float" office:value="120.1">
            <text:p>120,1</text:p>
          </table:table-cell>
          <table:table-cell table:style-name="ce10" office:value-type="float" office:value="232.3">
            <text:p>232,3</text:p>
          </table:table-cell>
          <table:table-cell table:style-name="ce10" office:value-type="float" office:value="227.4">
            <text:p>227,4</text:p>
          </table:table-cell>
          <table:table-cell table:style-name="ce10" office:value-type="float" office:value="262">
            <text:p>262,0</text:p>
          </table:table-cell>
          <table:table-cell table:number-columns-repeated="941"/>
        </table:table-row>
        <table:table-row table:style-name="ro7">
          <table:table-cell table:style-name="ce7" table:number-columns-repeated="2"/>
          <table:table-cell table:style-name="ce13" table:number-columns-repeated="3"/>
          <table:table-cell table:style-name="ce19" table:number-columns-repeated="7"/>
          <table:table-cell table:style-name="ce20" table:number-columns-repeated="9"/>
          <table:table-cell table:style-name="ce25"/>
          <table:table-cell table:style-name="ce26"/>
          <table:table-cell table:style-name="ce24" table:number-columns-repeated="3"/>
          <table:table-cell table:style-name="ce20" table:number-columns-repeated="57"/>
          <table:table-cell table:number-columns-repeated="941"/>
        </table:table-row>
        <table:table-row table:style-name="ro3">
          <table:table-cell table:style-name="ce4" office:value-type="string">
            <text:p>TOTAL/ANO</text:p>
          </table:table-cell>
          <table:table-cell table:style-name="ce11" table:formula="of:=SUM([.B4]+[.B6]+[.B8]+[.B10]+[.B12]+[.B14]+[.B16]+[.B18]+[.B20]+[.B22]+[.B24]+[.B26])" office:value-type="float" office:value="1052.2">
            <text:p>1.052,2</text:p>
          </table:table-cell>
          <table:table-cell table:style-name="ce11" table:formula="of:=SUM([.C4]+[.C6]+[.C8]+[.C10]+[.C12]+[.C14]+[.C16]+[.C18]+[.C20]+[.C22]+[.C24]+[.C26])" office:value-type="float" office:value="3339.2">
            <text:p>3.339,2</text:p>
          </table:table-cell>
          <table:table-cell table:style-name="ce11" table:formula="of:=SUM([.D4]+[.D6]+[.D8]+[.D10]+[.D12]+[.D14]+[.D16]+[.D18]+[.D20]+[.D22]+[.D24]+[.D26])" office:value-type="float" office:value="3296.9">
            <text:p>3.296,9</text:p>
          </table:table-cell>
          <table:table-cell table:style-name="ce11" table:formula="of:=SUM([.E4]+[.E6]+[.E8]+[.E10]+[.E12]+[.E14]+[.E16]+[.E18]+[.E20]+[.E22]+[.E24]+[.E26])" office:value-type="float" office:value="2458.3">
            <text:p>2.458,3</text:p>
          </table:table-cell>
          <table:table-cell table:style-name="ce11" table:formula="of:=SUM([.F4]+[.F6]+[.F8]+[.F10]+[.F12]+[.F14]+[.F16]+[.F18]+[.F20]+[.F22]+[.F24]+[.F26])" office:value-type="float" office:value="2567.4">
            <text:p>2.567,4</text:p>
          </table:table-cell>
          <table:table-cell table:style-name="ce11" table:formula="of:=SUM([.G4]+[.G6]+[.G8]+[.G10]+[.G12]+[.G14]+[.G16]+[.G18]+[.G20]+[.G22]+[.G24]+[.G26])" office:value-type="float" office:value="2067.6">
            <text:p>2.067,6</text:p>
          </table:table-cell>
          <table:table-cell table:style-name="ce11" table:formula="of:=SUM([.H4]+[.H6]+[.H8]+[.H10]+[.H12]+[.H14]+[.H16]+[.H18]+[.H20]+[.H22]+[.H24]+[.H26])" office:value-type="float" office:value="2874.1">
            <text:p>2.874,1</text:p>
          </table:table-cell>
          <table:table-cell table:style-name="ce11" table:formula="of:=SUM([.I4]+[.I6]+[.I8]+[.I10]+[.I12]+[.I14]+[.I16]+[.I18]+[.I20]+[.I22]+[.I24]+[.I26])" office:value-type="float" office:value="2280.3">
            <text:p>2.280,3</text:p>
          </table:table-cell>
          <table:table-cell table:style-name="ce11" table:formula="of:=SUM([.J4]+[.J6]+[.J8]+[.J10]+[.J12]+[.J14]+[.J16]+[.J18]+[.J20]+[.J22]+[.J24]+[.J26])" office:value-type="float" office:value="2810.9">
            <text:p>2.810,9</text:p>
          </table:table-cell>
          <table:table-cell table:style-name="ce11" table:formula="of:=SUM([.K4]+[.K6]+[.K8]+[.K10]+[.K12]+[.K14]+[.K16]+[.K18]+[.K20]+[.K22]+[.K24]+[.K26])" office:value-type="float" office:value="2299.1">
            <text:p>2.299,1</text:p>
          </table:table-cell>
          <table:table-cell table:style-name="ce11" table:formula="of:=SUM([.L4]+[.L6]+[.L8]+[.L10]+[.L12]+[.L14]+[.L16]+[.L18]+[.L20]+[.L22]+[.L24]+[.L26])" office:value-type="float" office:value="2879.2">
            <text:p>2.879,2</text:p>
          </table:table-cell>
          <table:table-cell table:style-name="ce11" table:formula="of:=SUM([.M4]+[.M6]+[.M8]+[.M10]+[.M12]+[.M14]+[.M16]+[.M18]+[.M20]+[.M22]+[.M24]+[.M26])" office:value-type="float" office:value="3006.2">
            <text:p>3.006,2</text:p>
          </table:table-cell>
          <table:table-cell table:style-name="ce11" table:formula="of:=SUM([.N4]+[.N6]+[.N8]+[.N10]+[.N12]+[.N14]+[.N16]+[.N18]+[.N20]+[.N22]+[.N24]+[.N26])" office:value-type="float" office:value="2427.6">
            <text:p>2.427,6</text:p>
          </table:table-cell>
          <table:table-cell table:style-name="ce11" table:formula="of:=SUM([.O4]+[.O6]+[.O8]+[.O10]+[.O12]+[.O14]+[.O16]+[.O18]+[.O20]+[.O22]+[.O24]+[.O26])" office:value-type="float" office:value="2122.6">
            <text:p>2.122,6</text:p>
          </table:table-cell>
          <table:table-cell table:style-name="ce11" table:formula="of:=SUM([.P4]+[.P6]+[.P8]+[.P10]+[.P12]+[.P14]+[.P16]+[.P18]+[.P20]+[.P22]+[.P24]+[.P26])" office:value-type="float" office:value="2089.3">
            <text:p>2.089,3</text:p>
          </table:table-cell>
          <table:table-cell table:style-name="ce11" table:formula="of:=SUM([.Q4]+[.Q6]+[.Q8]+[.Q10]+[.Q12]+[.Q14]+[.Q16]+[.Q18]+[.Q20]+[.Q22]+[.Q24]+[.Q26])" office:value-type="float" office:value="2073.7">
            <text:p>2.073,7</text:p>
          </table:table-cell>
          <table:table-cell table:style-name="ce11" table:formula="of:=SUM([.R4]+[.R6]+[.R8]+[.R10]+[.R12]+[.R14]+[.R16]+[.R18]+[.R20]+[.R22]+[.R24]+[.R26])" office:value-type="float" office:value="2868.1">
            <text:p>2.868,1</text:p>
          </table:table-cell>
          <table:table-cell table:style-name="ce11" table:formula="of:=SUM([.S4]+[.S6]+[.S8]+[.S10]+[.S12]+[.S14]+[.S16]+[.S18]+[.S20]+[.S22]+[.S24]+[.S26])" office:value-type="float" office:value="2321.3">
            <text:p>2.321,3</text:p>
          </table:table-cell>
          <table:table-cell table:style-name="ce11" table:formula="of:=SUM([.T4]+[.T6]+[.T8]+[.T10]+[.T12]+[.T14]+[.T16]+[.T18]+[.T20]+[.T22]+[.T24]+[.T26])" office:value-type="float" office:value="2191.7">
            <text:p>2.191,7</text:p>
          </table:table-cell>
          <table:table-cell table:style-name="ce11" table:formula="of:=SUM([.U4]+[.U6]+[.U8]+[.U10]+[.U12]+[.U14]+[.U16]+[.U18]+[.U20]+[.U22]+[.U24]+[.U26])" office:value-type="float" office:value="2133.1">
            <text:p>2.133,1</text:p>
          </table:table-cell>
          <table:table-cell table:style-name="ce11" table:formula="of:=SUM([.V4]+[.V6]+[.V8]+[.V10]+[.V12]+[.V14]+[.V16]+[.V18]+[.V20]+[.V22]+[.V24]+[.V26])" office:value-type="float" office:value="1641.6">
            <text:p>1.641,6</text:p>
          </table:table-cell>
          <table:table-cell table:style-name="ce11" table:formula="of:=SUM([.W4]+[.W6]+[.W8]+[.W10]+[.W12]+[.W14]+[.W16]+[.W18]+[.W20]+[.W22]+[.W24]+[.W26])" office:value-type="float" office:value="2857.1">
            <text:p>2.857,1</text:p>
          </table:table-cell>
          <table:table-cell table:style-name="ce11" table:formula="of:=SUM([.X4]+[.X6]+[.X8]+[.X10]+[.X12]+[.X14]+[.X16]+[.X18]+[.X20]+[.X22]+[.X24]+[.X26])" office:value-type="float" office:value="2301.8">
            <text:p>2.301,8</text:p>
          </table:table-cell>
          <table:table-cell table:style-name="ce11" table:formula="of:=SUM([.Y4]+[.Y6]+[.Y8]+[.Y10]+[.Y12]+[.Y14]+[.Y16]+[.Y18]+[.Y20]+[.Y22]+[.Y24]+[.Y26])" office:value-type="float" office:value="2501.7">
            <text:p>2.501,7</text:p>
          </table:table-cell>
          <table:table-cell table:style-name="ce11" table:formula="of:=SUM([.Z4]+[.Z6]+[.Z8]+[.Z10]+[.Z12]+[.Z14]+[.Z16]+[.Z18]+[.Z20]+[.Z22]+[.Z24]+[.Z26])" office:value-type="float" office:value="2191">
            <text:p>2.191,0</text:p>
          </table:table-cell>
          <table:table-cell table:style-name="ce11" table:formula="of:=SUM([.AA4]+[.AA6]+[.AA8]+[.AA10]+[.AA12]+[.AA14]+[.AA16]+[.AA18]+[.AA20]+[.AA22]+[.AA24]+[.AA26])" office:value-type="float" office:value="3346.4">
            <text:p>3.346,4</text:p>
          </table:table-cell>
          <table:table-cell table:style-name="ce11" table:formula="of:=SUM([.AB4]+[.AB6]+[.AB8]+[.AB10]+[.AB12]+[.AB14]+[.AB16]+[.AB18]+[.AB20]+[.AB22]+[.AB24]+[.AB26])" office:value-type="float" office:value="3716.9">
            <text:p>3.716,9</text:p>
          </table:table-cell>
          <table:table-cell table:style-name="ce11" table:formula="of:=SUM([.AC4]+[.AC6]+[.AC8]+[.AC10]+[.AC12]+[.AC14]+[.AC16]+[.AC18]+[.AC20]+[.AC22]+[.AC24]+[.AC26])" office:value-type="float" office:value="2656.2">
            <text:p>2.656,2</text:p>
          </table:table-cell>
          <table:table-cell table:style-name="ce11" table:formula="of:=SUM([.AD4]+[.AD6]+[.AD8]+[.AD10]+[.AD12]+[.AD14]+[.AD16]+[.AD18]+[.AD20]+[.AD22]+[.AD24]+[.AD26])" office:value-type="float" office:value="2048.7">
            <text:p>2.048,7</text:p>
          </table:table-cell>
          <table:table-cell table:style-name="ce11" table:formula="of:=SUM([.AE4]+[.AE6]+[.AE8]+[.AE10]+[.AE12]+[.AE14]+[.AE16]+[.AE18]+[.AE20]+[.AE22]+[.AE24]+[.AE26])" office:value-type="float" office:value="2528.3">
            <text:p>2.528,3</text:p>
          </table:table-cell>
          <table:table-cell table:style-name="ce11" table:formula="of:=SUM([.AF4]+[.AF6]+[.AF8]+[.AF10]+[.AF12]+[.AF14]+[.AF16]+[.AF18]+[.AF20]+[.AF22]+[.AF24]+[.AF26])" office:value-type="float" office:value="2479.6">
            <text:p>2.479,6</text:p>
          </table:table-cell>
          <table:table-cell table:style-name="ce11" table:formula="of:=SUM([.AG4]+[.AG6]+[.AG8]+[.AG10]+[.AG12]+[.AG14]+[.AG16]+[.AG18]+[.AG20]+[.AG22]+[.AG24]+[.AG26])" office:value-type="float" office:value="2257.8">
            <text:p>2.257,8</text:p>
          </table:table-cell>
          <table:table-cell table:style-name="ce11" table:formula="of:=SUM([.AH4]+[.AH6]+[.AH8]+[.AH10]+[.AH12]+[.AH14]+[.AH16]+[.AH18]+[.AH20]+[.AH22]+[.AH24]+[.AH26])" office:value-type="float" office:value="3071.7">
            <text:p>3.071,7</text:p>
          </table:table-cell>
          <table:table-cell table:style-name="ce11" table:formula="of:=SUM([.AI4]+[.AI6]+[.AI8]+[.AI10]+[.AI12]+[.AI14]+[.AI16]+[.AI18]+[.AI20]+[.AI22]+[.AI24]+[.AI26])" office:value-type="float" office:value="3112.2">
            <text:p>3.112,2</text:p>
          </table:table-cell>
          <table:table-cell table:style-name="ce11" table:formula="of:=SUM([.AJ4]+[.AJ6]+[.AJ8]+[.AJ10]+[.AJ12]+[.AJ14]+[.AJ16]+[.AJ18]+[.AJ20]+[.AJ22]+[.AJ24]+[.AJ26])" office:value-type="float" office:value="3165.8">
            <text:p>3.165,8</text:p>
          </table:table-cell>
          <table:table-cell table:style-name="ce11" table:formula="of:=SUM([.AK4]+[.AK6]+[.AK8]+[.AK10]+[.AK12]+[.AK14]+[.AK16]+[.AK18]+[.AK20]+[.AK22]+[.AK24]+[.AK26])" office:value-type="float" office:value="2505.1">
            <text:p>2.505,1</text:p>
          </table:table-cell>
          <table:table-cell table:style-name="ce11" table:formula="of:=SUM([.AL4]+[.AL6]+[.AL8]+[.AL10]+[.AL12]+[.AL14]+[.AL16]+[.AL18]+[.AL20]+[.AL22]+[.AL24]+[.AL26])" office:value-type="float" office:value="1879.8">
            <text:p>1.879,8</text:p>
          </table:table-cell>
          <table:table-cell table:style-name="ce11" table:formula="of:=SUM([.AM4]+[.AM6]+[.AM8]+[.AM10]+[.AM12]+[.AM14]+[.AM16]+[.AM18]+[.AM20]+[.AM22]+[.AM24]+[.AM26])" office:value-type="float" office:value="1778.9">
            <text:p>1.778,9</text:p>
          </table:table-cell>
          <table:table-cell table:style-name="ce11" table:formula="of:=SUM([.AN4]+[.AN6]+[.AN8]+[.AN10]+[.AN12]+[.AN14]+[.AN16]+[.AN18]+[.AN20]+[.AN22]+[.AN24]+[.AN26])" office:value-type="float" office:value="3044.8">
            <text:p>3.044,8</text:p>
          </table:table-cell>
          <table:table-cell table:style-name="ce11" table:formula="of:=SUM([.AO4]+[.AO6]+[.AO8]+[.AO10]+[.AO12]+[.AO14]+[.AO16]+[.AO18]+[.AO20]+[.AO22]+[.AO24]+[.AO26])" office:value-type="float" office:value="2392.3">
            <text:p>2.392,3</text:p>
          </table:table-cell>
          <table:table-cell table:style-name="ce11" table:formula="of:=SUM([.AP4]+[.AP6]+[.AP8]+[.AP10]+[.AP12]+[.AP14]+[.AP16]+[.AP18]+[.AP20]+[.AP22]+[.AP24]+[.AP26])" office:value-type="float" office:value="2122.8">
            <text:p>2.122,8</text:p>
          </table:table-cell>
          <table:table-cell table:style-name="ce11" table:formula="of:=SUM([.AQ4]+[.AQ6]+[.AQ8]+[.AQ10]+[.AQ12]+[.AQ14]+[.AQ16]+[.AQ18]+[.AQ20]+[.AQ22]+[.AQ24]+[.AQ26])" office:value-type="float" office:value="2427">
            <text:p>2.427,0</text:p>
          </table:table-cell>
          <table:table-cell table:style-name="ce11" table:formula="of:=SUM([.AR4]+[.AR6]+[.AR8]+[.AR10]+[.AR12]+[.AR14]+[.AR16]+[.AR18]+[.AR20]+[.AR22]+[.AR24]+[.AR26])" office:value-type="float" office:value="2750.9">
            <text:p>2.750,9</text:p>
          </table:table-cell>
          <table:table-cell table:style-name="ce11" table:formula="of:=SUM([.AS4]+[.AS6]+[.AS8]+[.AS10]+[.AS12]+[.AS14]+[.AS16]+[.AS18]+[.AS20]+[.AS22]+[.AS24]+[.AS26])" office:value-type="float" office:value="2124.2">
            <text:p>2.124,2</text:p>
          </table:table-cell>
          <table:table-cell table:style-name="ce11" table:formula="of:=SUM([.AT4]+[.AT6]+[.AT8]+[.AT10]+[.AT12]+[.AT14]+[.AT16]+[.AT18]+[.AT20]+[.AT22]+[.AT24]+[.AT26])" office:value-type="float" office:value="2567.2">
            <text:p>2.567,2</text:p>
          </table:table-cell>
          <table:table-cell table:style-name="ce11" table:formula="of:=SUM([.AU4]+[.AU6]+[.AU8]+[.AU10]+[.AU12]+[.AU14]+[.AU16]+[.AU18]+[.AU20]+[.AU22]+[.AU24]+[.AU26])" office:value-type="float" office:value="2953.8">
            <text:p>2.953,8</text:p>
          </table:table-cell>
          <table:table-cell table:style-name="ce11" table:formula="of:=SUM([.AV4]+[.AV6]+[.AV8]+[.AV10]+[.AV12]+[.AV14]+[.AV16]+[.AV18]+[.AV20]+[.AV22]+[.AV24]+[.AV26])" office:value-type="float" office:value="2697.4">
            <text:p>2.697,4</text:p>
          </table:table-cell>
          <table:table-cell table:style-name="ce11" table:formula="of:=SUM([.AW4]+[.AW6]+[.AW8]+[.AW10]+[.AW12]+[.AW14]+[.AW16]+[.AW18]+[.AW20]+[.AW22]+[.AW24]+[.AW26])" office:value-type="float" office:value="1988.2">
            <text:p>1.988,2</text:p>
          </table:table-cell>
          <table:table-cell table:style-name="ce11" table:formula="of:=SUM([.AX4]+[.AX6]+[.AX8]+[.AX10]+[.AX12]+[.AX14]+[.AX16]+[.AX18]+[.AX20]+[.AX22]+[.AX24]+[.AX26])" office:value-type="float" office:value="3074.4">
            <text:p>3.074,4</text:p>
          </table:table-cell>
          <table:table-cell table:style-name="ce11" table:formula="of:=SUM([.AY4]+[.AY6]+[.AY8]+[.AY10]+[.AY12]+[.AY14]+[.AY16]+[.AY18]+[.AY20]+[.AY22]+[.AY24]+[.AY26])" office:value-type="float" office:value="2377.2">
            <text:p>2.377,2</text:p>
          </table:table-cell>
          <table:table-cell table:style-name="ce11" table:formula="of:=SUM([.AZ4]+[.AZ6]+[.AZ8]+[.AZ10]+[.AZ12]+[.AZ14]+[.AZ16]+[.AZ18]+[.AZ20]+[.AZ22]+[.AZ24]+[.AZ26])" office:value-type="float" office:value="2465">
            <text:p>2.465,0</text:p>
          </table:table-cell>
          <table:table-cell table:style-name="ce11" table:formula="of:=SUM([.BA4]+[.BA6]+[.BA8]+[.BA10]+[.BA12]+[.BA14]+[.BA16]+[.BA18]+[.BA20]+[.BA22]+[.BA24]+[.BA26])" office:value-type="float" office:value="2521.1">
            <text:p>2.521,1</text:p>
          </table:table-cell>
          <table:table-cell table:style-name="ce11" table:formula="of:=SUM([.BB4]+[.BB6]+[.BB8]+[.BB10]+[.BB12]+[.BB14]+[.BB16]+[.BB18]+[.BB20]+[.BB22]+[.BB24]+[.BB26])" office:value-type="float" office:value="2432.8">
            <text:p>2.432,8</text:p>
          </table:table-cell>
          <table:table-cell table:style-name="ce11" table:formula="of:=SUM([.BC4]+[.BC6]+[.BC8]+[.BC10]+[.BC12]+[.BC14]+[.BC16]+[.BC18]+[.BC20]+[.BC22]+[.BC24]+[.BC26])" office:value-type="float" office:value="1931.6">
            <text:p>1.931,6</text:p>
          </table:table-cell>
          <table:table-cell table:style-name="ce11" table:formula="of:=SUM([.BD4]+[.BD6]+[.BD8]+[.BD10]+[.BD12]+[.BD14]+[.BD16]+[.BD18]+[.BD20]+[.BD22]+[.BD24]+[.BD26])" office:value-type="float" office:value="3063.8">
            <text:p>3.063,8</text:p>
          </table:table-cell>
          <table:table-cell table:style-name="ce11" table:formula="of:=SUM([.BE4]+[.BE6]+[.BE8]+[.BE10]+[.BE12]+[.BE14]+[.BE16]+[.BE18]+[.BE20]+[.BE22]+[.BE24]+[.BE26])" office:value-type="float" office:value="3508.4">
            <text:p>3.508,4</text:p>
          </table:table-cell>
          <table:table-cell table:style-name="ce11" table:formula="of:=SUM([.BF4]+[.BF6]+[.BF8]+[.BF10]+[.BF12]+[.BF14]+[.BF16]+[.BF18]+[.BF20]+[.BF22]+[.BF24]+[.BF26])" office:value-type="float" office:value="2893.3">
            <text:p>2.893,3</text:p>
          </table:table-cell>
          <table:table-cell table:style-name="ce11" table:formula="of:=SUM([.BG4]+[.BG6]+[.BG8]+[.BG10]+[.BG12]+[.BG14]+[.BG16]+[.BG18]+[.BG20]+[.BG22]+[.BG24]+[.BG26])" office:value-type="float" office:value="1908.7">
            <text:p>1.908,7</text:p>
          </table:table-cell>
          <table:table-cell table:style-name="ce11" table:formula="of:=SUM([.BH4]+[.BH6]+[.BH8]+[.BH10]+[.BH12]+[.BH14]+[.BH16]+[.BH18]+[.BH20]+[.BH22]+[.BH24]+[.BH26])" office:value-type="float" office:value="1636.1">
            <text:p>1.636,1</text:p>
          </table:table-cell>
          <table:table-cell table:style-name="ce11" table:formula="of:=SUM([.BI4]+[.BI6]+[.BI8]+[.BI10]+[.BI12]+[.BI14]+[.BI16]+[.BI18]+[.BI20]+[.BI22]+[.BI24]+[.BI26])" office:value-type="float" office:value="2452.4">
            <text:p>2.452,4</text:p>
          </table:table-cell>
          <table:table-cell table:style-name="ce11" table:formula="of:=SUM([.BJ4]+[.BJ6]+[.BJ8]+[.BJ10]+[.BJ12]+[.BJ14]+[.BJ16]+[.BJ18]+[.BJ20]+[.BJ22]+[.BJ24]+[.BJ26])" office:value-type="float" office:value="2613.1">
            <text:p>2.613,1</text:p>
          </table:table-cell>
          <table:table-cell table:style-name="ce11" table:formula="of:=SUM([.BK4]+[.BK6]+[.BK8]+[.BK10]+[.BK12]+[.BK14]+[.BK16]+[.BK18]+[.BK20]+[.BK22]+[.BK24]+[.BK26])" office:value-type="float" office:value="1950">
            <text:p>1.950,0</text:p>
          </table:table-cell>
          <table:table-cell table:style-name="ce11" table:formula="of:=SUM([.BL4]+[.BL6]+[.BL8]+[.BL10]+[.BL12]+[.BL14]+[.BL16]+[.BL18]+[.BL20]+[.BL22]+[.BL24]+[.BL26])" office:value-type="float" office:value="2500.9">
            <text:p>2.500,9</text:p>
          </table:table-cell>
          <table:table-cell table:style-name="ce11" table:formula="of:=SUM([.BM4]+[.BM6]+[.BM8]+[.BM10]+[.BM12]+[.BM14]+[.BM16]+[.BM18]+[.BM20]+[.BM22]+[.BM24]+[.BM26])" office:value-type="float" office:value="2862.7">
            <text:p>2.862,7</text:p>
          </table:table-cell>
          <table:table-cell table:style-name="ce11" table:formula="of:=SUM([.BN4]+[.BN6]+[.BN8]+[.BN10]+[.BN12]+[.BN14]+[.BN16]+[.BN18]+[.BN20]+[.BN22]+[.BN24]+[.BN26])" office:value-type="float" office:value="2410.6">
            <text:p>2.410,6</text:p>
          </table:table-cell>
          <table:table-cell table:style-name="ce11" table:formula="of:=SUM([.BO4]+[.BO6]+[.BO8]+[.BO10]+[.BO12]+[.BO14]+[.BO16]+[.BO18]+[.BO20]+[.BO22]+[.BO24]+[.BO26])" office:value-type="float" office:value="3424.3">
            <text:p>3.424,3</text:p>
          </table:table-cell>
          <table:table-cell table:style-name="ce11" table:formula="of:=SUM([.BP4]+[.BP6]+[.BP8]+[.BP10]+[.BP12]+[.BP14]+[.BP16]+[.BP18]+[.BP20]+[.BP22]+[.BP24]+[.BP26])" office:value-type="float" office:value="1953.5">
            <text:p>1.953,5</text:p>
          </table:table-cell>
          <table:table-cell table:style-name="ce11" table:formula="of:=SUM([.BQ4]+[.BQ6]+[.BQ8]+[.BQ10]+[.BQ12]+[.BQ14]+[.BQ16]+[.BQ18]+[.BQ20]+[.BQ22]+[.BQ24]+[.BQ26])" office:value-type="float" office:value="1744.7">
            <text:p>1.744,7</text:p>
          </table:table-cell>
          <table:table-cell table:style-name="ce11" table:formula="of:=SUM([.BR4]+[.BR6]+[.BR8]+[.BR10]+[.BR12]+[.BR14]+[.BR16]+[.BR18]+[.BR20]+[.BR22]+[.BR24]+[.BR26])" office:value-type="float" office:value="2417.9">
            <text:p>2.417,9</text:p>
          </table:table-cell>
          <table:table-cell table:style-name="ce11" table:formula="of:=SUM([.BS4]+[.BS6]+[.BS8]+[.BS10]+[.BS12]+[.BS14]+[.BS16]+[.BS18]+[.BS20]+[.BS22]+[.BS24]+[.BS26])" office:value-type="float" office:value="2413.8">
            <text:p>2.413,8</text:p>
          </table:table-cell>
          <table:table-cell table:style-name="ce11" table:formula="of:=SUM([.BT4]+[.BT6]+[.BT8]+[.BT10]+[.BT12]+[.BT14]+[.BT16]+[.BT18]+[.BT20]+[.BT22]+[.BT24]+[.BT26])" office:value-type="float" office:value="2105.4">
            <text:p>2.105,4</text:p>
          </table:table-cell>
          <table:table-cell table:style-name="ce11" table:formula="of:=SUM([.BU4]+[.BU6]+[.BU8]+[.BU10]+[.BU12]+[.BU14]+[.BU16]+[.BU18]+[.BU20]+[.BU22]+[.BU24]+[.BU26])" office:value-type="float" office:value="2640.5">
            <text:p>2.640,5</text:p>
          </table:table-cell>
          <table:table-cell table:style-name="ce11" table:formula="of:=SUM([.BV4]+[.BV6]+[.BV8]+[.BV10]+[.BV12]+[.BV14]+[.BV16]+[.BV18]+[.BV20]+[.BV22]+[.BV24]+[.BV26])" office:value-type="float" office:value="2162.8">
            <text:p>2.162,8</text:p>
          </table:table-cell>
          <table:table-cell table:style-name="ce11" table:formula="of:=SUM([.BW4]+[.BW6]+[.BW8]+[.BW10]+[.BW12]+[.BW14]+[.BW16]+[.BW18]+[.BW20]+[.BW22]+[.BW24]+[.BW26])" office:value-type="float" office:value="1899.1">
            <text:p>1.899,1</text:p>
          </table:table-cell>
          <table:table-cell table:style-name="ce11" table:formula="of:=SUM([.BX4]+[.BX6]+[.BX8]+[.BX10]+[.BX12]+[.BX14]+[.BX16]+[.BX18]+[.BX20]+[.BX22]+[.BX24]+[.BX26])" office:value-type="float" office:value="2694">
            <text:p>2.694,0</text:p>
          </table:table-cell>
          <table:table-cell table:style-name="ce11" table:formula="of:=SUM([.BY4]+[.BY6]+[.BY8]+[.BY10]+[.BY12]+[.BY14]+[.BY16]+[.BY18]+[.BY20]+[.BY22]+[.BY24]+[.BY26])" office:value-type="float" office:value="1954.1">
            <text:p>1.954,1</text:p>
          </table:table-cell>
          <table:table-cell table:style-name="ce11" table:formula="of:=SUM([.BZ4]+[.BZ6]+[.BZ8]+[.BZ10]+[.BZ12]+[.BZ14]+[.BZ16]+[.BZ18]+[.BZ20]+[.BZ22]+[.BZ24]+[.BZ26])" office:value-type="float" office:value="2319.8">
            <text:p>2.319,8</text:p>
          </table:table-cell>
          <table:table-cell table:style-name="ce11" table:formula="of:=SUM([.CA4]+[.CA6]+[.CA8]+[.CA10]+[.CA12]+[.CA14]+[.CA16]+[.CA18]+[.CA20]+[.CA22]+[.CA24]+[.CA26])" office:value-type="float" office:value="2563.6">
            <text:p>2.563,6</text:p>
          </table:table-cell>
          <table:table-cell table:style-name="ce11" table:formula="of:=SUM([.CB4]+[.CB6]+[.CB8]+[.CB10]+[.CB12]+[.CB14]+[.CB16]+[.CB18]+[.CB20]+[.CB22]+[.CB24]+[.CB26])" office:value-type="float" office:value="2013.4">
            <text:p>2.013,4</text:p>
          </table:table-cell>
          <table:table-cell table:style-name="ce11" table:formula="of:=SUM([.CC4]+[.CC6]+[.CC8]+[.CC10]+[.CC12]+[.CC14]+[.CC16]+[.CC18]+[.CC20]+[.CC22]+[.CC24]+[.CC26])" office:value-type="float" office:value="2226">
            <text:p>2.226,0</text:p>
          </table:table-cell>
          <table:table-cell table:style-name="ce11" table:formula="of:=SUM([.CD4]+[.CD6]+[.CD8]+[.CD10]+[.CD12]+[.CD14]+[.CD16]+[.CD18]+[.CD20]+[.CD22]+[.CD24]+[.CD26])" office:value-type="float" office:value="2497">
            <text:p>2.497,0</text:p>
          </table:table-cell>
          <table:table-cell table:style-name="ce11" table:formula="of:=SUM([.CE4]+[.CE6]+[.CE8]+[.CE10]+[.CE12]+[.CE14]+[.CE16]+[.CE18]+[.CE20]+[.CE22]+[.CE24]+[.CE26])" office:value-type="float" office:value="2071.7">
            <text:p>2.071,7</text:p>
          </table:table-cell>
          <table:table-cell table:number-columns-repeated="94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ilha2" table:style-name="ta2" table:print="false">
        <office:forms form:automatic-focus="false" form:apply-design-mode="false"/>
        <table:table-column table:style-name="co4" table:default-cell-style-name="Excel_20_Built-in_20_Normal"/>
        <table:table-column table:style-name="co5" table:number-columns-repeated="12" table:default-cell-style-name="Excel_20_Built-in_20_Normal"/>
        <table:table-column table:style-name="co3" table:number-columns-repeated="1011" table:default-cell-style-name="Excel_20_Built-in_20_Normal"/>
        <table:table-row table:style-name="ro5">
          <table:table-cell table:style-name="ce56" table:number-columns-repeated="13"/>
          <table:table-cell table:number-columns-repeated="1011"/>
        </table:table-row>
        <table:table-row table:style-name="ro5" table:number-rows-repeated="78">
          <table:table-cell table:style-name="ce56"/>
          <table:table-cell table:style-name="ce57" table:number-columns-repeated="12"/>
          <table:table-cell table:number-columns-repeated="1011"/>
        </table:table-row>
        <table:table-row table:style-name="ro8" table:number-rows-repeated="1048496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pt" number:country="BR">
      <number:number number:min-integer-digits="1"/>
    </number:number-style>
    <number:number-style style:name="N108">
      <number:number number:decimal-places="1" loext:min-decimal-places="1" number:min-integer-digits="0" number:grouping="true"/>
    </number:number-style>
    <number:number-style style:name="N109">
      <number:number number:decimal-places="1" loext:min-decimal-places="1" number:min-integer-digits="1" number:grouping="true"/>
    </number:number-style>
    <number:number-style style:name="N110">
      <number:number number:decimal-places="1" loext:min-decimal-places="1"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9">
      <number:number number:decimal-places="0" loext:min-decimal-places="0" number:min-integer-digits="2"/>
    </number:number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3P2" style:volatile="true">
      <number:text> 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pt" number:country="BR">
      <number:text> (</number:text>
      <number:number number:decimal-places="0" loext:min-decimal-places="0" number:min-integer-digits="1" number:grouping="true"/>
      <number:text>)</number:text>
    </number:number-style>
    <number:number-style style:name="N10128P2" style:volatile="true" number:language="pt" number:country="BR">
      <number:text> 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number:number number:decimal-places="0" loext:min-decimal-places="0" number:min-integer-digits="1" number:grouping="true"/>
      <number:text> </number:text>
    </number:number-style>
    <number:number-style style:name="N10132P1" style:volatile="true" number:language="pt" number:country="BR">
      <number:text> R$ (</number:text>
      <number:number number:decimal-places="0" loext:min-decimal-places="0" number:min-integer-digits="1" number:grouping="true"/>
      <number:text>)</number:text>
    </number:number-style>
    <number:number-style style:name="N10132P2" style:volatile="true" number:language="pt" number:country="BR">
      <number:text> R$ 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35P1" style:volatile="true" number:language="pt" number:country="BR">
      <number:text> (</number:text>
      <number:number number:decimal-places="2" loext:min-decimal-places="2" number:min-integer-digits="1" number:grouping="true"/>
      <number:text>)</number:text>
    </number:number-style>
    <number:number-style style:name="N10135P2" style:volatile="true" number:language="pt" number:country="BR">
      <number:text> -</number:text>
      <number:number number:decimal-places="0" loext:min-decimal-places="0" number:min-integer-digits="0"/>
      <number:text> </number:text>
    </number:number-style>
    <number:text-style style:name="N10135" number:language="pt" number:country="B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pt" number:country="BR">
      <number:text> R$ </number:text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pt" number:country="BR">
      <number:text> R$ (</number:text>
      <number:number number:decimal-places="2" loext:min-decimal-places="2" number:min-integer-digits="1" number:grouping="true"/>
      <number:text>)</number:text>
    </number:number-style>
    <number:number-style style:name="N10139P2" style:volatile="true" number:language="pt" number:country="BR">
      <number:text> R$ -</number:text>
      <number:number number:decimal-places="0" loext:min-decimal-places="0" number:min-integer-digits="0"/>
      <number:text> </number:text>
    </number:number-style>
    <number:text-style style:name="N10139" number:language="pt" number:country="B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pt" number:country="BR">
      <number:minutes number:style="long"/>
      <number:text>:</number:text>
      <number:seconds number:style="long"/>
    </number:time-style>
    <number:time-style style:name="N10141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pt" number:country="BR">
      <number:minutes number:style="long"/>
      <number:text>:</number:text>
      <number:seconds number:style="long" number:decimal-places="1"/>
    </number:time-style>
    <number:number-style style:name="N10143" number:language="pt" number:country="BR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Liberation Sans1" fo:font-family="'Liberation Sans1'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Liberation Sans1" fo:font-family="'Liberation Sans1'" style:font-pitch="variable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Liberation Sans1" fo:font-family="'Liberation Sans1'" style:font-pitch="variable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Liberation Sans1" fo:font-family="'Liberation Sans1'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Liberation Sans1" fo:font-family="'Liberation Sans1'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0mm" fo:margin-bottom="10mm" fo:margin-left="10mm" fo:margin-right="10mm" style:print-page-order="ltr" style:first-page-number="1" style:scale-to="100%" style:writing-mode="lr-tb" style:print="charts drawings objects zero-values"/>
      <style:header-style>
        <style:header-footer-properties fo:min-height="10mm" fo:margin-left="0mm" fo:margin-right="0mm" fo:margin-bottom="6.12mm"/>
      </style:header-style>
      <style:footer-style>
        <style:header-footer-properties fo:min-height="10mm" fo:margin-left="0mm" fo:margin-right="0mm" fo:margin-top="6.1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7">00/00/0000</text:date>, <text:time style:data-style-name="N2" text:time-value="16:25:44.06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Planilha2" style:display-name="PageStyle_Planilha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07T16:26:36.287000000</dc:date>
    <meta:generator>LibreOffice/5.0.5.2$Windows_x86 LibreOffice_project/55b006a02d247b5f7215fc6ea0fde844b30035b3</meta:generator>
    <meta:editing-duration>PT1H58M15S</meta:editing-duration>
    <meta:editing-cycles>5</meta:editing-cycles>
    <meta:document-statistic meta:table-count="2" meta:cell-count="1249" meta:object-count="0"/>
  </office:meta>
</office:document-meta>
</file>